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2.98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4.22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0.72mm"/>
    </style:style>
    <style:style style:name="co13" style:family="table-column">
      <style:table-column-properties fo:break-before="auto" style:column-width="0.99mm"/>
    </style:style>
    <style:style style:name="co14" style:family="table-column">
      <style:table-column-properties fo:break-before="auto" style:column-width="3.47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3.97mm"/>
    </style:style>
    <style:style style:name="co17" style:family="table-column">
      <style:table-column-properties fo:break-before="auto" style:column-width="33.13mm"/>
    </style:style>
    <style:style style:name="co18" style:family="table-column">
      <style:table-column-properties fo:break-before="auto" style:column-width="74.9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font-name-asian="細明體" style:font-size-asian="8pt" style:font-size-complex="8pt" style:font-weight-asian="normal" style:font-weight-complex="normal" style:font-style-asian="normal" style:font-style-complex="normal" style:text-position="0% 100%"/>
    </style:style>
    <style:style style:name="T3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2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table:number-columns-repeated="9"/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2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874508.125328" calcext:value-type="float">
            <text:p><text:s/>3,874,508 <text:s/></text:p>
          </table:table-cell>
          <table:table-cell table:style-name="ce43" office:value-type="float" office:value="610622.874" calcext:value-type="float">
            <text:p><text:s/>610,623 <text:s/></text:p>
          </table:table-cell>
          <table:table-cell table:style-name="ce43" office:value-type="float" office:value="2784451.871328" calcext:value-type="float">
            <text:p><text:s/>2,784,452 <text:s/></text:p>
          </table:table-cell>
          <table:table-cell table:style-name="ce43" office:value-type="float" office:value="13783.23" calcext:value-type="float">
            <text:p><text:s/>13,783 <text:s/></text:p>
          </table:table-cell>
          <table:table-cell table:style-name="ce43" office:value-type="float" office:value="456422.75" calcext:value-type="float">
            <text:p><text:s/>456,423 <text:s/></text:p>
          </table:table-cell>
          <table:table-cell table:style-name="ce43" table:number-columns-repeated="2"/>
          <table:table-cell table:style-name="ce43" office:value-type="float" office:value="9227.4" calcext:value-type="float">
            <text:p><text:s/>9,227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4451.13" calcext:value-type="float">
            <text:p><text:s/>4,451 <text:s/></text:p>
          </table:table-cell>
          <table:table-cell table:style-name="ce43" table:number-columns-repeated="2"/>
          <table:table-cell table:style-name="ce43" office:value-type="float" office:value="87.33" calcext:value-type="float">
            <text:p><text:s/>87 <text:s/></text:p>
          </table:table-cell>
          <table:table-cell table:style-name="ce43" table:number-columns-repeated="3"/>
          <table:table-cell table:style-name="ce43" office:value-type="float" office:value="4363.8" calcext:value-type="float">
            <text:p><text:s/>4,36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579873.147348" calcext:value-type="float">
            <text:p><text:s/>579,873 <text:s/></text:p>
          </table:table-cell>
          <table:table-cell table:style-name="ce43" office:value-type="float" office:value="65079.489173" calcext:value-type="float">
            <text:p><text:s/>65,079 <text:s/></text:p>
          </table:table-cell>
          <table:table-cell table:style-name="ce43" office:value-type="float" office:value="429702.627765" calcext:value-type="float">
            <text:p><text:s/>429,703 <text:s/></text:p>
          </table:table-cell>
          <table:table-cell table:style-name="ce43" office:value-type="float" office:value="-1097.85951" calcext:value-type="float">
            <text:p><text:s/>-1,098 <text:s/></text:p>
          </table:table-cell>
          <table:table-cell table:style-name="ce43" office:value-type="float" office:value="83508.78312" calcext:value-type="float">
            <text:p><text:s/>83,509 <text:s/></text:p>
          </table:table-cell>
          <table:table-cell table:style-name="ce43" table:number-columns-repeated="2"/>
          <table:table-cell table:style-name="ce43" office:value-type="float" office:value="2680.1068" calcext:value-type="float">
            <text:p><text:s/>2,68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3290183.84798" calcext:value-type="float">
            <text:p><text:s/>3,290,184 <text:s/></text:p>
          </table:table-cell>
          <table:table-cell table:style-name="ce44" office:value-type="float" office:value="545543.384827" calcext:value-type="float">
            <text:p><text:s/>545,543 <text:s/></text:p>
          </table:table-cell>
          <table:table-cell table:style-name="ce44" office:value-type="float" office:value="2354749.243563" calcext:value-type="float">
            <text:p><text:s/>2,354,749 <text:s/></text:p>
          </table:table-cell>
          <table:table-cell table:style-name="ce44" office:value-type="float" office:value="14793.75951" calcext:value-type="float">
            <text:p><text:s/>14,794 <text:s/></text:p>
          </table:table-cell>
          <table:table-cell table:style-name="ce44" office:value-type="float" office:value="372913.96688" calcext:value-type="float">
            <text:p><text:s/>372,914 <text:s/></text:p>
          </table:table-cell>
          <table:table-cell table:style-name="ce44" table:number-columns-repeated="2"/>
          <table:table-cell table:style-name="ce44" office:value-type="float" office:value="2183.4932" calcext:value-type="float">
            <text:p><text:s/>2,183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05350.457618276" calcext:value-type="float">
            <text:p><text:s/>405,350 <text:s/></text:p>
          </table:table-cell>
          <table:table-cell table:style-name="ce44" office:value-type="float" office:value="190941.776345" calcext:value-type="float">
            <text:p><text:s/>190,942 <text:s/></text:p>
          </table:table-cell>
          <table:table-cell table:style-name="ce44" office:value-type="float" office:value="189397.340593276" calcext:value-type="float">
            <text:p><text:s/>189,397 <text:s/></text:p>
          </table:table-cell>
          <table:table-cell table:style-name="ce44" office:value-type="float" office:value="1075.721" calcext:value-type="float">
            <text:p><text:s/>1,076 <text:s/></text:p>
          </table:table-cell>
          <table:table-cell table:style-name="ce44" office:value-type="float" office:value="38526.62828" calcext:value-type="float">
            <text:p><text:s/>38,527 <text:s/></text:p>
          </table:table-cell>
          <table:table-cell table:style-name="ce44" table:number-columns-repeated="2"/>
          <table:table-cell table:style-name="ce44" office:value-type="float" office:value="-14591.0086" calcext:value-type="float">
            <text:p><text:s/>-14,591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2983383.61925805" calcext:value-type="float">
            <text:p><text:s/>2,983,384 <text:s/></text:p>
          </table:table-cell>
          <table:table-cell table:style-name="ce43" office:value-type="float" office:value="354601.608482" calcext:value-type="float">
            <text:p><text:s/>354,602 <text:s/></text:p>
          </table:table-cell>
          <table:table-cell table:style-name="ce43" office:value-type="float" office:value="1902809.37122618" calcext:value-type="float">
            <text:p><text:s/>1,902,809 <text:s/></text:p>
          </table:table-cell>
          <table:table-cell table:style-name="ce43"/>
          <table:table-cell table:style-name="ce43" office:value-type="float" office:value="334387.3386" calcext:value-type="float">
            <text:p><text:s/>334,387 <text:s/></text:p>
          </table:table-cell>
          <table:table-cell table:style-name="ce43" table:number-columns-repeated="2"/>
          <table:table-cell table:style-name="ce43" office:value-type="float" office:value="301364.9807" calcext:value-type="float">
            <text:p><text:s/>301,365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459906.022727724" calcext:value-type="float">
            <text:p><text:s/>459,906 <text:s/></text:p>
          </table:table-cell>
          <table:table-cell table:style-name="ce43" office:value-type="float" office:value="354601.608482" calcext:value-type="float">
            <text:p><text:s/>354,602 <text:s/></text:p>
          </table:table-cell>
          <table:table-cell table:style-name="ce43" office:value-type="float" office:value="105304.414245724" calcext:value-type="float">
            <text:p><text:s/>105,3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418339.89092" calcext:value-type="float">
            <text:p><text:s/>418,340 <text:s/></text:p>
          </table:table-cell>
          <table:table-cell table:style-name="ce43"/>
          <table:table-cell table:style-name="ce43" office:value-type="float" office:value="116974.91022" calcext:value-type="float">
            <text:p><text:s/>116,975 <text:s/></text:p>
          </table:table-cell>
          <table:table-cell table:style-name="ce43" table:number-columns-repeated="4"/>
          <table:table-cell table:style-name="ce43" office:value-type="float" office:value="301364.9807" calcext:value-type="float">
            <text:p><text:s/>301,365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363127.8644" calcext:value-type="float">
            <text:p><text:s/>1,363,128 <text:s/></text:p>
          </table:table-cell>
          <table:table-cell table:style-name="ce43"/>
          <table:table-cell table:style-name="ce43" office:value-type="float" office:value="1028740.5258" calcext:value-type="float">
            <text:p><text:s/>1,028,741 <text:s/></text:p>
          </table:table-cell>
          <table:table-cell table:style-name="ce43"/>
          <table:table-cell table:style-name="ce43" office:value-type="float" office:value="334387.3386" calcext:value-type="float">
            <text:p><text:s/>334,387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29585.482464" calcext:value-type="float">
            <text:p><text:s/>29,585 <text:s/></text:p>
          </table:table-cell>
          <table:table-cell table:style-name="ce43"/>
          <table:table-cell table:style-name="ce43" office:value-type="float" office:value="29585.482464" calcext:value-type="float">
            <text:p><text:s/>29,58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36945.659904" calcext:value-type="float">
            <text:p><text:s/>36,946 <text:s/></text:p>
          </table:table-cell>
          <table:table-cell table:style-name="ce43"/>
          <table:table-cell table:style-name="ce43" office:value-type="float" office:value="36945.659904" calcext:value-type="float">
            <text:p><text:s/>36,94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675478.698842326" calcext:value-type="float">
            <text:p><text:s/>675,479 <text:s/></text:p>
          </table:table-cell>
          <table:table-cell table:style-name="ce44"/>
          <table:table-cell table:style-name="ce44" office:value-type="float" office:value="585258.378592461" calcext:value-type="float">
            <text:p><text:s/>585,258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625343.1430232" calcext:value-type="float">
            <text:p><text:s/>625,343 <text:s/></text:p>
          </table:table-cell>
          <table:table-cell table:style-name="ce43" table:number-columns-repeated="6"/>
          <table:table-cell table:style-name="ce43" office:value-type="float" office:value="348446" calcext:value-type="float">
            <text:p><text:s/>348,446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625343.1430232" calcext:value-type="float">
            <text:p><text:s/>625,343 <text:s/></text:p>
          </table:table-cell>
          <table:table-cell table:style-name="ce43" table:number-columns-repeated="6"/>
          <table:table-cell table:style-name="ce43" office:value-type="float" office:value="348446" calcext:value-type="float">
            <text:p><text:s/>348,446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97003.3227492" calcext:value-type="float">
            <text:p><text:s/>97,003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46517.0441946" calcext:value-type="float">
            <text:p><text:s/>46,517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50486.2785546" calcext:value-type="float">
            <text:p><text:s/>50,486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0306.6307904" calcext:value-type="float">
            <text:p><text:s/>10,307 <text:s/></text:p>
          </table:table-cell>
          <table:table-cell table:style-name="ce45" table:number-columns-repeated="6"/>
          <table:table-cell table:style-name="ce45" office:value-type="float" office:value="7736.106" calcext:value-type="float">
            <text:p><text:s/>7,736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19482.960587274" calcext:value-type="float">
            <text:p><text:s/>419,483 <text:s/></text:p>
          </table:table-cell>
          <table:table-cell table:style-name="ce45"/>
          <table:table-cell table:style-name="ce45" office:value-type="float" office:value="262542.531743539" calcext:value-type="float">
            <text:p><text:s/>262,543 <text:s/></text:p>
          </table:table-cell>
          <table:table-cell table:style-name="ce45" office:value-type="float" office:value="13718.03851" calcext:value-type="float">
            <text:p><text:s/>13,718 <text:s/></text:p>
          </table:table-cell>
          <table:table-cell table:style-name="ce45" table:number-columns-repeated="3"/>
          <table:table-cell table:style-name="ce45" office:value-type="float" office:value="56119.4151" calcext:value-type="float">
            <text:p><text:s/>56,119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00236.656587274" calcext:value-type="float">
            <text:p><text:s/>400,237 <text:s/></text:p>
          </table:table-cell>
          <table:table-cell table:style-name="ce45"/>
          <table:table-cell table:style-name="ce45" office:value-type="float" office:value="262542.531743539" calcext:value-type="float">
            <text:p><text:s/>262,543 <text:s/></text:p>
          </table:table-cell>
          <table:table-cell table:style-name="ce45" office:value-type="float" office:value="9394.13851" calcext:value-type="float">
            <text:p><text:s/>9,394 <text:s/></text:p>
          </table:table-cell>
          <table:table-cell table:style-name="ce45" table:number-columns-repeated="3"/>
          <table:table-cell table:style-name="ce45" office:value-type="float" office:value="41197.0111" calcext:value-type="float">
            <text:p><text:s/>41,197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400236.656587274" calcext:value-type="float">
            <text:p><text:s/>400,237 <text:s/></text:p>
          </table:table-cell>
          <table:table-cell table:style-name="ce43"/>
          <table:table-cell table:style-name="ce43" office:value-type="float" office:value="262542.531743539" calcext:value-type="float">
            <text:p><text:s/>262,543 <text:s/></text:p>
          </table:table-cell>
          <table:table-cell table:style-name="ce43" office:value-type="float" office:value="9394.13851" calcext:value-type="float">
            <text:p><text:s/>9,394 <text:s/></text:p>
          </table:table-cell>
          <table:table-cell table:style-name="ce43" table:number-columns-repeated="3"/>
          <table:table-cell table:style-name="ce43" office:value-type="float" office:value="41197.0111" calcext:value-type="float">
            <text:p><text:s/>41,1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576.43264" calcext:value-type="float">
            <text:p><text:s/>576 <text:s/></text:p>
          </table:table-cell>
          <table:table-cell table:style-name="ce43"/>
          <table:table-cell table:style-name="ce43" office:value-type="float" office:value="576.43264" calcext:value-type="float">
            <text:p><text:s/>57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8307.5608384" calcext:value-type="float">
            <text:p><text:s/>18,308 <text:s/></text:p>
          </table:table-cell>
          <table:table-cell table:style-name="ce43"/>
          <table:table-cell table:style-name="ce43" office:value-type="float" office:value="18307.5608384" calcext:value-type="float">
            <text:p><text:s/>18,3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1245.8254859341" calcext:value-type="float">
            <text:p><text:s/>41,246 <text:s/></text:p>
          </table:table-cell>
          <table:table-cell table:style-name="ce43"/>
          <table:table-cell table:style-name="ce43" office:value-type="float" office:value="41245.8254859341" calcext:value-type="float">
            <text:p><text:s/>41,24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18363.910891205" calcext:value-type="float">
            <text:p><text:s/>118,364 <text:s/></text:p>
          </table:table-cell>
          <table:table-cell table:style-name="ce43"/>
          <table:table-cell table:style-name="ce43" office:value-type="float" office:value="118363.910891205" calcext:value-type="float">
            <text:p><text:s/>118,36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95396.1404141322" calcext:value-type="float">
            <text:p><text:s/>95,396 <text:s/></text:p>
          </table:table-cell>
          <table:table-cell table:style-name="ce43"/>
          <table:table-cell table:style-name="ce43" office:value-type="float" office:value="95396.1404141322" calcext:value-type="float">
            <text:p><text:s/>95,39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3095.50702117376" calcext:value-type="float">
            <text:p>( 3,096 <text:s/>)</text:p>
          </table:table-cell>
          <table:table-cell table:style-name="ce46"/>
          <table:table-cell table:style-name="ce46" office:value-type="float" office:value="3095.50702117376" calcext:value-type="float">
            <text:p>( 3,096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92300.6333929584" calcext:value-type="float">
            <text:p>( 92,301 <text:s/>)</text:p>
          </table:table-cell>
          <table:table-cell table:style-name="ce46"/>
          <table:table-cell table:style-name="ce46" office:value-type="float" office:value="92300.6333929584" calcext:value-type="float">
            <text:p>( 92,30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7348.9061056576" calcext:value-type="float">
            <text:p><text:s/>17,349 <text:s/></text:p>
          </table:table-cell>
          <table:table-cell table:style-name="ce43"/>
          <table:table-cell table:style-name="ce43" office:value-type="float" office:value="17348.9061056576" calcext:value-type="float">
            <text:p><text:s/>17,34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5618.86437141568" calcext:value-type="float">
            <text:p><text:s/>5,619 <text:s/></text:p>
          </table:table-cell>
          <table:table-cell table:style-name="ce43"/>
          <table:table-cell table:style-name="ce43" office:value-type="float" office:value="5618.86437141568" calcext:value-type="float">
            <text:p><text:s/>5,6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930.848" calcext:value-type="float">
            <text:p><text:s/>931 <text:s/></text:p>
          </table:table-cell>
          <table:table-cell table:style-name="ce43"/>
          <table:table-cell table:style-name="ce43" office:value-type="float" office:value="930.848" calcext:value-type="float">
            <text:p><text:s/>93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395.50704" calcext:value-type="float">
            <text:p><text:s/>396 <text:s/></text:p>
          </table:table-cell>
          <table:table-cell table:style-name="ce47"/>
          <table:table-cell table:style-name="ce47" office:value-type="float" office:value="395.50704" calcext:value-type="float">
            <text:p><text:s/>396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81725.633888" calcext:value-type="float">
            <text:p><text:s/>81,726 <text:s/></text:p>
          </table:table-cell>
          <table:table-cell table:style-name="ce43"/>
          <table:table-cell table:style-name="ce43" office:value-type="float" office:value="81725.633888" calcext:value-type="float">
            <text:p><text:s/>81,72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0008.246688" calcext:value-type="float">
            <text:p><text:s/>80,008 <text:s/></text:p>
          </table:table-cell>
          <table:table-cell table:style-name="ce43"/>
          <table:table-cell table:style-name="ce43" office:value-type="float" office:value="80008.246688" calcext:value-type="float">
            <text:p><text:s/>80,0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717.3872" calcext:value-type="float">
            <text:p><text:s/>1,717 <text:s/></text:p>
          </table:table-cell>
          <table:table-cell table:style-name="ce43"/>
          <table:table-cell table:style-name="ce43" office:value-type="float" office:value="1717.3872" calcext:value-type="float">
            <text:p><text:s/>1,71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37694.124843734" calcext:value-type="float">
            <text:p><text:s/>137,694 <text:s/></text:p>
          </table:table-cell>
          <table:table-cell table:style-name="ce43" table:number-columns-repeated="2"/>
          <table:table-cell table:style-name="ce43" office:value-type="float" office:value="9394.13851" calcext:value-type="float">
            <text:p><text:s/>9,394 <text:s/></text:p>
          </table:table-cell>
          <table:table-cell table:style-name="ce43" table:number-columns-repeated="3"/>
          <table:table-cell table:style-name="ce43" office:value-type="float" office:value="41197.0111" calcext:value-type="float">
            <text:p><text:s/>41,1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37694.124843734" calcext:value-type="float">
            <text:p><text:s/>137,694 <text:s/></text:p>
          </table:table-cell>
          <table:table-cell table:style-name="ce43" table:number-columns-repeated="2"/>
          <table:table-cell table:style-name="ce43" office:value-type="float" office:value="9394.13851" calcext:value-type="float">
            <text:p><text:s/>9,394 <text:s/></text:p>
          </table:table-cell>
          <table:table-cell table:style-name="ce43" table:number-columns-repeated="3"/>
          <table:table-cell table:style-name="ce43" office:value-type="float" office:value="41197.0111" calcext:value-type="float">
            <text:p><text:s/>41,19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996.81296" calcext:value-type="float">
            <text:p><text:s/>997 <text:s/></text:p>
          </table:table-cell>
          <table:table-cell table:style-name="ce43"/>
          <table:table-cell table:style-name="ce43" office:value-type="float" office:value="996.81296" calcext:value-type="float">
            <text:p><text:s/>99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19246.304" calcext:value-type="float">
            <text:p><text:s/>19,246 <text:s/></text:p>
          </table:table-cell>
          <table:table-cell table:style-name="ce43" table:number-columns-repeated="2"/>
          <table:table-cell table:style-name="ce43" office:value-type="float" office:value="4323.9" calcext:value-type="float">
            <text:p><text:s/>4,324 <text:s/></text:p>
          </table:table-cell>
          <table:table-cell table:style-name="ce43" table:number-columns-repeated="3"/>
          <table:table-cell table:style-name="ce43" office:value-type="float" office:value="14922.404" calcext:value-type="float">
            <text:p><text:s/>14,92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19246.304" calcext:value-type="float">
            <text:p><text:s/>19,246 <text:s/></text:p>
          </table:table-cell>
          <table:table-cell table:style-name="ce43" table:number-columns-repeated="2"/>
          <table:table-cell table:style-name="ce43" office:value-type="float" office:value="4323.9" calcext:value-type="float">
            <text:p><text:s/>4,324 <text:s/></text:p>
          </table:table-cell>
          <table:table-cell table:style-name="ce43" table:number-columns-repeated="3"/>
          <table:table-cell table:style-name="ce43" office:value-type="float" office:value="14922.404" calcext:value-type="float">
            <text:p><text:s/>14,92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381991.223384" calcext:value-type="float">
            <text:p><text:s/>9,381,991 <text:s/></text:p>
          </table:table-cell>
          <table:table-cell table:style-name="ce43"/>
          <table:table-cell table:style-name="ce43" office:value-type="float" office:value="7377733.47700022" calcext:value-type="float">
            <text:p><text:s/>7,377,733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6626120.888" calcext:value-type="float">
            <text:p><text:s/>6,626,121 <text:s/></text:p>
          </table:table-cell>
          <table:table-cell table:style-name="ce43"/>
          <table:table-cell table:style-name="ce43" office:value-type="float" office:value="5000674.74545822" calcext:value-type="float">
            <text:p><text:s/>5,000,675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76224.171286" calcext:value-type="float">
            <text:p><text:s/>176,224 <text:s/></text:p>
          </table:table-cell>
          <table:table-cell table:style-name="ce43"/>
          <table:table-cell table:style-name="ce43" office:value-type="float" office:value="176224.171286" calcext:value-type="float">
            <text:p><text:s/>176,22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22634.541253" calcext:value-type="float">
            <text:p><text:s/>122,635 <text:s/></text:p>
          </table:table-cell>
          <table:table-cell table:style-name="ce43"/>
          <table:table-cell table:style-name="ce43" office:value-type="float" office:value="122634.541253" calcext:value-type="float">
            <text:p><text:s/>122,63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57011.622845" calcext:value-type="float">
            <text:p><text:s/>2,457,012 <text:s/></text:p>
          </table:table-cell>
          <table:table-cell table:style-name="ce43"/>
          <table:table-cell table:style-name="ce43" office:value-type="float" office:value="2078200.019003" calcext:value-type="float">
            <text:p><text:s/>2,078,20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326182.149276" calcext:value-type="float">
            <text:p><text:s/>2,326,182 <text:s/></text:p>
          </table:table-cell>
          <table:table-cell table:style-name="ce43"/>
          <table:table-cell table:style-name="ce43" office:value-type="float" office:value="2220502.161645" calcext:value-type="float">
            <text:p><text:s/>2,220,5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326182.149276" calcext:value-type="float">
            <text:p><text:s/>2,326,182 <text:s/></text:p>
          </table:table-cell>
          <table:table-cell table:style-name="ce44"/>
          <table:table-cell table:style-name="ce44" office:value-type="float" office:value="2220502.161645" calcext:value-type="float">
            <text:p><text:s/>2,220,50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7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5" table:number-columns-repeated="5" table:default-cell-style-name="ce15"/>
        <table:table-column table:style-name="co6" table:default-cell-style-name="ce15"/>
        <table:table-column table:style-name="co10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2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4" table:number-columns-repeated="2"/>
            <table:table-cell table:style-name="ce39" office:value-type="string" calcext:value-type="string">
              <text:p>產品合計</text:p>
            </table:table-cell>
            <table:table-cell table:style-name="ce54" table:number-columns-repeated="2"/>
            <table:table-cell table:style-name="ce54" office:value-type="string" calcext:value-type="string">
              <text:p>含氧化合物</text:p>
            </table:table-cell>
            <table:table-cell table:style-name="ce54"/>
            <table:table-cell table:style-name="ce39"/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2"/>
            <table:table-cell table:style-name="ce40"/>
            <table:table-cell table:style-name="ce55" table:number-columns-repeated="4"/>
            <table:table-cell table:style-name="ce40"/>
            <table:table-cell table:style-name="ce52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2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7397.30206993617" calcext:value-type="float">
            <text:p><text:s/>7,397 <text:s/></text:p>
          </table:table-cell>
          <table:table-cell table:style-name="ce42" office:value-type="float" office:value="131.787" calcext:value-type="float">
            <text:p><text:s/>132 <text:s/></text:p>
          </table:table-cell>
          <table:table-cell table:style-name="ce42" office:value-type="float" office:value="7265.51506993617" calcext:value-type="float">
            <text:p><text:s/>7,266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3971753.16042632" calcext:value-type="float">
            <text:p><text:s/>3,971,753 <text:s/></text:p>
          </table:table-cell>
          <table:table-cell table:style-name="ce43" office:value-type="float" office:value="2820426.3612" calcext:value-type="float">
            <text:p><text:s/>2,820,426 <text:s/></text:p>
          </table:table-cell>
          <table:table-cell table:style-name="ce43"/>
          <table:table-cell table:style-name="ce43" office:value-type="float" office:value="18741.7827" calcext:value-type="float">
            <text:p><text:s/>18,742 <text:s/></text:p>
          </table:table-cell>
          <table:table-cell table:style-name="ce43"/>
          <table:table-cell table:style-name="ce43" office:value-type="float" office:value="26712.533495862" calcext:value-type="float">
            <text:p><text:s/>26,71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125654.63487703" calcext:value-type="float">
            <text:p><text:s/>1,125,655 <text:s/></text:p>
          </table:table-cell>
          <table:table-cell table:style-name="ce43" table:number-columns-repeated="2"/>
          <table:table-cell table:style-name="ce43" office:value-type="float" office:value="66408.4845" calcext:value-type="float">
            <text:p><text:s/>66,408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39360.53588" calcext:value-type="float">
            <text:p><text:s/>139,36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57971.9232" calcext:value-type="float">
            <text:p><text:s/>157,97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-361567.668039035" calcext:value-type="float">
            <text:p><text:s/>-361,568 <text:s/></text:p>
          </table:table-cell>
          <table:table-cell table:style-name="ce43" office:value-type="float" office:value="-304391.0205" calcext:value-type="float">
            <text:p><text:s/>-304,391 <text:s/></text:p>
          </table:table-cell>
          <table:table-cell table:style-name="ce43" office:value-type="float" office:value="417.03290553456" calcext:value-type="float">
            <text:p><text:s/>417 <text:s/></text:p>
          </table:table-cell>
          <table:table-cell table:style-name="ce43" office:value-type="float" office:value="-14498.7579" calcext:value-type="float">
            <text:p><text:s/>-14,499 <text:s/></text:p>
          </table:table-cell>
          <table:table-cell table:style-name="ce43" office:value-type="float" office:value="0.000000000004" calcext:value-type="float">
            <text:p><text:s/>0 <text:s/></text:p>
          </table:table-cell>
          <table:table-cell table:style-name="ce43" office:value-type="float" office:value="-18146.70762957" calcext:value-type="float">
            <text:p><text:s/>-18,147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2917731.03657826" calcext:value-type="float">
            <text:p><text:s/>2,917,731 <text:s/></text:p>
          </table:table-cell>
          <table:table-cell table:style-name="ce44" office:value-type="float" office:value="3124949.1687" calcext:value-type="float">
            <text:p><text:s/>3,124,949 <text:s/></text:p>
          </table:table-cell>
          <table:table-cell table:style-name="ce44" office:value-type="float" office:value="6848.48216440161" calcext:value-type="float">
            <text:p><text:s/>6,848 <text:s/></text:p>
          </table:table-cell>
          <table:table-cell table:style-name="ce44" office:value-type="float" office:value="-33167.9439" calcext:value-type="float">
            <text:p><text:s/>-33,168 <text:s/></text:p>
          </table:table-cell>
          <table:table-cell table:style-name="ce44" office:value-type="float" office:value="-0.000000000004" calcext:value-type="float">
            <text:p><text:s/>-0 <text:s/></text:p>
          </table:table-cell>
          <table:table-cell table:style-name="ce44" office:value-type="float" office:value="44859.241125432" calcext:value-type="float">
            <text:p><text:s/>44,85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69170.94216" calcext:value-type="float">
            <text:p><text:s/>69,171 <text:s/></text:p>
          </table:table-cell>
          <table:table-cell table:style-name="ce43" table:number-columns-repeated="4"/>
          <table:table-cell table:style-name="ce43" office:value-type="float" office:value="2955.29535" calcext:value-type="float">
            <text:p><text:s/>2,955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/>
          <table:table-cell table:style-name="ce44" office:value-type="float" office:value="-0.000000000004" calcext:value-type="float">
            <text:p><text:s/>-0 <text:s/></text:p>
          </table:table-cell>
          <table:table-cell table:style-name="ce44"/>
          <table:table-cell table:style-name="ce44" office:value-type="float" office:value="-105406.108259297" calcext:value-type="float">
            <text:p><text:s/>-105,406 <text:s/></text:p>
          </table:table-cell>
          <table:table-cell table:style-name="ce44" office:value-type="float" office:value="-129.1365" calcext:value-type="float">
            <text:p><text:s/>-129 <text:s/></text:p>
          </table:table-cell>
          <table:table-cell table:style-name="ce44" office:value-type="float" office:value="-0.00270999999" calcext:value-type="float">
            <text:p><text:s/>-0 <text:s/></text:p>
          </table:table-cell>
          <table:table-cell table:style-name="ce44" table:number-columns-repeated="2"/>
          <table:table-cell table:style-name="ce44" office:value-type="float" office:value="2119.09929070287" calcext:value-type="float">
            <text:p><text:s/>2,11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27173.5104498858" calcext:value-type="float">
            <text:p><text:s/>27,174 <text:s/></text:p>
          </table:table-cell>
          <table:table-cell table:style-name="ce43" office:value-type="float" office:value="50535.6713524048" calcext:value-type="float">
            <text:p><text:s/>50,536 <text:s/></text:p>
          </table:table-cell>
          <table:table-cell table:style-name="ce43" office:value-type="float" office:value="12511.1384475752" calcext:value-type="float">
            <text:p><text:s/>12,511 <text:s/></text:p>
          </table:table-cell>
          <table:table-cell table:style-name="ce43" office:value-type="float" office:value="3277828.8058167" calcext:value-type="float">
            <text:p><text:s/>3,277,829 <text:s/></text:p>
          </table:table-cell>
          <table:table-cell table:style-name="ce43" office:value-type="float" office:value="3125078.3052" calcext:value-type="float">
            <text:p><text:s/>3,125,078 <text:s/></text:p>
          </table:table-cell>
          <table:table-cell table:style-name="ce43" office:value-type="float" office:value="6848.4848744016" calcext:value-type="float">
            <text:p><text:s/>6,848 <text:s/></text:p>
          </table:table-cell>
          <table:table-cell table:style-name="ce43" office:value-type="float" office:value="18741.7827" calcext:value-type="float">
            <text:p><text:s/>18,742 <text:s/></text:p>
          </table:table-cell>
          <table:table-cell table:style-name="ce43" office:value-type="float" office:value="15217.5783021738" calcext:value-type="float">
            <text:p><text:s/>15,218 <text:s/></text:p>
          </table:table-cell>
          <table:table-cell table:style-name="ce43" office:value-type="float" office:value="371.81336133657" calcext:value-type="float">
            <text:p><text:s/>37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3150668.5727744" calcext:value-type="float">
            <text:p><text:s/>3,150,669 <text:s/></text:p>
          </table:table-cell>
          <table:table-cell table:style-name="ce43" office:value-type="float" office:value="3125078.3052" calcext:value-type="float">
            <text:p><text:s/>3,125,078 <text:s/></text:p>
          </table:table-cell>
          <table:table-cell table:style-name="ce43" office:value-type="float" office:value="6848.4848744016" calcext:value-type="float">
            <text:p><text:s/>6,848 <text:s/></text:p>
          </table:table-cell>
          <table:table-cell table:style-name="ce43" office:value-type="float" office:value="18741.7827" calcext:value-type="float">
            <text:p><text:s/>18,742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102584.7318" calcext:value-type="float">
            <text:p><text:s/>102,58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11.8812" calcext:value-type="float">
            <text:p><text:s/>1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4.35104" calcext:value-type="float">
            <text:p><text:s/>4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27173.5104498858" calcext:value-type="float">
            <text:p><text:s/>27,174 <text:s/></text:p>
          </table:table-cell>
          <table:table-cell table:style-name="ce44" office:value-type="float" office:value="50535.6713524048" calcext:value-type="float">
            <text:p><text:s/>50,536 <text:s/></text:p>
          </table:table-cell>
          <table:table-cell table:style-name="ce44" office:value-type="float" office:value="12511.1384475752" calcext:value-type="float">
            <text:p><text:s/>12,511 <text:s/></text:p>
          </table:table-cell>
          <table:table-cell table:style-name="ce44" office:value-type="float" office:value="24519.2690023026" calcext:value-type="float">
            <text:p><text:s/>24,519 <text:s/></text:p>
          </table:table-cell>
          <table:table-cell table:style-name="ce44" table:number-columns-repeated="3"/>
          <table:table-cell table:style-name="ce44" office:value-type="float" office:value="15217.5783021738" calcext:value-type="float">
            <text:p><text:s/>15,218 <text:s/></text:p>
          </table:table-cell>
          <table:table-cell table:style-name="ce44" office:value-type="float" office:value="371.81336133657" calcext:value-type="float">
            <text:p><text:s/>37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06561.32228" calcext:value-type="float">
            <text:p><text:s/>106,561 <text:s/></text:p>
          </table:table-cell>
          <table:table-cell table:style-name="ce43" office:value-type="float" office:value="145783.7676582" calcext:value-type="float">
            <text:p><text:s/>145,784 <text:s/></text:p>
          </table:table-cell>
          <table:table-cell table:style-name="ce43" office:value-type="float" office:value="24552.053085" calcext:value-type="float">
            <text:p><text:s/>24,552 <text:s/></text:p>
          </table:table-cell>
          <table:table-cell table:style-name="ce43" office:value-type="float" office:value="3648682.7517495" calcext:value-type="float">
            <text:p><text:s/>3,648,683 <text:s/></text:p>
          </table:table-cell>
          <table:table-cell table:style-name="ce43" table:number-columns-repeated="2"/>
          <table:table-cell table:style-name="ce43" office:value-type="float" office:value="56866.9266" calcext:value-type="float">
            <text:p><text:s/>56,867 <text:s/></text:p>
          </table:table-cell>
          <table:table-cell table:style-name="ce43" office:value-type="float" office:value="168217.5179496" calcext:value-type="float">
            <text:p><text:s/>168,218 <text:s/></text:p>
          </table:table-cell>
          <table:table-cell table:style-name="ce43" office:value-type="float" office:value="104461.720974999" calcext:value-type="float">
            <text:p><text:s/>104,46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06561.32228" calcext:value-type="float">
            <text:p><text:s/>106,561 <text:s/></text:p>
          </table:table-cell>
          <table:table-cell table:style-name="ce43" office:value-type="float" office:value="145783.7676582" calcext:value-type="float">
            <text:p><text:s/>145,784 <text:s/></text:p>
          </table:table-cell>
          <table:table-cell table:style-name="ce43" office:value-type="float" office:value="24552.053085" calcext:value-type="float">
            <text:p><text:s/>24,552 <text:s/></text:p>
          </table:table-cell>
          <table:table-cell table:style-name="ce43" office:value-type="float" office:value="3611727.79194651" calcext:value-type="float">
            <text:p><text:s/>3,611,728 <text:s/></text:p>
          </table:table-cell>
          <table:table-cell table:style-name="ce43" table:number-columns-repeated="2"/>
          <table:table-cell table:style-name="ce43" office:value-type="float" office:value="56866.9266" calcext:value-type="float">
            <text:p><text:s/>56,867 <text:s/></text:p>
          </table:table-cell>
          <table:table-cell table:style-name="ce43" office:value-type="float" office:value="168217.5179496" calcext:value-type="float">
            <text:p><text:s/>168,218 <text:s/></text:p>
          </table:table-cell>
          <table:table-cell table:style-name="ce43" office:value-type="float" office:value="103979.24057041" calcext:value-type="float">
            <text:p><text:s/>103,979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36954.9598029888" calcext:value-type="float">
            <text:p><text:s/>36,955 <text:s/></text:p>
          </table:table-cell>
          <table:table-cell table:style-name="ce44" table:number-columns-repeated="4"/>
          <table:table-cell table:style-name="ce44" office:value-type="float" office:value="482.4804045888" calcext:value-type="float">
            <text:p><text:s/>48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9180.39452" calcext:value-type="float">
            <text:p><text:s/>19,180 <text:s/></text:p>
          </table:table-cell>
          <table:table-cell table:style-name="ce43" office:value-type="float" office:value="71800.7222163" calcext:value-type="float">
            <text:p><text:s/>71,801 <text:s/></text:p>
          </table:table-cell>
          <table:table-cell table:style-name="ce43" office:value-type="float" office:value="6022.2060129" calcext:value-type="float">
            <text:p><text:s/>6,022 <text:s/></text:p>
          </table:table-cell>
          <table:table-cell table:style-name="ce43" office:value-type="float" office:value="195177.246796388" calcext:value-type="float">
            <text:p><text:s/>195,177 <text:s/></text:p>
          </table:table-cell>
          <table:table-cell table:style-name="ce43" table:number-columns-repeated="3"/>
          <table:table-cell table:style-name="ce43" office:value-type="float" office:value="145271.308120616" calcext:value-type="float">
            <text:p><text:s/>145,271 <text:s/></text:p>
          </table:table-cell>
          <table:table-cell table:style-name="ce43" office:value-type="float" office:value="4584.71251926" calcext:value-type="float">
            <text:p><text:s/>4,58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16634.02902" calcext:value-type="float">
            <text:p><text:s/>16,634 <text:s/></text:p>
          </table:table-cell>
          <table:table-cell table:style-name="ce43" office:value-type="float" office:value="23860.8091617" calcext:value-type="float">
            <text:p><text:s/>23,861 <text:s/></text:p>
          </table:table-cell>
          <table:table-cell table:style-name="ce43" office:value-type="float" office:value="6022.2060129" calcext:value-type="float">
            <text:p><text:s/>6,02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2546.3655" calcext:value-type="float">
            <text:p><text:s/>2,546 <text:s/></text:p>
          </table:table-cell>
          <table:table-cell table:style-name="ce43" office:value-type="float" office:value="47939.9130546" calcext:value-type="float">
            <text:p><text:s/>47,94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195061.884976388" calcext:value-type="float">
            <text:p><text:s/>195,062 <text:s/></text:p>
          </table:table-cell>
          <table:table-cell table:style-name="ce43" table:number-columns-repeated="3"/>
          <table:table-cell table:style-name="ce43" office:value-type="float" office:value="145271.308120616" calcext:value-type="float">
            <text:p><text:s/>145,271 <text:s/></text:p>
          </table:table-cell>
          <table:table-cell table:style-name="ce43" office:value-type="float" office:value="4584.71251926" calcext:value-type="float">
            <text:p><text:s/>4,58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13.51496" calcext:value-type="float">
            <text:p><text:s/>11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1.84686" calcext:value-type="float">
            <text:p><text:s/>2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0.9618" calcext:value-type="float">
            <text:p><text:s/>1 <text:s/></text:p>
          </table:table-cell>
          <table:table-cell table:style-name="ce45" office:value-type="float" office:value="2082.9348246" calcext:value-type="float">
            <text:p><text:s/>2,083 <text:s/></text:p>
          </table:table-cell>
          <table:table-cell table:style-name="ce45" office:value-type="float" office:value="486.6281658" calcext:value-type="float">
            <text:p><text:s/>487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60206.4555101142" calcext:value-type="float">
            <text:p><text:s/>60,206 <text:s/></text:p>
          </table:table-cell>
          <table:table-cell table:style-name="ce45" office:value-type="float" office:value="21364.4392648952" calcext:value-type="float">
            <text:p><text:s/>21,364 <text:s/></text:p>
          </table:table-cell>
          <table:table-cell table:style-name="ce45" office:value-type="float" office:value="5532.08045872478" calcext:value-type="float">
            <text:p><text:s/>5,532 <text:s/></text:p>
          </table:table-cell>
          <table:table-cell table:style-name="ce45" office:value-type="float" office:value="3129642.90181396" calcext:value-type="float">
            <text:p><text:s/>3,129,643 <text:s/></text:p>
          </table:table-cell>
          <table:table-cell table:style-name="ce45" table:number-columns-repeated="2"/>
          <table:table-cell table:style-name="ce45" office:value-type="float" office:value="4957.2" calcext:value-type="float">
            <text:p><text:s/>4,957 <text:s/></text:p>
          </table:table-cell>
          <table:table-cell table:style-name="ce45" office:value-type="float" office:value="7728.63152680979" calcext:value-type="float">
            <text:p><text:s/>7,729 <text:s/></text:p>
          </table:table-cell>
          <table:table-cell table:style-name="ce45" office:value-type="float" office:value="139290.041579132" calcext:value-type="float">
            <text:p><text:s/>139,290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60206.4555101142" calcext:value-type="float">
            <text:p><text:s/>60,206 <text:s/></text:p>
          </table:table-cell>
          <table:table-cell table:style-name="ce45" office:value-type="float" office:value="21364.4392648952" calcext:value-type="float">
            <text:p><text:s/>21,364 <text:s/></text:p>
          </table:table-cell>
          <table:table-cell table:style-name="ce45" office:value-type="float" office:value="5532.08045872478" calcext:value-type="float">
            <text:p><text:s/>5,532 <text:s/></text:p>
          </table:table-cell>
          <table:table-cell table:style-name="ce45" office:value-type="float" office:value="1149256.21780264" calcext:value-type="float">
            <text:p><text:s/>1,149,256 <text:s/></text:p>
          </table:table-cell>
          <table:table-cell table:style-name="ce45" table:number-columns-repeated="3"/>
          <table:table-cell table:style-name="ce45" office:value-type="float" office:value="7728.63152680979" calcext:value-type="float">
            <text:p><text:s/>7,729 <text:s/></text:p>
          </table:table-cell>
          <table:table-cell table:style-name="ce45" office:value-type="float" office:value="123203.584931132" calcext:value-type="float">
            <text:p><text:s/>123,20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60206.4555101142" calcext:value-type="float">
            <text:p><text:s/>60,206 <text:s/></text:p>
          </table:table-cell>
          <table:table-cell table:style-name="ce43" office:value-type="float" office:value="21364.4392648952" calcext:value-type="float">
            <text:p><text:s/>21,364 <text:s/></text:p>
          </table:table-cell>
          <table:table-cell table:style-name="ce43" office:value-type="float" office:value="5532.08045872478" calcext:value-type="float">
            <text:p><text:s/>5,532 <text:s/></text:p>
          </table:table-cell>
          <table:table-cell table:style-name="ce43" office:value-type="float" office:value="98070.3188487669" calcext:value-type="float">
            <text:p><text:s/>98,070 <text:s/></text:p>
          </table:table-cell>
          <table:table-cell table:style-name="ce43" table:number-columns-repeated="3"/>
          <table:table-cell table:style-name="ce43" office:value-type="float" office:value="7728.63152680979" calcext:value-type="float">
            <text:p><text:s/>7,729 <text:s/></text:p>
          </table:table-cell>
          <table:table-cell table:style-name="ce43" office:value-type="float" office:value="24736.4728172606" calcext:value-type="float">
            <text:p><text:s/>24,7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586.912416603" calcext:value-type="float">
            <text:p><text:s/>587 <text:s/></text:p>
          </table:table-cell>
          <table:table-cell table:style-name="ce43" table:number-columns-repeated="4"/>
          <table:table-cell table:style-name="ce43" office:value-type="float" office:value="179.152416603" calcext:value-type="float">
            <text:p><text:s/>17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6218.70796498812" calcext:value-type="float">
            <text:p><text:s/>6,219 <text:s/></text:p>
          </table:table-cell>
          <table:table-cell table:style-name="ce43" table:number-columns-repeated="4"/>
          <table:table-cell table:style-name="ce43" office:value-type="float" office:value="1722.78196926012" calcext:value-type="float">
            <text:p><text:s/>1,72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6485.673567696" calcext:value-type="float">
            <text:p><text:s/>6,486 <text:s/></text:p>
          </table:table-cell>
          <table:table-cell table:style-name="ce43" table:number-columns-repeated="4"/>
          <table:table-cell table:style-name="ce43" office:value-type="float" office:value="925.757727696" calcext:value-type="float">
            <text:p><text:s/>92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364.594856085" calcext:value-type="float">
            <text:p><text:s/>365 <text:s/></text:p>
          </table:table-cell>
          <table:table-cell table:style-name="ce43" table:number-columns-repeated="4"/>
          <table:table-cell table:style-name="ce43" office:value-type="float" office:value="170.194856085" calcext:value-type="float">
            <text:p><text:s/>1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248.9145696" calcext:value-type="float">
            <text:p><text:s/>249 <text:s/></text:p>
          </table:table-cell>
          <table:table-cell table:style-name="ce43" table:number-columns-repeated="4"/>
          <table:table-cell table:style-name="ce43" office:value-type="float" office:value="8.6849496" calcext:value-type="float">
            <text:p><text:s/>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2914.81299714" calcext:value-type="float">
            <text:p><text:s/>2,915 <text:s/></text:p>
          </table:table-cell>
          <table:table-cell table:style-name="ce43" table:number-columns-repeated="4"/>
          <table:table-cell table:style-name="ce43" office:value-type="float" office:value="214.275800277" calcext:value-type="float">
            <text:p><text:s/>21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61.351469542" calcext:value-type="float">
            <text:p><text:s/>261 <text:s/></text:p>
          </table:table-cell>
          <table:table-cell table:style-name="ce43" table:number-columns-repeated="4"/>
          <table:table-cell table:style-name="ce43" office:value-type="float" office:value="227.972689542" calcext:value-type="float">
            <text:p><text:s/>22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3"/>
          <table:table-cell table:style-name="ce43" office:value-type="float" office:value="39140.2845743558" calcext:value-type="float">
            <text:p><text:s/>39,140 <text:s/></text:p>
          </table:table-cell>
          <table:table-cell table:style-name="ce43" table:number-columns-repeated="3"/>
          <table:table-cell table:style-name="ce43" office:value-type="float" office:value="7728.63152680979" calcext:value-type="float">
            <text:p><text:s/>7,729 <text:s/></text:p>
          </table:table-cell>
          <table:table-cell table:style-name="ce43" office:value-type="float" office:value="13561.6671994404" calcext:value-type="float">
            <text:p><text:s/>13,56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25940.3434015106" calcext:value-type="float">
            <text:p><text:s/>25,940 <text:s/></text:p>
          </table:table-cell>
          <table:table-cell table:style-name="ce43" table:number-columns-repeated="3"/>
          <table:table-cell table:style-name="ce43" office:value-type="float" office:value="7718.022427028" calcext:value-type="float">
            <text:p><text:s/>7,718 <text:s/></text:p>
          </table:table-cell>
          <table:table-cell table:style-name="ce43" office:value-type="float" office:value="5848.74318988743" calcext:value-type="float">
            <text:p><text:s/>5,8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4965.411099084" calcext:value-type="float">
            <text:p>( 4,965 <text:s/>)</text:p>
          </table:table-cell>
          <table:table-cell table:style-name="ce46" table:number-columns-repeated="4"/>
          <table:table-cell table:style-name="ce46" office:value-type="float" office:value="4364.172699084" calcext:value-type="float">
            <text:p>( 4,364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0974.9323024266" calcext:value-type="float">
            <text:p>( 20,975 <text:s/>)</text:p>
          </table:table-cell>
          <table:table-cell table:style-name="ce46" table:number-columns-repeated="3"/>
          <table:table-cell table:style-name="ce46" office:value-type="float" office:value="7718.022427028" calcext:value-type="float">
            <text:p>( 7,718 <text:s/>)</text:p>
          </table:table-cell>
          <table:table-cell table:style-name="ce46" office:value-type="float" office:value="1484.57049080343" calcext:value-type="float">
            <text:p>( 1,48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3471.79843554819" calcext:value-type="float">
            <text:p><text:s/>3,472 <text:s/></text:p>
          </table:table-cell>
          <table:table-cell table:style-name="ce43" table:number-columns-repeated="3"/>
          <table:table-cell table:style-name="ce43" office:value-type="float" office:value="10.609099781786" calcext:value-type="float">
            <text:p><text:s/>1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114.203028324" calcext:value-type="float">
            <text:p><text:s/>2,114 <text:s/></text:p>
          </table:table-cell>
          <table:table-cell table:style-name="ce43" table:number-columns-repeated="4"/>
          <table:table-cell table:style-name="ce43" office:value-type="float" office:value="98.98430058" calcext:value-type="float">
            <text:p><text:s/>99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3"/>
          <table:table-cell table:style-name="ce47" office:value-type="float" office:value="7613.939708973" calcext:value-type="float">
            <text:p><text:s/>7,614 <text:s/></text:p>
          </table:table-cell>
          <table:table-cell table:style-name="ce47" table:number-columns-repeated="4"/>
          <table:table-cell table:style-name="ce47" office:value-type="float" office:value="7613.939708973" calcext:value-type="float">
            <text:p><text:s/>7,61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1714.273833324" calcext:value-type="float">
            <text:p><text:s/>1,714 <text:s/></text:p>
          </table:table-cell>
          <table:table-cell table:style-name="ce43" table:number-columns-repeated="4"/>
          <table:table-cell table:style-name="ce43" office:value-type="float" office:value="629.258373324" calcext:value-type="float">
            <text:p><text:s/>62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273.932606085" calcext:value-type="float">
            <text:p><text:s/>274 <text:s/></text:p>
          </table:table-cell>
          <table:table-cell table:style-name="ce43" table:number-columns-repeated="4"/>
          <table:table-cell table:style-name="ce43" office:value-type="float" office:value="182.257286085" calcext:value-type="float">
            <text:p><text:s/>182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200.78095987" calcext:value-type="float">
            <text:p><text:s/>2,201 <text:s/></text:p>
          </table:table-cell>
          <table:table-cell table:style-name="ce47" table:number-columns-repeated="4"/>
          <table:table-cell table:style-name="ce47" office:value-type="float" office:value="827.59125987" calcext:value-type="float">
            <text:p><text:s/>82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17627.371746057" calcext:value-type="float">
            <text:p><text:s/>17,627 <text:s/></text:p>
          </table:table-cell>
          <table:table-cell table:style-name="ce43" table:number-columns-repeated="4"/>
          <table:table-cell table:style-name="ce43" office:value-type="float" office:value="719.040246057" calcext:value-type="float">
            <text:p><text:s/>71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3109.68568515" calcext:value-type="float">
            <text:p><text:s/>3,110 <text:s/></text:p>
          </table:table-cell>
          <table:table-cell table:style-name="ce43" table:number-columns-repeated="4"/>
          <table:table-cell table:style-name="ce43" office:value-type="float" office:value="13.32898515" calcext:value-type="float">
            <text:p><text:s/>1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4517.686060907" calcext:value-type="float">
            <text:p><text:s/>14,518 <text:s/></text:p>
          </table:table-cell>
          <table:table-cell table:style-name="ce43" table:number-columns-repeated="4"/>
          <table:table-cell table:style-name="ce43" office:value-type="float" office:value="705.711260907" calcext:value-type="float">
            <text:p><text:s/>70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486.235065455" calcext:value-type="float">
            <text:p>( 1,486 <text:s/>)</text:p>
          </table:table-cell>
          <table:table-cell table:style-name="ce46" table:number-columns-repeated="4"/>
          <table:table-cell table:style-name="ce46" office:value-type="float" office:value="511.067065455" calcext:value-type="float">
            <text:p>( 511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0978.106995452" calcext:value-type="float">
            <text:p>( 10,978 <text:s/>)</text:p>
          </table:table-cell>
          <table:table-cell table:style-name="ce48" table:number-columns-repeated="4"/>
          <table:table-cell table:style-name="ce48" office:value-type="float" office:value="194.644195452" calcext:value-type="float">
            <text:p>( 19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60206.4555101142" calcext:value-type="float">
            <text:p><text:s/>60,206 <text:s/></text:p>
          </table:table-cell>
          <table:table-cell table:style-name="ce43" office:value-type="float" office:value="21364.4392648952" calcext:value-type="float">
            <text:p><text:s/>21,364 <text:s/></text:p>
          </table:table-cell>
          <table:table-cell table:style-name="ce43" office:value-type="float" office:value="5532.08045872478" calcext:value-type="float">
            <text:p><text:s/>5,532 <text:s/></text:p>
          </table:table-cell>
          <table:table-cell table:style-name="ce43" office:value-type="float" office:value="11682.865930638" calcext:value-type="float">
            <text:p><text:s/>11,683 <text:s/></text:p>
          </table:table-cell>
          <table:table-cell table:style-name="ce43" table:number-columns-repeated="4"/>
          <table:table-cell table:style-name="ce43" office:value-type="float" office:value="1821.747790638" calcext:value-type="float">
            <text:p><text:s/>1,82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60206.4555101142" calcext:value-type="float">
            <text:p><text:s/>60,206 <text:s/></text:p>
          </table:table-cell>
          <table:table-cell table:style-name="ce43" office:value-type="float" office:value="21364.4392648952" calcext:value-type="float">
            <text:p><text:s/>21,364 <text:s/></text:p>
          </table:table-cell>
          <table:table-cell table:style-name="ce43" office:value-type="float" office:value="5532.08045872478" calcext:value-type="float">
            <text:p><text:s/>5,532 <text:s/></text:p>
          </table:table-cell>
          <table:table-cell table:style-name="ce43" office:value-type="float" office:value="7951.374250107" calcext:value-type="float">
            <text:p><text:s/>7,951 <text:s/></text:p>
          </table:table-cell>
          <table:table-cell table:style-name="ce43" table:number-columns-repeated="4"/>
          <table:table-cell table:style-name="ce43" office:value-type="float" office:value="1072.891630107" calcext:value-type="float">
            <text:p><text:s/>1,07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3731.491680531" calcext:value-type="float">
            <text:p><text:s/>3,731 <text:s/></text:p>
          </table:table-cell>
          <table:table-cell table:style-name="ce43" table:number-columns-repeated="4"/>
          <table:table-cell table:style-name="ce43" office:value-type="float" office:value="748.856160531" calcext:value-type="float">
            <text:p><text:s/>7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319.812215811" calcext:value-type="float">
            <text:p>( 3,320 <text:s/>)</text:p>
          </table:table-cell>
          <table:table-cell table:style-name="ce46" table:number-columns-repeated="4"/>
          <table:table-cell table:style-name="ce46" office:value-type="float" office:value="742.776695811" calcext:value-type="float">
            <text:p>( 743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2556.874468965" calcext:value-type="float">
            <text:p><text:s/>2,557 <text:s/></text:p>
          </table:table-cell>
          <table:table-cell table:style-name="ce43" table:number-columns-repeated="4"/>
          <table:table-cell table:style-name="ce43" office:value-type="float" office:value="1904.965288965" calcext:value-type="float">
            <text:p><text:s/>1,905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590.558536527" calcext:value-type="float">
            <text:p><text:s/>591 <text:s/></text:p>
          </table:table-cell>
          <table:table-cell table:style-name="ce47" table:number-columns-repeated="4"/>
          <table:table-cell table:style-name="ce47" office:value-type="float" office:value="333.392296527" calcext:value-type="float">
            <text:p><text:s/>3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090.573691415" calcext:value-type="float">
            <text:p><text:s/>1,091 <text:s/></text:p>
          </table:table-cell>
          <table:table-cell table:style-name="ce43" table:number-columns-repeated="4"/>
          <table:table-cell table:style-name="ce43" office:value-type="float" office:value="363.567671415" calcext:value-type="float">
            <text:p><text:s/>36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683.214899625" calcext:value-type="float">
            <text:p>( 683 <text:s/>)</text:p>
          </table:table-cell>
          <table:table-cell table:style-name="ce46" table:number-columns-repeated="4"/>
          <table:table-cell table:style-name="ce46" office:value-type="float" office:value="144.598379625" calcext:value-type="float">
            <text:p>( 14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1814.155767726" calcext:value-type="float">
            <text:p><text:s/>1,814 <text:s/></text:p>
          </table:table-cell>
          <table:table-cell table:style-name="ce43" table:number-columns-repeated="4"/>
          <table:table-cell table:style-name="ce43" office:value-type="float" office:value="929.629767726" calcext:value-type="float">
            <text:p><text:s/>93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3.0156075" calcext:value-type="float">
            <text:p><text:s/>3 <text:s/></text:p>
          </table:table-cell>
          <table:table-cell table:style-name="ce43" table:number-columns-repeated="4"/>
          <table:table-cell table:style-name="ce43" office:value-type="float" office:value="3.0156075" calcext:value-type="float">
            <text:p><text:s/>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86.028603" calcext:value-type="float">
            <text:p><text:s/>86 <text:s/></text:p>
          </table:table-cell>
          <table:table-cell table:style-name="ce43" table:number-columns-repeated="4"/>
          <table:table-cell table:style-name="ce43" office:value-type="float" office:value="1.206243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752.016564" calcext:value-type="float">
            <text:p><text:s/>75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456.61811765" calcext:value-type="float">
            <text:p><text:s/>1,457 <text:s/></text:p>
          </table:table-cell>
          <table:table-cell table:style-name="ce43" table:number-columns-repeated="4"/>
          <table:table-cell table:style-name="ce43" office:value-type="float" office:value="10.31337765" calcext:value-type="float">
            <text:p><text:s/>10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883930.247959126" calcext:value-type="float">
            <text:p><text:s/>883,930 <text:s/></text:p>
          </table:table-cell>
          <table:table-cell table:style-name="ce43" table:number-columns-repeated="4"/>
          <table:table-cell table:style-name="ce43" office:value-type="float" office:value="834.1983391265" calcext:value-type="float">
            <text:p><text:s/>83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4289.8768" calcext:value-type="float">
            <text:p><text:s/>4,29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873365.296959127" calcext:value-type="float">
            <text:p><text:s/>873,365 <text:s/></text:p>
          </table:table-cell>
          <table:table-cell table:style-name="ce43" table:number-columns-repeated="4"/>
          <table:table-cell table:style-name="ce43" office:value-type="float" office:value="834.1983391265" calcext:value-type="float">
            <text:p><text:s/>83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6275.0742" calcext:value-type="float">
            <text:p><text:s/>6,27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19356.77682" calcext:value-type="float">
            <text:p><text:s/>19,35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5264.38698" calcext:value-type="float">
            <text:p><text:s/>5,26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14092.38984" calcext:value-type="float">
            <text:p><text:s/>14,092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59075.1050258162" calcext:value-type="float">
            <text:p><text:s/>59,075 <text:s/></text:p>
          </table:table-cell>
          <table:table-cell table:style-name="ce43" table:number-columns-repeated="4"/>
          <table:table-cell table:style-name="ce43" office:value-type="float" office:value="8809.14462581624" calcext:value-type="float">
            <text:p><text:s/>8,80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16170.9855528101" calcext:value-type="float">
            <text:p><text:s/>16,171 <text:s/></text:p>
          </table:table-cell>
          <table:table-cell table:style-name="ce43" table:number-columns-repeated="4"/>
          <table:table-cell table:style-name="ce43" office:value-type="float" office:value="106.735072810068" calcext:value-type="float">
            <text:p><text:s/>10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8733.79172578683" calcext:value-type="float">
            <text:p><text:s/>8,734 <text:s/></text:p>
          </table:table-cell>
          <table:table-cell table:style-name="ce43" table:number-columns-repeated="4"/>
          <table:table-cell table:style-name="ce43" office:value-type="float" office:value="8367.66416578683" calcext:value-type="float">
            <text:p><text:s/>8,36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1932.672348" calcext:value-type="float">
            <text:p><text:s/>1,933 <text:s/></text:p>
          </table:table-cell>
          <table:table-cell table:style-name="ce43" table:number-columns-repeated="4"/>
          <table:table-cell table:style-name="ce43" office:value-type="float" office:value="91.674468" calcext:value-type="float">
            <text:p><text:s/>9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2.65292" calcext:value-type="float">
            <text:p><text:s/>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609.03672" calcext:value-type="float">
            <text:p><text:s/>60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47.16462" calcext:value-type="float">
            <text:p><text:s/>4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937.31402316" calcext:value-type="float">
            <text:p><text:s/>937 <text:s/></text:p>
          </table:table-cell>
          <table:table-cell table:style-name="ce43" table:number-columns-repeated="4"/>
          <table:table-cell table:style-name="ce43" office:value-type="float" office:value="21.85712316" calcext:value-type="float">
            <text:p><text:s/>2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931.728017756959" calcext:value-type="float">
            <text:p><text:s/>932 <text:s/></text:p>
          </table:table-cell>
          <table:table-cell table:style-name="ce43" table:number-columns-repeated="4"/>
          <table:table-cell table:style-name="ce43" office:value-type="float" office:value="32.1379377569589" calcext:value-type="float">
            <text:p><text:s/>3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21047.612631478" calcext:value-type="float">
            <text:p><text:s/>21,048 <text:s/></text:p>
          </table:table-cell>
          <table:table-cell table:style-name="ce43" table:number-columns-repeated="4"/>
          <table:table-cell table:style-name="ce43" office:value-type="float" office:value="0.176111478" calcext:value-type="float">
            <text:p><text:s/>0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8652.14646682438" calcext:value-type="float">
            <text:p><text:s/>8,652 <text:s/></text:p>
          </table:table-cell>
          <table:table-cell table:style-name="ce44" table:number-columns-repeated="4"/>
          <table:table-cell table:style-name="ce44" office:value-type="float" office:value="188.899746824384" calcext:value-type="float">
            <text:p><text:s/>189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88823.7691489283" calcext:value-type="float">
            <text:p><text:s/>88,824 <text:s/></text:p>
          </table:table-cell>
          <table:table-cell table:style-name="ce45" table:number-columns-repeated="4"/>
          <table:table-cell table:style-name="ce45" office:value-type="float" office:value="88823.7691489283" calcext:value-type="float">
            <text:p><text:s/>88,82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1980386.68401133" calcext:value-type="float">
            <text:p><text:s/>1,980,387 <text:s/></text:p>
          </table:table-cell>
          <table:table-cell table:style-name="ce43" table:number-columns-repeated="2"/>
          <table:table-cell table:style-name="ce43" office:value-type="float" office:value="4957.2" calcext:value-type="float">
            <text:p><text:s/>4,957 <text:s/></text:p>
          </table:table-cell>
          <table:table-cell table:style-name="ce43"/>
          <table:table-cell table:style-name="ce43" office:value-type="float" office:value="16086.456648" calcext:value-type="float">
            <text:p><text:s/>16,08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1980386.68401133" calcext:value-type="float">
            <text:p><text:s/>1,980,387 <text:s/></text:p>
          </table:table-cell>
          <table:table-cell table:style-name="ce43" table:number-columns-repeated="2"/>
          <table:table-cell table:style-name="ce43" office:value-type="float" office:value="4957.2" calcext:value-type="float">
            <text:p><text:s/>4,957 <text:s/></text:p>
          </table:table-cell>
          <table:table-cell table:style-name="ce43"/>
          <table:table-cell table:style-name="ce43" office:value-type="float" office:value="16086.456648" calcext:value-type="float">
            <text:p><text:s/>16,08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1604738.809728" calcext:value-type="float">
            <text:p>( 1,604,739 <text:s/>)</text:p>
          </table:table-cell>
          <table:table-cell table:style-name="ce46" table:number-columns-repeated="4"/>
          <table:table-cell table:style-name="ce46" office:value-type="float" office:value="16086.456648" calcext:value-type="float">
            <text:p>( 16,086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501216.005845" calcext:value-type="float">
            <text:p><text:s/>501,216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427797.577" calcext:value-type="float">
            <text:p><text:s/>427,79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2239.828714" calcext:value-type="float">
            <text:p><text:s/>2,24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71073.154556" calcext:value-type="float">
            <text:p><text:s/>71,073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2151.405629" calcext:value-type="float">
            <text:p><text:s/>32,151 <text:s/></text:p>
          </table:table-cell>
          <table:table-cell table:style-name="ce43" office:value-type="float" office:value="58102.824046" calcext:value-type="float">
            <text:p><text:s/>58,103 <text:s/></text:p>
          </table:table-cell>
          <table:table-cell table:style-name="ce43" office:value-type="float" office:value="15425.757956" calcext:value-type="float">
            <text:p><text:s/>15,426 <text:s/></text:p>
          </table:table-cell>
          <table:table-cell table:style-name="ce43" office:value-type="float" office:value="215309.226006" calcext:value-type="float">
            <text:p><text:s/>215,309 <text:s/></text:p>
          </table:table-cell>
          <table:table-cell table:style-name="ce43" table:number-columns-repeated="3"/>
          <table:table-cell table:style-name="ce43" office:value-type="float" office:value="127557.299888" calcext:value-type="float">
            <text:p><text:s/>127,557 <text:s/></text:p>
          </table:table-cell>
          <table:table-cell table:style-name="ce43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2151.405629" calcext:value-type="float">
            <text:p><text:s/>32,151 <text:s/></text:p>
          </table:table-cell>
          <table:table-cell table:style-name="ce44" office:value-type="float" office:value="58102.824046" calcext:value-type="float">
            <text:p><text:s/>58,103 <text:s/></text:p>
          </table:table-cell>
          <table:table-cell table:style-name="ce44" office:value-type="float" office:value="15425.757956" calcext:value-type="float">
            <text:p><text:s/>15,426 <text:s/></text:p>
          </table:table-cell>
          <table:table-cell table:style-name="ce44" office:value-type="float" office:value="215309.226006" calcext:value-type="float">
            <text:p><text:s/>215,309 <text:s/></text:p>
          </table:table-cell>
          <table:table-cell table:style-name="ce44" table:number-columns-repeated="3"/>
          <table:table-cell table:style-name="ce44" office:value-type="float" office:value="127557.299888" calcext:value-type="float">
            <text:p><text:s/>127,557 <text:s/></text:p>
          </table:table-cell>
          <table:table-cell table:style-name="ce44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7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1" table:number-columns-repeated="9" table:default-cell-style-name="ce15"/>
        <table:table-column table:style-name="co12" table:default-cell-style-name="ce15"/>
        <table:table-column table:style-name="co2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2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 table:number-columns-repeated="2"/>
            <table:table-cell table:style-name="ce37" table:number-columns-repeated="4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39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4"/>
            <table:table-cell table:style-name="ce39" table:number-columns-repeated="4"/>
            <table:table-cell table:style-name="ce54"/>
            <table:table-cell table:style-name="ce54" office:value-type="string" calcext:value-type="string">
              <text:p>汽油型</text:p>
            </table:table-cell>
            <table:table-cell table:style-name="ce54" office:value-type="string" calcext:value-type="string">
              <text:p>煤油型</text:p>
            </table:table-cell>
            <table:table-cell table:style-name="ce39"/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8"/>
            <table:table-cell table:style-name="ce52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2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7"/>
          <table:table-cell table:style-name="ce42" table:number-columns-repeated="3"/>
          <table:table-cell table:style-name="ce57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790063.9305" calcext:value-type="float">
            <text:p><text:s/>790,064 <text:s/></text:p>
          </table:table-cell>
          <table:table-cell table:style-name="ce43" office:value-type="float" office:value="12229.86024" calcext:value-type="float">
            <text:p><text:s/>12,230 <text:s/></text:p>
          </table:table-cell>
          <table:table-cell table:style-name="ce46" office:value-type="float" office:value="12229.86024" calcext:value-type="float">
            <text:p>( 12,230 <text:s/>)</text:p>
          </table:table-cell>
          <table:table-cell table:style-name="ce43" table:number-columns-repeated="2"/>
          <table:table-cell table:style-name="ce43" office:value-type="float" office:value="35011.2256" calcext:value-type="float">
            <text:p><text:s/>35,01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158373.07824" calcext:value-type="float">
            <text:p><text:s/>158,373 <text:s/></text:p>
          </table:table-cell>
          <table:table-cell table:style-name="ce46" office:value-type="float" office:value="158373.07824" calcext:value-type="float">
            <text:p>( 158,37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157971.9232" calcext:value-type="float">
            <text:p><text:s/>157,97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154379.91504" calcext:value-type="float">
            <text:p><text:s/>-154,380 <text:s/></text:p>
          </table:table-cell>
          <table:table-cell table:style-name="ce43" office:value-type="float" office:value="130421.60586" calcext:value-type="float">
            <text:p><text:s/>130,422 <text:s/></text:p>
          </table:table-cell>
          <table:table-cell table:style-name="ce46" office:value-type="float" office:value="130421.60586" calcext:value-type="float">
            <text:p>( 130,422 <text:s/>)</text:p>
          </table:table-cell>
          <table:table-cell table:style-name="ce43" table:number-columns-repeated="2"/>
          <table:table-cell table:style-name="ce43" office:value-type="float" office:value="90766.1048" calcext:value-type="float">
            <text:p><text:s/>90,766 <text:s/></text:p>
          </table:table-cell>
          <table:table-cell table:style-name="ce43" office:value-type="float" office:value="249.1469" calcext:value-type="float">
            <text:p><text:s/>249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8"/>
          <table:table-cell table:style-name="ce44"/>
          <table:table-cell table:style-name="ce44" office:value-type="float" office:value="944443.84554" calcext:value-type="float">
            <text:p><text:s/>944,444 <text:s/></text:p>
          </table:table-cell>
          <table:table-cell table:style-name="ce44" office:value-type="float" office:value="-276564.82386" calcext:value-type="float">
            <text:p><text:s/>-276,565 <text:s/></text:p>
          </table:table-cell>
          <table:table-cell table:style-name="ce58" office:value-type="float" office:value="-276564.82386" calcext:value-type="float">
            <text:p>( -276,565 <text:s/>)</text:p>
          </table:table-cell>
          <table:table-cell table:style-name="ce44" table:number-columns-repeated="2"/>
          <table:table-cell table:style-name="ce44" office:value-type="float" office:value="-213726.8024" calcext:value-type="float">
            <text:p><text:s/>-213,727 <text:s/></text:p>
          </table:table-cell>
          <table:table-cell table:style-name="ce44" office:value-type="float" office:value="-249.1469" calcext:value-type="float">
            <text:p><text:s/>-24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34573.9524" calcext:value-type="float">
            <text:p><text:s/>34,574 <text:s/></text:p>
          </table:table-cell>
          <table:table-cell table:style-name="ce43" office:value-type="float" office:value="3104.4" calcext:value-type="float">
            <text:p><text:s/>3,104 <text:s/></text:p>
          </table:table-cell>
          <table:table-cell table:style-name="ce46" office:value-type="float" office:value="3104.4" calcext:value-type="float">
            <text:p>( 3,104 <text:s/>)</text:p>
          </table:table-cell>
          <table:table-cell table:style-name="ce43" table:number-columns-repeated="2"/>
          <table:table-cell table:style-name="ce43" office:value-type="float" office:value="4729.6656" calcext:value-type="float">
            <text:p><text:s/>4,73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8"/>
          <table:table-cell table:style-name="ce44"/>
          <table:table-cell table:style-name="ce44" office:value-type="float" office:value="3227.2734" calcext:value-type="float">
            <text:p><text:s/>3,227 <text:s/></text:p>
          </table:table-cell>
          <table:table-cell table:style-name="ce44" office:value-type="float" office:value="-18363.7311" calcext:value-type="float">
            <text:p><text:s/>-18,364 <text:s/></text:p>
          </table:table-cell>
          <table:table-cell table:style-name="ce58" office:value-type="float" office:value="-18363.7311" calcext:value-type="float">
            <text:p>( -18,364 <text:s/>)</text:p>
          </table:table-cell>
          <table:table-cell table:style-name="ce44" table:number-columns-repeated="2"/>
          <table:table-cell table:style-name="ce44" office:value-type="float" office:value="19925.3128" calcext:value-type="float">
            <text:p><text:s/>19,925 <text:s/></text:p>
          </table:table-cell>
          <table:table-cell table:style-name="ce44" office:value-type="float" office:value="-53.7183" calcext:value-type="float">
            <text:p><text:s/>-5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682009.73334" calcext:value-type="float">
            <text:p><text:s/>682,010 <text:s/></text:p>
          </table:table-cell>
          <table:table-cell table:style-name="ce43" office:value-type="float" office:value="827379.32706" calcext:value-type="float">
            <text:p><text:s/>827,379 <text:s/></text:p>
          </table:table-cell>
          <table:table-cell table:style-name="ce46" office:value-type="float" office:value="827379.32706" calcext:value-type="float">
            <text:p>( 827,379 <text:s/>)</text:p>
          </table:table-cell>
          <table:table-cell table:style-name="ce43" table:number-columns-repeated="2"/>
          <table:table-cell table:style-name="ce43" office:value-type="float" office:value="248836.0984" calcext:value-type="float">
            <text:p><text:s/>248,836 <text:s/></text:p>
          </table:table-cell>
          <table:table-cell table:style-name="ce43" office:value-type="float" office:value="614.7965" calcext:value-type="float">
            <text:p><text:s/>61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682009.73334" calcext:value-type="float">
            <text:p><text:s/>682,010 <text:s/></text:p>
          </table:table-cell>
          <table:table-cell table:style-name="ce43" office:value-type="float" office:value="791565.6798408" calcext:value-type="float">
            <text:p><text:s/>791,566 <text:s/></text:p>
          </table:table-cell>
          <table:table-cell table:style-name="ce46" office:value-type="float" office:value="791565.6798408" calcext:value-type="float">
            <text:p>( 791,566 <text:s/>)</text:p>
          </table:table-cell>
          <table:table-cell table:style-name="ce43" table:number-columns-repeated="2"/>
          <table:table-cell table:style-name="ce43" office:value-type="float" office:value="248836.0984" calcext:value-type="float">
            <text:p><text:s/>248,836 <text:s/></text:p>
          </table:table-cell>
          <table:table-cell table:style-name="ce43" office:value-type="float" office:value="614.7965" calcext:value-type="float">
            <text:p><text:s/>615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8"/>
          <table:table-cell table:style-name="ce44" table:number-columns-repeated="2"/>
          <table:table-cell table:style-name="ce44" office:value-type="float" office:value="35813.6472192" calcext:value-type="float">
            <text:p><text:s/>35,814 <text:s/></text:p>
          </table:table-cell>
          <table:table-cell table:style-name="ce58" office:value-type="float" office:value="35813.6472192" calcext:value-type="float">
            <text:p>( 35,814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260.26338" calcext:value-type="float">
            <text:p><text:s/>260 <text:s/></text:p>
          </table:table-cell>
          <table:table-cell table:style-name="ce46" office:value-type="float" office:value="260.26338" calcext:value-type="float">
            <text:p>( 26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45.66344" calcext:value-type="float">
            <text:p><text:s/>146 <text:s/></text:p>
          </table:table-cell>
          <table:table-cell table:style-name="ce46" office:value-type="float" office:value="145.66344" calcext:value-type="float">
            <text:p>( 14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13.51496" calcext:value-type="float">
            <text:p><text:s/>114 <text:s/></text:p>
          </table:table-cell>
          <table:table-cell table:style-name="ce46" office:value-type="float" office:value="113.51496" calcext:value-type="float">
            <text:p>( 11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8"/>
          <table:table-cell table:style-name="ce44" table:number-columns-repeated="2"/>
          <table:table-cell table:style-name="ce44" office:value-type="float" office:value="1.08498" calcext:value-type="float">
            <text:p><text:s/>1 <text:s/></text:p>
          </table:table-cell>
          <table:table-cell table:style-name="ce58" office:value-type="float" office:value="1.08498" calcext:value-type="float">
            <text:p>( 1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9"/>
          <table:table-cell table:style-name="ce45"/>
          <table:table-cell table:style-name="ce45" office:value-type="float" office:value="1588652.35308" calcext:value-type="float">
            <text:p><text:s/>1,588,652 <text:s/></text:p>
          </table:table-cell>
          <table:table-cell table:style-name="ce45" office:value-type="float" office:value="565813.57092" calcext:value-type="float">
            <text:p><text:s/>565,814 <text:s/></text:p>
          </table:table-cell>
          <table:table-cell table:style-name="ce59" office:value-type="float" office:value="565813.57092" calcext:value-type="float">
            <text:p>( 565,814 <text:s/>)</text:p>
          </table:table-cell>
          <table:table-cell table:style-name="ce45" table:number-columns-repeated="2"/>
          <table:table-cell table:style-name="ce45" office:value-type="float" office:value="10454.3176" calcext:value-type="float">
            <text:p><text:s/>10,454 <text:s/></text:p>
          </table:table-cell>
          <table:table-cell table:style-name="ce45" office:value-type="float" office:value="419.3679" calcext:value-type="float">
            <text:p><text:s/>419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9"/>
          <table:table-cell table:style-name="ce45" table:number-columns-repeated="2"/>
          <table:table-cell table:style-name="ce45" office:value-type="float" office:value="565813.57092" calcext:value-type="float">
            <text:p><text:s/>565,814 <text:s/></text:p>
          </table:table-cell>
          <table:table-cell table:style-name="ce59" office:value-type="float" office:value="565813.57092" calcext:value-type="float">
            <text:p>( 565,814 <text:s/>)</text:p>
          </table:table-cell>
          <table:table-cell table:style-name="ce45" table:number-columns-repeated="2"/>
          <table:table-cell table:style-name="ce45" office:value-type="float" office:value="10454.3176" calcext:value-type="float">
            <text:p><text:s/>10,454 <text:s/></text:p>
          </table:table-cell>
          <table:table-cell table:style-name="ce45" office:value-type="float" office:value="419.3679" calcext:value-type="float">
            <text:p><text:s/>41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66.97518" calcext:value-type="float">
            <text:p><text:s/>367 <text:s/></text:p>
          </table:table-cell>
          <table:table-cell table:style-name="ce46" office:value-type="float" office:value="366.97518" calcext:value-type="float">
            <text:p>( 367 <text:s/>)</text:p>
          </table:table-cell>
          <table:table-cell table:style-name="ce43" table:number-columns-repeated="2"/>
          <table:table-cell table:style-name="ce43" office:value-type="float" office:value="8" calcext:value-type="float">
            <text:p><text:s/>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5.46546" calcext:value-type="float">
            <text:p><text:s/>5 <text:s/></text:p>
          </table:table-cell>
          <table:table-cell table:style-name="ce46" office:value-type="float" office:value="5.46546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0.34944" calcext:value-type="float">
            <text:p><text:s/>0 <text:s/></text:p>
          </table:table-cell>
          <table:table-cell table:style-name="ce46" office:value-type="float" office:value="0.34944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71526" calcext:value-type="float">
            <text:p><text:s/>1 <text:s/></text:p>
          </table:table-cell>
          <table:table-cell table:style-name="ce46" office:value-type="float" office:value="0.71526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3.13482" calcext:value-type="float">
            <text:p><text:s/>3 <text:s/></text:p>
          </table:table-cell>
          <table:table-cell table:style-name="ce46" office:value-type="float" office:value="3.13482" calcext:value-type="float">
            <text:p>( 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45318" calcext:value-type="float">
            <text:p><text:s/>0 <text:s/></text:p>
          </table:table-cell>
          <table:table-cell table:style-name="ce46" office:value-type="float" office:value="0.45318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0.49686" calcext:value-type="float">
            <text:p><text:s/>0 <text:s/></text:p>
          </table:table-cell>
          <table:table-cell table:style-name="ce46" office:value-type="float" office:value="0.49686" calcext:value-type="float">
            <text:p>( 0 <text:s/>)</text:p>
          </table:table-cell>
          <table:table-cell table:style-name="ce43" table:number-columns-repeated="2"/>
          <table:table-cell table:style-name="ce43" office:value-type="float" office:value="8" calcext:value-type="float">
            <text:p><text:s/>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49686" calcext:value-type="float">
            <text:p><text:s/>0 <text:s/></text:p>
          </table:table-cell>
          <table:table-cell table:style-name="ce46" office:value-type="float" office:value="0.49686" calcext:value-type="float">
            <text:p>( 0 <text:s/>)</text:p>
          </table:table-cell>
          <table:table-cell table:style-name="ce43" table:number-columns-repeated="2"/>
          <table:table-cell table:style-name="ce43" office:value-type="float" office:value="8" calcext:value-type="float">
            <text:p><text:s/>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53274" calcext:value-type="float">
            <text:p><text:s/>1 <text:s/></text:p>
          </table:table-cell>
          <table:table-cell table:style-name="ce46" office:value-type="float" office:value="0.53274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624" calcext:value-type="float">
            <text:p><text:s/>1 <text:s/></text:p>
          </table:table-cell>
          <table:table-cell table:style-name="ce46" office:value-type="float" office:value="0.624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.29246" calcext:value-type="float">
            <text:p><text:s/>1 <text:s/></text:p>
          </table:table-cell>
          <table:table-cell table:style-name="ce48" office:value-type="float" office:value="1.29246" calcext:value-type="float">
            <text:p>( 1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45002" calcext:value-type="float">
            <text:p><text:s/>1 <text:s/></text:p>
          </table:table-cell>
          <table:table-cell table:style-name="ce46" office:value-type="float" office:value="1.45002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.14114" calcext:value-type="float">
            <text:p><text:s/>1 <text:s/></text:p>
          </table:table-cell>
          <table:table-cell table:style-name="ce46" office:value-type="float" office:value="1.14114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0.30888" calcext:value-type="float">
            <text:p><text:s/>0 <text:s/></text:p>
          </table:table-cell>
          <table:table-cell table:style-name="ce46" office:value-type="float" office:value="0.30888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0.30888" calcext:value-type="float">
            <text:p>( 0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.42178" calcext:value-type="float">
            <text:p><text:s/>5 <text:s/></text:p>
          </table:table-cell>
          <table:table-cell table:style-name="ce46" office:value-type="float" office:value="5.42178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.42178" calcext:value-type="float">
            <text:p><text:s/>5 <text:s/></text:p>
          </table:table-cell>
          <table:table-cell table:style-name="ce46" office:value-type="float" office:value="5.42178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02262" calcext:value-type="float">
            <text:p><text:s/>0 <text:s/></text:p>
          </table:table-cell>
          <table:table-cell table:style-name="ce46" office:value-type="float" office:value="0.02262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1.64072" calcext:value-type="float">
            <text:p><text:s/>12 <text:s/></text:p>
          </table:table-cell>
          <table:table-cell table:style-name="ce48" office:value-type="float" office:value="11.64072" calcext:value-type="float">
            <text:p>( 12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8.53086" calcext:value-type="float">
            <text:p><text:s/>9 <text:s/></text:p>
          </table:table-cell>
          <table:table-cell table:style-name="ce46" office:value-type="float" office:value="8.53086" calcext:value-type="float">
            <text:p>( 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1.87668" calcext:value-type="float">
            <text:p>( 2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284.05104" calcext:value-type="float">
            <text:p><text:s/>284 <text:s/></text:p>
          </table:table-cell>
          <table:table-cell table:style-name="ce46" office:value-type="float" office:value="284.05104" calcext:value-type="float">
            <text:p>( 28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1.95312" calcext:value-type="float">
            <text:p><text:s/>2 <text:s/></text:p>
          </table:table-cell>
          <table:table-cell table:style-name="ce46" office:value-type="float" office:value="1.95312" calcext:value-type="float">
            <text:p>( 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30.48942" calcext:value-type="float">
            <text:p><text:s/>30 <text:s/></text:p>
          </table:table-cell>
          <table:table-cell table:style-name="ce46" office:value-type="float" office:value="30.48942" calcext:value-type="float">
            <text:p>( 3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0.35138" calcext:value-type="float">
            <text:p><text:s/>10 <text:s/></text:p>
          </table:table-cell>
          <table:table-cell table:style-name="ce46" office:value-type="float" office:value="10.35138" calcext:value-type="float">
            <text:p>( 1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562007.27466" calcext:value-type="float">
            <text:p><text:s/>562,007 <text:s/></text:p>
          </table:table-cell>
          <table:table-cell table:style-name="ce46" office:value-type="float" office:value="562007.27466" calcext:value-type="float">
            <text:p>( 562,007 <text:s/>)</text:p>
          </table:table-cell>
          <table:table-cell table:style-name="ce43" table:number-columns-repeated="2"/>
          <table:table-cell table:style-name="ce43" office:value-type="float" office:value="4289.8768" calcext:value-type="float">
            <text:p><text:s/>4,29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4289.8768" calcext:value-type="float">
            <text:p><text:s/>4,29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562007.27466" calcext:value-type="float">
            <text:p><text:s/>562,007 <text:s/></text:p>
          </table:table-cell>
          <table:table-cell table:style-name="ce46" office:value-type="float" office:value="562007.27466" calcext:value-type="float">
            <text:p>( 562,00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610.21194" calcext:value-type="float">
            <text:p><text:s/>610 <text:s/></text:p>
          </table:table-cell>
          <table:table-cell table:style-name="ce46" office:value-type="float" office:value="610.21194" calcext:value-type="float">
            <text:p>( 61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610.21194" calcext:value-type="float">
            <text:p><text:s/>610 <text:s/></text:p>
          </table:table-cell>
          <table:table-cell table:style-name="ce46" office:value-type="float" office:value="610.21194" calcext:value-type="float">
            <text:p>( 61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2829.10914" calcext:value-type="float">
            <text:p><text:s/>2,829 <text:s/></text:p>
          </table:table-cell>
          <table:table-cell table:style-name="ce46" office:value-type="float" office:value="2829.10914" calcext:value-type="float">
            <text:p>( 2,829 <text:s/>)</text:p>
          </table:table-cell>
          <table:table-cell table:style-name="ce43" table:number-columns-repeated="2"/>
          <table:table-cell table:style-name="ce43" office:value-type="float" office:value="6156.4408" calcext:value-type="float">
            <text:p><text:s/>6,156 <text:s/></text:p>
          </table:table-cell>
          <table:table-cell table:style-name="ce43" office:value-type="float" office:value="419.3679" calcext:value-type="float">
            <text:p><text:s/>41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8.62368" calcext:value-type="float">
            <text:p><text:s/>9 <text:s/></text:p>
          </table:table-cell>
          <table:table-cell table:style-name="ce46" office:value-type="float" office:value="8.62368" calcext:value-type="float">
            <text:p>( 9 <text:s/>)</text:p>
          </table:table-cell>
          <table:table-cell table:style-name="ce43" table:number-columns-repeated="3"/>
          <table:table-cell table:style-name="ce43" office:value-type="float" office:value="126.5208" calcext:value-type="float">
            <text:p><text:s/>12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48.67122" calcext:value-type="float">
            <text:p><text:s/>49 <text:s/></text:p>
          </table:table-cell>
          <table:table-cell table:style-name="ce46" office:value-type="float" office:value="48.67122" calcext:value-type="float">
            <text:p>( 49 <text:s/>)</text:p>
          </table:table-cell>
          <table:table-cell table:style-name="ce43" table:number-columns-repeated="3"/>
          <table:table-cell table:style-name="ce43" office:value-type="float" office:value="292.8471" calcext:value-type="float">
            <text:p><text:s/>29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492.76812" calcext:value-type="float">
            <text:p><text:s/>493 <text:s/></text:p>
          </table:table-cell>
          <table:table-cell table:style-name="ce46" office:value-type="float" office:value="492.76812" calcext:value-type="float">
            <text:p>( 49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43.9491" calcext:value-type="float">
            <text:p><text:s/>44 <text:s/></text:p>
          </table:table-cell>
          <table:table-cell table:style-name="ce46" office:value-type="float" office:value="43.9491" calcext:value-type="float">
            <text:p>( 4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61.51966" calcext:value-type="float">
            <text:p><text:s/>562 <text:s/></text:p>
          </table:table-cell>
          <table:table-cell table:style-name="ce46" office:value-type="float" office:value="561.51966" calcext:value-type="float">
            <text:p>( 56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4.26928" calcext:value-type="float">
            <text:p><text:s/>54 <text:s/></text:p>
          </table:table-cell>
          <table:table-cell table:style-name="ce46" office:value-type="float" office:value="54.26928" calcext:value-type="float">
            <text:p>( 5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1598.52576" calcext:value-type="float">
            <text:p><text:s/>1,599 <text:s/></text:p>
          </table:table-cell>
          <table:table-cell table:style-name="ce46" office:value-type="float" office:value="1598.52576" calcext:value-type="float">
            <text:p>( 1,599 <text:s/>)</text:p>
          </table:table-cell>
          <table:table-cell table:style-name="ce43" table:number-columns-repeated="2"/>
          <table:table-cell table:style-name="ce43" office:value-type="float" office:value="6155.9608" calcext:value-type="float">
            <text:p><text:s/>6,156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8"/>
          <table:table-cell table:style-name="ce44" table:number-columns-repeated="2"/>
          <table:table-cell table:style-name="ce44" office:value-type="float" office:value="20.78232" calcext:value-type="float">
            <text:p><text:s/>21 <text:s/></text:p>
          </table:table-cell>
          <table:table-cell table:style-name="ce58" office:value-type="float" office:value="20.78232" calcext:value-type="float">
            <text:p>( 21 <text:s/>)</text:p>
          </table:table-cell>
          <table:table-cell table:style-name="ce44" table:number-columns-repeated="2"/>
          <table:table-cell table:style-name="ce44" office:value-type="float" office:value="0.48" calcext:value-type="float">
            <text:p><text:s/>0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1588652.35308" calcext:value-type="float">
            <text:p><text:s/>1,588,652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1588652.35308" calcext:value-type="float">
            <text:p><text:s/>1,588,652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588652.35308" calcext:value-type="float">
            <text:p>( 1,588,652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7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9" table:default-cell-style-name="ce15"/>
        <table:table-column table:style-name="co6" table:default-cell-style-name="ce14"/>
        <table:table-column table:style-name="co10" table:default-cell-style-name="ce14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2 能源平衡表－OECD能源統計格式（公噸油當量單位）</text:p>
            </table:table-cell>
            <table:covered-table-cell table:number-columns-repeated="11" table:style-name="ce16"/>
            <table:table-cell table:style-name="ce15" table:number-columns-repeated="2"/>
            <table:table-cell table:number-columns-repeated="1010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 table:number-columns-repeated="3"/>
            <table:table-cell table:style-name="ce37" table:number-columns-repeated="3"/>
            <table:table-cell table:style-name="ce56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13" table:number-columns-repeated="2"/>
            <table:table-cell table:style-name="ce37" table:number-columns-repeated="1010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4" table:number-columns-repeated="2"/>
            <table:table-cell table:style-name="ce52" table:number-columns-repeated="1010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5023.17" calcext:value-type="float">
            <text:p><text:s/>35,023 <text:s/></text:p>
          </table:table-cell>
          <table:table-cell table:style-name="ce43" office:value-type="float" office:value="42936.13536" calcext:value-type="float">
            <text:p><text:s/>42,936 <text:s/></text:p>
          </table:table-cell>
          <table:table-cell table:style-name="ce43"/>
          <table:table-cell table:style-name="ce43" office:value-type="float" office:value="21891.84" calcext:value-type="float">
            <text:p><text:s/>21,892 <text:s/></text:p>
          </table:table-cell>
          <table:table-cell table:style-name="ce43" office:value-type="float" office:value="3909" calcext:value-type="float">
            <text:p><text:s/>3,909 <text:s/></text:p>
          </table:table-cell>
          <table:table-cell table:style-name="ce43" office:value-type="float" office:value="150579.42713046" calcext:value-type="float">
            <text:p><text:s/>150,579 <text:s/></text:p>
          </table:table-cell>
          <table:table-cell table:style-name="ce43" office:value-type="float" office:value="6493.5" calcext:value-type="float">
            <text:p><text:s/>6,494 <text:s/></text:p>
          </table:table-cell>
          <table:table-cell table:style-name="ce43" office:value-type="float" office:value="1102.08" calcext:value-type="float">
            <text:p><text:s/>1,102 <text:s/></text:p>
          </table:table-cell>
          <table:table-cell table:style-name="ce43" office:value-type="float" office:value="6632.3142" calcext:value-type="float">
            <text:p><text:s/>6,63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557832.83388" calcext:value-type="float">
            <text:p><text:s/>557,833 <text:s/></text:p>
          </table:table-cell>
          <table:table-cell table:style-name="ce43" office:value-type="float" office:value="198904.5696" calcext:value-type="float">
            <text:p><text:s/>198,905 <text:s/></text:p>
          </table:table-cell>
          <table:table-cell table:style-name="ce43" office:value-type="float" office:value="5.4" calcext:value-type="float">
            <text:p><text:s/>5 <text:s/></text:p>
          </table:table-cell>
          <table:table-cell table:style-name="ce43" office:value-type="float" office:value="53441.28" calcext:value-type="float">
            <text:p><text:s/>53,441 <text:s/></text:p>
          </table:table-cell>
          <table:table-cell table:style-name="ce43" office:value-type="float" office:value="18460" calcext:value-type="float">
            <text:p><text:s/>18,460 <text:s/></text:p>
          </table:table-cell>
          <table:table-cell table:style-name="ce43" office:value-type="float" office:value="14746.4599776337" calcext:value-type="float">
            <text:p><text:s/>14,746 <text:s/></text:p>
          </table:table-cell>
          <table:table-cell table:style-name="ce43" office:value-type="float" office:value="476.1" calcext:value-type="float">
            <text:p><text:s/>476 <text:s/></text:p>
          </table:table-cell>
          <table:table-cell table:style-name="ce43" office:value-type="float" office:value="50271.1906" calcext:value-type="float">
            <text:p><text:s/>50,271 <text:s/></text:p>
          </table:table-cell>
          <table:table-cell table:style-name="ce43" office:value-type="float" office:value="6735.2380794" calcext:value-type="float">
            <text:p><text:s/>6,73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6199.17236" calcext:value-type="float">
            <text:p><text:s/>16,199 <text:s/></text:p>
          </table:table-cell>
          <table:table-cell table:style-name="ce43" office:value-type="float" office:value="123161.36352" calcext:value-type="float">
            <text:p><text:s/>123,161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5070.062" calcext:value-type="float">
            <text:p><text:s/>15,070 <text:s/></text:p>
          </table:table-cell>
          <table:table-cell table:style-name="ce43" office:value-type="float" office:value="-119374.10496" calcext:value-type="float">
            <text:p><text:s/>-119,374 <text:s/></text:p>
          </table:table-cell>
          <table:table-cell table:style-name="ce43" office:value-type="float" office:value="-224.2746" calcext:value-type="float">
            <text:p><text:s/>-224 <text:s/></text:p>
          </table:table-cell>
          <table:table-cell table:style-name="ce43" office:value-type="float" office:value="2609.04576" calcext:value-type="float">
            <text:p><text:s/>2,609 <text:s/></text:p>
          </table:table-cell>
          <table:table-cell table:style-name="ce43" office:value-type="float" office:value="9459.846" calcext:value-type="float">
            <text:p><text:s/>9,460 <text:s/></text:p>
          </table:table-cell>
          <table:table-cell table:style-name="ce43" office:value-type="float" office:value="-1582.99177000001" calcext:value-type="float">
            <text:p><text:s/>-1,583 <text:s/></text:p>
          </table:table-cell>
          <table:table-cell table:style-name="ce43"/>
          <table:table-cell table:style-name="ce43" office:value-type="float" office:value="2970.5894" calcext:value-type="float">
            <text:p><text:s/>2,971 <text:s/></text:p>
          </table:table-cell>
          <table:table-cell table:style-name="ce43" office:value-type="float" office:value="-933.329265" calcext:value-type="float">
            <text:p><text:s/>-93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554078.89824" calcext:value-type="float">
            <text:p><text:s/>-554,079 <text:s/></text:p>
          </table:table-cell>
          <table:table-cell table:style-name="ce44" office:value-type="float" office:value="-159755.6928" calcext:value-type="float">
            <text:p><text:s/>-159,756 <text:s/></text:p>
          </table:table-cell>
          <table:table-cell table:style-name="ce44" office:value-type="float" office:value="218.8746" calcext:value-type="float">
            <text:p><text:s/>219 <text:s/></text:p>
          </table:table-cell>
          <table:table-cell table:style-name="ce44" office:value-type="float" office:value="-34158.48576" calcext:value-type="float">
            <text:p><text:s/>-34,158 <text:s/></text:p>
          </table:table-cell>
          <table:table-cell table:style-name="ce44" office:value-type="float" office:value="-24010.846" calcext:value-type="float">
            <text:p><text:s/>-24,011 <text:s/></text:p>
          </table:table-cell>
          <table:table-cell table:style-name="ce44" office:value-type="float" office:value="137415.958922826" calcext:value-type="float">
            <text:p><text:s/>137,416 <text:s/></text:p>
          </table:table-cell>
          <table:table-cell table:style-name="ce44" office:value-type="float" office:value="6017.4" calcext:value-type="float">
            <text:p><text:s/>6,017 <text:s/></text:p>
          </table:table-cell>
          <table:table-cell table:style-name="ce44" office:value-type="float" office:value="-52139.7" calcext:value-type="float">
            <text:p><text:s/>-52,140 <text:s/></text:p>
          </table:table-cell>
          <table:table-cell table:style-name="ce44" office:value-type="float" office:value="830.4053856" calcext:value-type="float">
            <text:p><text:s/>83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89.84" calcext:value-type="float">
            <text:p><text:s/>190 <text:s/></text:p>
          </table:table-cell>
          <table:table-cell table:style-name="ce43" office:value-type="float" office:value="23183.68032" calcext:value-type="float">
            <text:p><text:s/>23,184 <text:s/></text:p>
          </table:table-cell>
          <table:table-cell table:style-name="ce43" office:value-type="float" office:value="156.2346" calcext:value-type="float">
            <text:p><text:s/>156 <text:s/></text:p>
          </table:table-cell>
          <table:table-cell table:style-name="ce43" office:value-type="float" office:value="178.18848" calcext:value-type="float">
            <text:p><text:s/>178 <text:s/></text:p>
          </table:table-cell>
          <table:table-cell table:style-name="ce43"/>
          <table:table-cell table:style-name="ce43" office:value-type="float" office:value="7.44261" calcext:value-type="float">
            <text:p><text:s/>7 <text:s/></text:p>
          </table:table-cell>
          <table:table-cell table:style-name="ce43" table:number-columns-repeated="2"/>
          <table:table-cell table:style-name="ce43" office:value-type="float" office:value="92.2428" calcext:value-type="float">
            <text:p><text:s/>9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4072.6418" calcext:value-type="float">
            <text:p><text:s/>-14,073 <text:s/></text:p>
          </table:table-cell>
          <table:table-cell table:style-name="ce44" office:value-type="float" office:value="-98058.56334" calcext:value-type="float">
            <text:p><text:s/>-98,059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4817.5282625568" calcext:value-type="float">
            <text:p><text:s/>4,818 <text:s/></text:p>
          </table:table-cell>
          <table:table-cell table:style-name="ce43" office:value-type="float" office:value="106356.378517444" calcext:value-type="float">
            <text:p><text:s/>106,356 <text:s/></text:p>
          </table:table-cell>
          <table:table-cell table:style-name="ce43" table:number-columns-repeated="6"/>
          <table:table-cell table:style-name="ce43" office:value-type="float" office:value="396.9345987912" calcext:value-type="float">
            <text:p><text:s/>39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4705.2054" calcext:value-type="float">
            <text:p><text:s/>4,705 <text:s/></text:p>
          </table:table-cell>
          <table:table-cell table:style-name="ce43" office:value-type="float" office:value="97879.5264" calcext:value-type="float">
            <text:p><text:s/>97,88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5.7372" calcext:value-type="float">
            <text:p><text:s/>6 <text:s/></text:p>
          </table:table-cell>
          <table:table-cell table:style-name="ce43" office:value-type="float" office:value="6.144" calcext:value-type="float">
            <text:p><text:s/>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44.35104" calcext:value-type="float">
            <text:p><text:s/>4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106.5856625568" calcext:value-type="float">
            <text:p><text:s/>107 <text:s/></text:p>
          </table:table-cell>
          <table:table-cell table:style-name="ce44" office:value-type="float" office:value="8426.3570774442" calcext:value-type="float">
            <text:p><text:s/>8,426 <text:s/></text:p>
          </table:table-cell>
          <table:table-cell table:style-name="ce44" table:number-columns-repeated="6"/>
          <table:table-cell table:style-name="ce44" office:value-type="float" office:value="396.9345987912" calcext:value-type="float">
            <text:p><text:s/>39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914941.44" calcext:value-type="float">
            <text:p><text:s/>914,941 <text:s/></text:p>
          </table:table-cell>
          <table:table-cell table:style-name="ce43" office:value-type="float" office:value="272961.0453" calcext:value-type="float">
            <text:p><text:s/>272,961 <text:s/></text:p>
          </table:table-cell>
          <table:table-cell table:style-name="ce43"/>
          <table:table-cell table:style-name="ce43" office:value-type="float" office:value="74285.42976" calcext:value-type="float">
            <text:p><text:s/>74,285 <text:s/></text:p>
          </table:table-cell>
          <table:table-cell table:style-name="ce43" office:value-type="float" office:value="68093.041" calcext:value-type="float">
            <text:p><text:s/>68,093 <text:s/></text:p>
          </table:table-cell>
          <table:table-cell table:style-name="ce43" office:value-type="float" office:value="3169.4463" calcext:value-type="float">
            <text:p><text:s/>3,169 <text:s/></text:p>
          </table:table-cell>
          <table:table-cell table:style-name="ce43"/>
          <table:table-cell table:style-name="ce43" office:value-type="float" office:value="85624.4" calcext:value-type="float">
            <text:p><text:s/>85,624 <text:s/></text:p>
          </table:table-cell>
          <table:table-cell table:style-name="ce43" office:value-type="float" office:value="141221.8285649" calcext:value-type="float">
            <text:p><text:s/>141,22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914643.7089216" calcext:value-type="float">
            <text:p><text:s/>914,644 <text:s/></text:p>
          </table:table-cell>
          <table:table-cell table:style-name="ce43" office:value-type="float" office:value="272961.0453" calcext:value-type="float">
            <text:p><text:s/>272,961 <text:s/></text:p>
          </table:table-cell>
          <table:table-cell table:style-name="ce43"/>
          <table:table-cell table:style-name="ce43" office:value-type="float" office:value="74285.42976" calcext:value-type="float">
            <text:p><text:s/>74,285 <text:s/></text:p>
          </table:table-cell>
          <table:table-cell table:style-name="ce43" office:value-type="float" office:value="68093.041" calcext:value-type="float">
            <text:p><text:s/>68,093 <text:s/></text:p>
          </table:table-cell>
          <table:table-cell table:style-name="ce43" office:value-type="float" office:value="3169.4463" calcext:value-type="float">
            <text:p><text:s/>3,169 <text:s/></text:p>
          </table:table-cell>
          <table:table-cell table:style-name="ce43"/>
          <table:table-cell table:style-name="ce43" office:value-type="float" office:value="85624.4" calcext:value-type="float">
            <text:p><text:s/>85,624 <text:s/></text:p>
          </table:table-cell>
          <table:table-cell table:style-name="ce43" office:value-type="float" office:value="140860.7274641" calcext:value-type="float">
            <text:p><text:s/>140,861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297.7310784" calcext:value-type="float">
            <text:p><text:s/>298 <text:s/></text:p>
          </table:table-cell>
          <table:table-cell table:style-name="ce44" table:number-columns-repeated="7"/>
          <table:table-cell table:style-name="ce44" office:value-type="float" office:value="361.1011008" calcext:value-type="float">
            <text:p><text:s/>36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2753.48976" calcext:value-type="float">
            <text:p><text:s/>2,753 <text:s/></text:p>
          </table:table-cell>
          <table:table-cell table:style-name="ce43" office:value-type="float" office:value="8194.8276153024" calcext:value-type="float">
            <text:p><text:s/>8,195 <text:s/></text:p>
          </table:table-cell>
          <table:table-cell table:style-name="ce43" table:number-columns-repeated="5"/>
          <table:table-cell table:style-name="ce43" office:value-type="float" office:value="33484.7" calcext:value-type="float">
            <text:p><text:s/>33,485 <text:s/></text:p>
          </table:table-cell>
          <table:table-cell table:style-name="ce43" office:value-type="float" office:value="627.9454012088" calcext:value-type="float">
            <text:p><text:s/>62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2752.72788" calcext:value-type="float">
            <text:p><text:s/>2,753 <text:s/></text:p>
          </table:table-cell>
          <table:table-cell table:style-name="ce43" office:value-type="float" office:value="8194.8276153024" calcext:value-type="float">
            <text:p><text:s/>8,195 <text:s/></text:p>
          </table:table-cell>
          <table:table-cell table:style-name="ce43" table:number-columns-repeated="5"/>
          <table:table-cell table:style-name="ce43" office:value-type="float" office:value="33484.7" calcext:value-type="float">
            <text:p><text:s/>33,485 <text:s/></text:p>
          </table:table-cell>
          <table:table-cell table:style-name="ce43" office:value-type="float" office:value="627.9454012088" calcext:value-type="float">
            <text:p><text:s/>62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0.76188" calcext:value-type="float">
            <text:p><text:s/>1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367174.325537443" calcext:value-type="float">
            <text:p><text:s/>367,174 <text:s/></text:p>
          </table:table-cell>
          <table:table-cell table:style-name="ce45" office:value-type="float" office:value="73529.0293872534" calcext:value-type="float">
            <text:p><text:s/>73,529 <text:s/></text:p>
          </table:table-cell>
          <table:table-cell table:style-name="ce45" office:value-type="float" office:value="62.64" calcext:value-type="float">
            <text:p><text:s/>63 <text:s/></text:p>
          </table:table-cell>
          <table:table-cell table:style-name="ce45" office:value-type="float" office:value="39948.75552" calcext:value-type="float">
            <text:p><text:s/>39,949 <text:s/></text:p>
          </table:table-cell>
          <table:table-cell table:style-name="ce45" office:value-type="float" office:value="44082.195" calcext:value-type="float">
            <text:p><text:s/>44,082 <text:s/></text:p>
          </table:table-cell>
          <table:table-cell table:style-name="ce45" office:value-type="float" office:value="140577.962612826" calcext:value-type="float">
            <text:p><text:s/>140,578 <text:s/></text:p>
          </table:table-cell>
          <table:table-cell table:style-name="ce45" office:value-type="float" office:value="6017.4" calcext:value-type="float">
            <text:p><text:s/>6,017 <text:s/></text:p>
          </table:table-cell>
          <table:table-cell table:style-name="ce45"/>
          <table:table-cell table:style-name="ce45" office:value-type="float" office:value="140935.1111505" calcext:value-type="float">
            <text:p><text:s/>140,935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367174.325537443" calcext:value-type="float">
            <text:p><text:s/>367,174 <text:s/></text:p>
          </table:table-cell>
          <table:table-cell table:style-name="ce45" office:value-type="float" office:value="73529.0293872534" calcext:value-type="float">
            <text:p><text:s/>73,529 <text:s/></text:p>
          </table:table-cell>
          <table:table-cell table:style-name="ce45" table:number-columns-repeated="6"/>
          <table:table-cell table:style-name="ce45" office:value-type="float" office:value="933.39" calcext:value-type="float">
            <text:p><text:s/>9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8892.8215374432" calcext:value-type="float">
            <text:p><text:s/>8,893 <text:s/></text:p>
          </table:table-cell>
          <table:table-cell table:style-name="ce43" office:value-type="float" office:value="55404.0277872534" calcext:value-type="float">
            <text:p><text:s/>55,404 <text:s/></text:p>
          </table:table-cell>
          <table:table-cell table:style-name="ce43" table:number-columns-repeated="6"/>
          <table:table-cell table:style-name="ce43" office:value-type="float" office:value="933.39" calcext:value-type="float">
            <text:p><text:s/>9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156.24" calcext:value-type="float">
            <text:p><text:s/>156 <text:s/></text:p>
          </table:table-cell>
          <table:table-cell table:style-name="ce43" office:value-type="float" office:value="251.52" calcext:value-type="float">
            <text:p><text:s/>25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130.61228" calcext:value-type="float">
            <text:p><text:s/>1,131 <text:s/></text:p>
          </table:table-cell>
          <table:table-cell table:style-name="ce43" office:value-type="float" office:value="3359.848255728" calcext:value-type="float">
            <text:p><text:s/>3,36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47.544" calcext:value-type="float">
            <text:p><text:s/>48 <text:s/></text:p>
          </table:table-cell>
          <table:table-cell table:style-name="ce43" office:value-type="float" office:value="5512.0224" calcext:value-type="float">
            <text:p><text:s/>5,51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194.4" calcext:value-type="float">
            <text:p><text:s/>19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1.07436" calcext:value-type="float">
            <text:p><text:s/>1 <text:s/></text:p>
          </table:table-cell>
          <table:table-cell table:style-name="ce43" office:value-type="float" office:value="238.44" calcext:value-type="float">
            <text:p><text:s/>23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0.58228" calcext:value-type="float">
            <text:p><text:s/>51 <text:s/></text:p>
          </table:table-cell>
          <table:table-cell table:style-name="ce43" office:value-type="float" office:value="2646.820096863" calcext:value-type="float">
            <text:p><text:s/>2,64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13.7256" calcext:value-type="float">
            <text:p><text:s/>14 <text:s/></text:p>
          </table:table-cell>
          <table:table-cell table:style-name="ce43" office:value-type="float" office:value="19.2" calcext:value-type="float">
            <text:p><text:s/>1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4154.4927534432" calcext:value-type="float">
            <text:p><text:s/>4,154 <text:s/></text:p>
          </table:table-cell>
          <table:table-cell table:style-name="ce43" office:value-type="float" office:value="13686.9962346624" calcext:value-type="float">
            <text:p><text:s/>13,68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3980.592" calcext:value-type="float">
            <text:p><text:s/>3,981 <text:s/></text:p>
          </table:table-cell>
          <table:table-cell table:style-name="ce43" office:value-type="float" office:value="8392.9857845952" calcext:value-type="float">
            <text:p><text:s/>8,39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601.2384" calcext:value-type="float">
            <text:p>( 601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3980.592" calcext:value-type="float">
            <text:p>( 3,981 <text:s/>)</text:p>
          </table:table-cell>
          <table:table-cell table:style-name="ce46" office:value-type="float" office:value="7791.7473845952" calcext:value-type="float">
            <text:p>( 7,792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0.9787534432" calcext:value-type="float">
            <text:p><text:s/>21 <text:s/></text:p>
          </table:table-cell>
          <table:table-cell table:style-name="ce43" office:value-type="float" office:value="3440.2105823232" calcext:value-type="float">
            <text:p><text:s/>3,440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52.922" calcext:value-type="float">
            <text:p><text:s/>153 <text:s/></text:p>
          </table:table-cell>
          <table:table-cell table:style-name="ce43" office:value-type="float" office:value="1853.799867744" calcext:value-type="float">
            <text:p><text:s/>1,85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52.95728" calcext:value-type="float">
            <text:p><text:s/>153 <text:s/></text:p>
          </table:table-cell>
          <table:table-cell table:style-name="ce43" office:value-type="float" office:value="931.52544" calcext:value-type="float">
            <text:p><text:s/>93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1.19532" calcext:value-type="float">
            <text:p><text:s/>1 <text:s/></text:p>
          </table:table-cell>
          <table:table-cell table:style-name="ce43" office:value-type="float" office:value="89.856" calcext:value-type="float">
            <text:p><text:s/>90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3.78524" calcext:value-type="float">
            <text:p><text:s/>14 <text:s/></text:p>
          </table:table-cell>
          <table:table-cell table:style-name="ce47" office:value-type="float" office:value="1358.112" calcext:value-type="float">
            <text:p><text:s/>1,358 <text:s/></text:p>
          </table:table-cell>
          <table:table-cell table:style-name="ce47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995.17908" calcext:value-type="float">
            <text:p><text:s/>995 <text:s/></text:p>
          </table:table-cell>
          <table:table-cell table:style-name="ce43" office:value-type="float" office:value="15911.7024" calcext:value-type="float">
            <text:p><text:s/>15,91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69.94516" calcext:value-type="float">
            <text:p><text:s/>870 <text:s/></text:p>
          </table:table-cell>
          <table:table-cell table:style-name="ce43" office:value-type="float" office:value="2225.2704" calcext:value-type="float">
            <text:p><text:s/>2,22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25.23392" calcext:value-type="float">
            <text:p><text:s/>125 <text:s/></text:p>
          </table:table-cell>
          <table:table-cell table:style-name="ce43" office:value-type="float" office:value="13686.432" calcext:value-type="float">
            <text:p><text:s/>13,686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26.88" calcext:value-type="float">
            <text:p>( 27 <text:s/>)</text:p>
          </table:table-cell>
          <table:table-cell table:style-name="ce46" office:value-type="float" office:value="948.288" calcext:value-type="float">
            <text:p>( 948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91.63392" calcext:value-type="float">
            <text:p>( 92 <text:s/>)</text:p>
          </table:table-cell>
          <table:table-cell table:style-name="ce48" office:value-type="float" office:value="10691.52" calcext:value-type="float">
            <text:p>( 10,692 <text:s/>)</text:p>
          </table:table-cell>
          <table:table-cell table:style-name="ce48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468.82668" calcext:value-type="float">
            <text:p><text:s/>469 <text:s/></text:p>
          </table:table-cell>
          <table:table-cell table:style-name="ce43" office:value-type="float" office:value="8453.47968" calcext:value-type="float">
            <text:p><text:s/>8,453 <text:s/></text:p>
          </table:table-cell>
          <table:table-cell table:style-name="ce43" table:number-columns-repeated="6"/>
          <table:table-cell table:style-name="ce43" office:value-type="float" office:value="933.39" calcext:value-type="float">
            <text:p><text:s/>933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68.82668" calcext:value-type="float">
            <text:p><text:s/>469 <text:s/></text:p>
          </table:table-cell>
          <table:table-cell table:style-name="ce43" office:value-type="float" office:value="5470.84416" calcext:value-type="float">
            <text:p><text:s/>5,471 <text:s/></text:p>
          </table:table-cell>
          <table:table-cell table:style-name="ce43" table:number-columns-repeated="6"/>
          <table:table-cell table:style-name="ce43" office:value-type="float" office:value="933.39" calcext:value-type="float">
            <text:p><text:s/>933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2982.63552" calcext:value-type="float">
            <text:p><text:s/>2,98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2577.03552" calcext:value-type="float">
            <text:p>( 2,577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1.52816" calcext:value-type="float">
            <text:p><text:s/>12 <text:s/></text:p>
          </table:table-cell>
          <table:table-cell table:style-name="ce43" office:value-type="float" office:value="640.3584" calcext:value-type="float">
            <text:p><text:s/>640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6.19752" calcext:value-type="float">
            <text:p><text:s/>6 <text:s/></text:p>
          </table:table-cell>
          <table:table-cell table:style-name="ce47" office:value-type="float" office:value="239.328" calcext:value-type="float">
            <text:p><text:s/>239 <text:s/></text:p>
          </table:table-cell>
          <table:table-cell table:style-name="ce47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305.95068" calcext:value-type="float">
            <text:p><text:s/>306 <text:s/></text:p>
          </table:table-cell>
          <table:table-cell table:style-name="ce43" office:value-type="float" office:value="412.52448" calcext:value-type="float">
            <text:p><text:s/>41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288.37536" calcext:value-type="float">
            <text:p>( 288 <text:s/>)</text:p>
          </table:table-cell>
          <table:table-cell table:style-name="ce46" office:value-type="float" office:value="248.36448" calcext:value-type="float">
            <text:p>( 248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262.74696" calcext:value-type="float">
            <text:p><text:s/>263 <text:s/></text:p>
          </table:table-cell>
          <table:table-cell table:style-name="ce43" office:value-type="float" office:value="337.728" calcext:value-type="float">
            <text:p><text:s/>33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.26924" calcext:value-type="float">
            <text:p><text:s/>1 <text:s/></text:p>
          </table:table-cell>
          <table:table-cell table:style-name="ce43" office:value-type="float" office:value="81.6" calcext:value-type="float">
            <text:p><text:s/>8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57.360744" calcext:value-type="float">
            <text:p><text:s/>57 <text:s/></text:p>
          </table:table-cell>
          <table:table-cell table:style-name="ce43" office:value-type="float" office:value="664.1664" calcext:value-type="float">
            <text:p><text:s/>66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061.55336" calcext:value-type="float">
            <text:p><text:s/>1,062 <text:s/></text:p>
          </table:table-cell>
          <table:table-cell table:style-name="ce43" office:value-type="float" office:value="374.4" calcext:value-type="float">
            <text:p><text:s/>37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313441.77816" calcext:value-type="float">
            <text:p><text:s/>313,442 <text:s/></text:p>
          </table:table-cell>
          <table:table-cell table:style-name="ce43" office:value-type="float" office:value="3357.12" calcext:value-type="float">
            <text:p><text:s/>3,35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310523.82396" calcext:value-type="float">
            <text:p><text:s/>310,524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2917.9542" calcext:value-type="float">
            <text:p><text:s/>2,918 <text:s/></text:p>
          </table:table-cell>
          <table:table-cell table:style-name="ce43" office:value-type="float" office:value="3357.12" calcext:value-type="float">
            <text:p><text:s/>3,35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17885.81928" calcext:value-type="float">
            <text:p><text:s/>17,886 <text:s/></text:p>
          </table:table-cell>
          <table:table-cell table:style-name="ce43" office:value-type="float" office:value="860.7456" calcext:value-type="float">
            <text:p><text:s/>861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4541.08704" calcext:value-type="float">
            <text:p><text:s/>4,541 <text:s/></text:p>
          </table:table-cell>
          <table:table-cell table:style-name="ce43" office:value-type="float" office:value="113.088" calcext:value-type="float">
            <text:p><text:s/>11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13344.73224" calcext:value-type="float">
            <text:p><text:s/>13,345 <text:s/></text:p>
          </table:table-cell>
          <table:table-cell table:style-name="ce44" office:value-type="float" office:value="747.6576" calcext:value-type="float">
            <text:p><text:s/>748 <text:s/></text:p>
          </table:table-cell>
          <table:table-cell table:style-name="ce44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6953.90656" calcext:value-type="float">
            <text:p><text:s/>26,954 <text:s/></text:p>
          </table:table-cell>
          <table:table-cell table:style-name="ce43" office:value-type="float" office:value="13907.136" calcext:value-type="float">
            <text:p><text:s/>13,90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7581.35448" calcext:value-type="float">
            <text:p><text:s/>7,581 <text:s/></text:p>
          </table:table-cell>
          <table:table-cell table:style-name="ce43" office:value-type="float" office:value="8482.896" calcext:value-type="float">
            <text:p><text:s/>8,48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42.53508" calcext:value-type="float">
            <text:p><text:s/>43 <text:s/></text:p>
          </table:table-cell>
          <table:table-cell table:style-name="ce43" office:value-type="float" office:value="188.448" calcext:value-type="float">
            <text:p><text:s/>18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1195.15956" calcext:value-type="float">
            <text:p><text:s/>1,195 <text:s/></text:p>
          </table:table-cell>
          <table:table-cell table:style-name="ce43" office:value-type="float" office:value="304.32" calcext:value-type="float">
            <text:p><text:s/>30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2.65292" calcext:value-type="float">
            <text:p><text:s/>13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16.2686" calcext:value-type="float">
            <text:p><text:s/>116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3.21552" calcext:value-type="float">
            <text:p><text:s/>3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332.81724" calcext:value-type="float">
            <text:p><text:s/>333 <text:s/></text:p>
          </table:table-cell>
          <table:table-cell table:style-name="ce43" office:value-type="float" office:value="21.12" calcext:value-type="float">
            <text:p><text:s/>21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391.6248" calcext:value-type="float">
            <text:p><text:s/>392 <text:s/></text:p>
          </table:table-cell>
          <table:table-cell table:style-name="ce43" office:value-type="float" office:value="453.696" calcext:value-type="float">
            <text:p><text:s/>45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3208.46996" calcext:value-type="float">
            <text:p><text:s/>13,208 <text:s/></text:p>
          </table:table-cell>
          <table:table-cell table:style-name="ce43" office:value-type="float" office:value="84.48" calcext:value-type="float">
            <text:p><text:s/>8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069.8084" calcext:value-type="float">
            <text:p><text:s/>4,070 <text:s/></text:p>
          </table:table-cell>
          <table:table-cell table:style-name="ce44" office:value-type="float" office:value="4372.176" calcext:value-type="float">
            <text:p><text:s/>4,372 <text:s/></text:p>
          </table:table-cell>
          <table:table-cell table:style-name="ce44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62.64" calcext:value-type="float">
            <text:p><text:s/>63 <text:s/></text:p>
          </table:table-cell>
          <table:table-cell table:style-name="ce43" office:value-type="float" office:value="39948.75552" calcext:value-type="float">
            <text:p><text:s/>39,949 <text:s/></text:p>
          </table:table-cell>
          <table:table-cell table:style-name="ce43" office:value-type="float" office:value="44082.195" calcext:value-type="float">
            <text:p><text:s/>44,082 <text:s/></text:p>
          </table:table-cell>
          <table:table-cell table:style-name="ce43" office:value-type="float" office:value="140577.962612826" calcext:value-type="float">
            <text:p><text:s/>140,578 <text:s/></text:p>
          </table:table-cell>
          <table:table-cell table:style-name="ce43" office:value-type="float" office:value="6017.4" calcext:value-type="float">
            <text:p><text:s/>6,017 <text:s/></text:p>
          </table:table-cell>
          <table:table-cell table:style-name="ce43"/>
          <table:table-cell table:style-name="ce43" office:value-type="float" office:value="140001.7211505" calcext:value-type="float">
            <text:p><text:s/>140,002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62.64" calcext:value-type="float">
            <text:p><text:s/>63 <text:s/></text:p>
          </table:table-cell>
          <table:table-cell table:style-name="ce43" office:value-type="float" office:value="39948.75552" calcext:value-type="float">
            <text:p><text:s/>39,949 <text:s/></text:p>
          </table:table-cell>
          <table:table-cell table:style-name="ce43" office:value-type="float" office:value="44082.195" calcext:value-type="float">
            <text:p><text:s/>44,082 <text:s/></text:p>
          </table:table-cell>
          <table:table-cell table:style-name="ce43" office:value-type="float" office:value="140577.962612826" calcext:value-type="float">
            <text:p><text:s/>140,578 <text:s/></text:p>
          </table:table-cell>
          <table:table-cell table:style-name="ce43" office:value-type="float" office:value="6017.4" calcext:value-type="float">
            <text:p><text:s/>6,017 <text:s/></text:p>
          </table:table-cell>
          <table:table-cell table:style-name="ce43"/>
          <table:table-cell table:style-name="ce43" office:value-type="float" office:value="140001.7211505" calcext:value-type="float">
            <text:p><text:s/>140,002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2012.172211389" calcext:value-type="float">
            <text:p><text:s/>22,012 <text:s/></text:p>
          </table:table-cell>
          <table:table-cell table:style-name="ce43" office:value-type="float" office:value="427758.523777611" calcext:value-type="float">
            <text:p><text:s/>427,759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9621.589237389" calcext:value-type="float">
            <text:p><text:s/>19,622 <text:s/></text:p>
          </table:table-cell>
          <table:table-cell table:style-name="ce43" office:value-type="float" office:value="408175.987762611" calcext:value-type="float">
            <text:p><text:s/>408,17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213.879093" calcext:value-type="float">
            <text:p><text:s/>2,214 <text:s/></text:p>
          </table:table-cell>
          <table:table-cell table:style-name="ce43" office:value-type="float" office:value="25.949621" calcext:value-type="float">
            <text:p><text:s/>2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6.703881" calcext:value-type="float">
            <text:p><text:s/>177 <text:s/></text:p>
          </table:table-cell>
          <table:table-cell table:style-name="ce43" office:value-type="float" office:value="19451.140819" calcext:value-type="float">
            <text:p><text:s/>19,451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/>
          <table:table-cell table:style-name="ce43" office:value-type="float" office:value="70934.619712" calcext:value-type="float">
            <text:p><text:s/>70,935 <text:s/></text:p>
          </table:table-cell>
          <table:table-cell table:style-name="ce43" table:number-columns-repeated="6"/>
          <table:table-cell table:style-name="ce43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/>
          <table:table-cell table:style-name="ce44" office:value-type="float" office:value="70934.619712" calcext:value-type="float">
            <text:p><text:s/>70,935 <text:s/></text:p>
          </table:table-cell>
          <table:table-cell table:style-name="ce44" table:number-columns-repeated="6"/>
          <table:table-cell table:style-name="ce44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2"/>
          <table:table-cell table:style-name="ce14" table:number-columns-repeated="1010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7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11" table:number-columns-repeated="2" table:default-cell-style-name="ce15"/>
        <table:table-column table:style-name="co4" table:default-cell-style-name="ce15"/>
        <table:table-column table:style-name="co11" table:number-columns-repeated="5" table:default-cell-style-name="ce15"/>
        <table:table-column table:style-name="co13" table:default-cell-style-name="ce14"/>
        <table:table-column table:style-name="co14" table:default-cell-style-name="ce14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2 能源平衡表－OECD能源統計格式（公噸油當量單位）</text:p>
            </table:table-cell>
            <table:covered-table-cell table:number-columns-repeated="11" table:style-name="ce16"/>
            <table:table-cell table:style-name="ce15" table:number-columns-repeated="2"/>
            <table:table-cell table:number-columns-repeated="1010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/>
            <table:table-cell table:style-name="ce56" table:number-columns-repeated="3"/>
            <table:table-cell table:style-name="ce37" table:number-columns-repeated="2"/>
            <table:table-cell table:style-name="ce56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13" table:number-columns-repeated="2"/>
            <table:table-cell table:style-name="ce37" table:number-columns-repeated="1010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4"/>
            <table:table-cell table:style-name="ce3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 table:number-columns-repeated="2"/>
            <table:table-cell table:style-name="ce55" table:number-columns-repeated="4"/>
            <table:table-cell table:style-name="ce40"/>
            <table:table-cell table:style-name="ce55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2"/>
            <table:table-cell table:style-name="ce52" table:number-columns-repeated="1010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number-columns-repeated="2" table:style-name="ce42" office:value-type="float" office:value="7213.7184" calcext:value-type="float">
            <text:p><text:s/>7,214 <text:s/></text:p>
          </table:table-cell>
          <table:table-cell table:style-name="ce42"/>
          <table:table-cell table:style-name="ce42" office:value-type="float" office:value="117781.060445857" calcext:value-type="float">
            <text:p><text:s/>117,781 <text:s/></text:p>
          </table:table-cell>
          <table:table-cell table:style-name="ce42" office:value-type="float" office:value="11411.2832081568" calcext:value-type="float">
            <text:p><text:s/>11,411 <text:s/></text:p>
          </table:table-cell>
          <table:table-cell table:style-name="ce42" office:value-type="float" office:value="10715.17119" calcext:value-type="float">
            <text:p><text:s/>10,715 <text:s/></text:p>
          </table:table-cell>
          <table:table-cell table:style-name="ce42"/>
          <table:table-cell table:style-name="ce42" office:value-type="float" office:value="696.1120181568" calcext:value-type="float">
            <text:p><text:s/>696 <text:s/></text:p>
          </table:table-cell>
          <table:table-cell table:style-name="ce42" office:value-type="float" office:value="106369.7772377" calcext:value-type="float">
            <text:p><text:s/>106,370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1980113.63064794" calcext:value-type="float">
            <text:p><text:s/>1,980,114 <text:s/></text:p>
          </table:table-cell>
          <table:table-cell table:style-name="ce43"/>
          <table:table-cell table:style-name="ce43" office:value-type="float" office:value="1980113.63064794" calcext:value-type="float">
            <text:p><text:s/>1,980,114 <text:s/></text:p>
          </table:table-cell>
          <table:table-cell table:number-columns-repeated="2" table:style-name="ce43" office:value-type="float" office:value="12.708" calcext:value-type="float">
            <text:p><text:s/>13 <text:s/></text:p>
          </table:table-cell>
          <table:table-cell table:style-name="ce43"/>
          <table:table-cell table:style-name="ce43" office:value-type="float" office:value="12.708" calcext:value-type="float">
            <text:p><text:s/>1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-86110.5272211513" calcext:value-type="float">
            <text:p><text:s/>-86,111 <text:s/></text:p>
          </table:table-cell>
          <table:table-cell table:style-name="ce43" office:value-type="float" office:value="28248.3572" calcext:value-type="float">
            <text:p><text:s/>28,248 <text:s/></text:p>
          </table:table-cell>
          <table:table-cell table:style-name="ce43" office:value-type="float" office:value="-114358.884421151" calcext:value-type="float">
            <text:p><text:s/>-114,359 <text:s/></text:p>
          </table:table-cell>
          <table:table-cell table:number-columns-repeated="2" table:style-name="ce43" office:value-type="float" office:value="9.22965" calcext:value-type="float">
            <text:p><text:s/>9 <text:s/></text:p>
          </table:table-cell>
          <table:table-cell table:style-name="ce43"/>
          <table:table-cell table:style-name="ce43" office:value-type="float" office:value="9.22965" calcext:value-type="float">
            <text:p><text:s/>9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2073437.87626909" calcext:value-type="float">
            <text:p><text:s/>2,073,438 <text:s/></text:p>
          </table:table-cell>
          <table:table-cell table:style-name="ce44" office:value-type="float" office:value="-21034.6388" calcext:value-type="float">
            <text:p><text:s/>-21,035 <text:s/></text:p>
          </table:table-cell>
          <table:table-cell table:style-name="ce44" office:value-type="float" office:value="2094472.51506909" calcext:value-type="float">
            <text:p><text:s/>2,094,473 <text:s/></text:p>
          </table:table-cell>
          <table:table-cell table:style-name="ce44" office:value-type="float" office:value="117784.538795857" calcext:value-type="float">
            <text:p><text:s/>117,785 <text:s/></text:p>
          </table:table-cell>
          <table:table-cell table:style-name="ce44" office:value-type="float" office:value="11414.7615581568" calcext:value-type="float">
            <text:p><text:s/>11,415 <text:s/></text:p>
          </table:table-cell>
          <table:table-cell table:style-name="ce44" office:value-type="float" office:value="10715.17119" calcext:value-type="float">
            <text:p><text:s/>10,715 <text:s/></text:p>
          </table:table-cell>
          <table:table-cell table:style-name="ce44" office:value-type="float" office:value="3.47835" calcext:value-type="float">
            <text:p><text:s/>3 <text:s/></text:p>
          </table:table-cell>
          <table:table-cell table:style-name="ce44" office:value-type="float" office:value="696.1120181568" calcext:value-type="float">
            <text:p><text:s/>696 <text:s/></text:p>
          </table:table-cell>
          <table:table-cell table:style-name="ce44" office:value-type="float" office:value="106369.7772377" calcext:value-type="float">
            <text:p><text:s/>106,37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240899.10353077" calcext:value-type="float">
            <text:p><text:s/>2,240,899 <text:s/></text:p>
          </table:table-cell>
          <table:table-cell table:style-name="ce43"/>
          <table:table-cell table:style-name="ce43" office:value-type="float" office:value="2240899.10353077" calcext:value-type="float">
            <text:p><text:s/>2,240,899 <text:s/></text:p>
          </table:table-cell>
          <table:table-cell table:number-columns-repeated="2" table:style-name="ce43" office:value-type="float" office:value="2.80635" calcext:value-type="float">
            <text:p><text:s/>3 <text:s/></text:p>
          </table:table-cell>
          <table:table-cell table:style-name="ce43"/>
          <table:table-cell table:style-name="ce43" office:value-type="float" office:value="2.80635" calcext:value-type="float">
            <text:p><text:s/>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644.1234153238" calcext:value-type="float">
            <text:p><text:s/>4,644 <text:s/></text:p>
          </table:table-cell>
          <table:table-cell table:style-name="ce44" office:value-type="float" office:value="35.5248" calcext:value-type="float">
            <text:p><text:s/>36 <text:s/></text:p>
          </table:table-cell>
          <table:table-cell table:style-name="ce44" office:value-type="float" office:value="4608.5986153238" calcext:value-type="float">
            <text:p><text:s/>4,609 <text:s/></text:p>
          </table:table-cell>
          <table:table-cell table:style-name="ce44" office:value-type="float" office:value="0.000000000017" calcext:value-type="float">
            <text:p><text:s/>0 <text:s/></text:p>
          </table:table-cell>
          <table:table-cell table:style-name="ce44" table:number-columns-repeated="4"/>
          <table:table-cell table:style-name="ce44" office:value-type="float" office:value="0.000000000017" calcext:value-type="float">
            <text:p><text:s/>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652631.54152923" calcext:value-type="float">
            <text:p><text:s/>1,652,632 <text:s/></text:p>
          </table:table-cell>
          <table:table-cell table:style-name="ce43" office:value-type="float" office:value="51.174571912" calcext:value-type="float">
            <text:p><text:s/>51 <text:s/></text:p>
          </table:table-cell>
          <table:table-cell table:style-name="ce43" office:value-type="float" office:value="1652580.36695732" calcext:value-type="float">
            <text:p><text:s/>1,652,580 <text:s/></text:p>
          </table:table-cell>
          <table:table-cell table:style-name="ce43" office:value-type="float" office:value="87409.2083622661" calcext:value-type="float">
            <text:p><text:s/>87,409 <text:s/></text:p>
          </table:table-cell>
          <table:table-cell table:style-name="ce43" office:value-type="float" office:value="2713.07473745023" calcext:value-type="float">
            <text:p><text:s/>2,713 <text:s/></text:p>
          </table:table-cell>
          <table:table-cell table:style-name="ce43" office:value-type="float" office:value="2055.36720904493" calcext:value-type="float">
            <text:p><text:s/>2,055 <text:s/></text:p>
          </table:table-cell>
          <table:table-cell table:style-name="ce43"/>
          <table:table-cell table:style-name="ce43" office:value-type="float" office:value="657.707528405295" calcext:value-type="float">
            <text:p><text:s/>658 <text:s/></text:p>
          </table:table-cell>
          <table:table-cell table:style-name="ce43" office:value-type="float" office:value="84696.1336248159" calcext:value-type="float">
            <text:p><text:s/>84,69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7041.879" calcext:value-type="float">
            <text:p><text:s/>7,042 <text:s/></text:p>
          </table:table-cell>
          <table:table-cell table:style-name="ce43"/>
          <table:table-cell table:style-name="ce43" office:value-type="float" office:value="7041.879" calcext:value-type="float">
            <text:p><text:s/>7,04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637644.9239" calcext:value-type="float">
            <text:p><text:s/>1,637,645 <text:s/></text:p>
          </table:table-cell>
          <table:table-cell table:style-name="ce43"/>
          <table:table-cell table:style-name="ce43" office:value-type="float" office:value="1637644.9239" calcext:value-type="float">
            <text:p><text:s/>1,637,6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657.2629115568" calcext:value-type="float">
            <text:p><text:s/>657 <text:s/></text:p>
          </table:table-cell>
          <table:table-cell table:style-name="ce43" table:number-columns-repeated="2"/>
          <table:table-cell table:style-name="ce43" office:value-type="float" office:value="657.2629115568" calcext:value-type="float">
            <text:p><text:s/>657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745.845215" calcext:value-type="float">
            <text:p><text:s/>4,746 <text:s/></text:p>
          </table:table-cell>
          <table:table-cell table:number-columns-repeated="2" table:style-name="ce43" office:value-type="float" office:value="22.39545" calcext:value-type="float">
            <text:p><text:s/>22 <text:s/></text:p>
          </table:table-cell>
          <table:table-cell table:style-name="ce43" table:number-columns-repeated="2"/>
          <table:table-cell table:style-name="ce43" office:value-type="float" office:value="4723.449765" calcext:value-type="float">
            <text:p><text:s/>4,72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944.738629227" calcext:value-type="float">
            <text:p><text:s/>7,945 <text:s/></text:p>
          </table:table-cell>
          <table:table-cell table:style-name="ce44" office:value-type="float" office:value="51.174571912" calcext:value-type="float">
            <text:p><text:s/>51 <text:s/></text:p>
          </table:table-cell>
          <table:table-cell table:style-name="ce44" office:value-type="float" office:value="7893.564057315" calcext:value-type="float">
            <text:p><text:s/>7,894 <text:s/></text:p>
          </table:table-cell>
          <table:table-cell table:style-name="ce44" office:value-type="float" office:value="82006.1002357093" calcext:value-type="float">
            <text:p><text:s/>82,006 <text:s/></text:p>
          </table:table-cell>
          <table:table-cell table:style-name="ce44" office:value-type="float" office:value="2033.41637589343" calcext:value-type="float">
            <text:p><text:s/>2,033 <text:s/></text:p>
          </table:table-cell>
          <table:table-cell table:style-name="ce44" office:value-type="float" office:value="2032.97175904493" calcext:value-type="float">
            <text:p><text:s/>2,033 <text:s/></text:p>
          </table:table-cell>
          <table:table-cell table:style-name="ce44"/>
          <table:table-cell table:style-name="ce44" office:value-type="float" office:value="0.444616848495" calcext:value-type="float">
            <text:p><text:s/>0 <text:s/></text:p>
          </table:table-cell>
          <table:table-cell table:style-name="ce44" office:value-type="float" office:value="79972.6838598159" calcext:value-type="float">
            <text:p><text:s/>79,97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256442.3746" calcext:value-type="float">
            <text:p><text:s/>2,256,442 <text:s/></text:p>
          </table:table-cell>
          <table:table-cell table:style-name="ce43" office:value-type="float" office:value="146439.4932" calcext:value-type="float">
            <text:p><text:s/>146,439 <text:s/></text:p>
          </table:table-cell>
          <table:table-cell table:style-name="ce43" office:value-type="float" office:value="2110002.8814" calcext:value-type="float">
            <text:p><text:s/>2,110,00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2256442.3746" calcext:value-type="float">
            <text:p><text:s/>2,256,442 <text:s/></text:p>
          </table:table-cell>
          <table:table-cell table:style-name="ce44" office:value-type="float" office:value="146439.4932" calcext:value-type="float">
            <text:p><text:s/>146,439 <text:s/></text:p>
          </table:table-cell>
          <table:table-cell table:style-name="ce44" office:value-type="float" office:value="2110002.8814" calcext:value-type="float">
            <text:p><text:s/>2,110,003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44564.288100681" calcext:value-type="float">
            <text:p><text:s/>44,564 <text:s/></text:p>
          </table:table-cell>
          <table:table-cell table:style-name="ce43" office:value-type="float" office:value="1466.616" calcext:value-type="float">
            <text:p><text:s/>1,467 <text:s/></text:p>
          </table:table-cell>
          <table:table-cell table:style-name="ce43" office:value-type="float" office:value="43097.672100681" calcext:value-type="float">
            <text:p><text:s/>43,09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44553.159500681" calcext:value-type="float">
            <text:p><text:s/>44,553 <text:s/></text:p>
          </table:table-cell>
          <table:table-cell table:style-name="ce43" office:value-type="float" office:value="1455.4928" calcext:value-type="float">
            <text:p><text:s/>1,455 <text:s/></text:p>
          </table:table-cell>
          <table:table-cell table:style-name="ce43" office:value-type="float" office:value="43097.666700681" calcext:value-type="float">
            <text:p><text:s/>43,09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number-columns-repeated="2" table:style-name="ce43" office:value-type="float" office:value="1.9408" calcext:value-type="float">
            <text:p><text:s/>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9.1878" calcext:value-type="float">
            <text:p><text:s/>9 <text:s/></text:p>
          </table:table-cell>
          <table:table-cell table:style-name="ce44" office:value-type="float" office:value="9.1824" calcext:value-type="float">
            <text:p><text:s/>9 <text:s/></text:p>
          </table:table-cell>
          <table:table-cell table:style-name="ce44" office:value-type="float" office:value="0.0054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387141.194293092" calcext:value-type="float">
            <text:p><text:s/>387,141 <text:s/></text:p>
          </table:table-cell>
          <table:table-cell table:style-name="ce45" office:value-type="float" office:value="123851.539028088" calcext:value-type="float">
            <text:p><text:s/>123,852 <text:s/></text:p>
          </table:table-cell>
          <table:table-cell table:style-name="ce45" office:value-type="float" office:value="263289.655265004" calcext:value-type="float">
            <text:p><text:s/>263,290 <text:s/></text:p>
          </table:table-cell>
          <table:table-cell table:style-name="ce45" office:value-type="float" office:value="30372.5240835907" calcext:value-type="float">
            <text:p><text:s/>30,373 <text:s/></text:p>
          </table:table-cell>
          <table:table-cell table:style-name="ce45" office:value-type="float" office:value="8698.88047070657" calcext:value-type="float">
            <text:p><text:s/>8,699 <text:s/></text:p>
          </table:table-cell>
          <table:table-cell table:style-name="ce45" office:value-type="float" office:value="8659.80398095507" calcext:value-type="float">
            <text:p><text:s/>8,660 <text:s/></text:p>
          </table:table-cell>
          <table:table-cell table:style-name="ce45" office:value-type="float" office:value="0.672" calcext:value-type="float">
            <text:p><text:s/>1 <text:s/></text:p>
          </table:table-cell>
          <table:table-cell table:style-name="ce45" office:value-type="float" office:value="38.404489751505" calcext:value-type="float">
            <text:p><text:s/>38 <text:s/></text:p>
          </table:table-cell>
          <table:table-cell table:style-name="ce45" office:value-type="float" office:value="21673.6436128841" calcext:value-type="float">
            <text:p><text:s/>21,674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387141.194293092" calcext:value-type="float">
            <text:p><text:s/>387,141 <text:s/></text:p>
          </table:table-cell>
          <table:table-cell table:style-name="ce45" office:value-type="float" office:value="123851.539028088" calcext:value-type="float">
            <text:p><text:s/>123,852 <text:s/></text:p>
          </table:table-cell>
          <table:table-cell table:style-name="ce45" office:value-type="float" office:value="263289.655265004" calcext:value-type="float">
            <text:p><text:s/>263,290 <text:s/></text:p>
          </table:table-cell>
          <table:table-cell table:style-name="ce45" office:value-type="float" office:value="30372.5240835907" calcext:value-type="float">
            <text:p><text:s/>30,373 <text:s/></text:p>
          </table:table-cell>
          <table:table-cell table:style-name="ce45" office:value-type="float" office:value="8698.88047070657" calcext:value-type="float">
            <text:p><text:s/>8,699 <text:s/></text:p>
          </table:table-cell>
          <table:table-cell table:style-name="ce45" office:value-type="float" office:value="8659.80398095507" calcext:value-type="float">
            <text:p><text:s/>8,660 <text:s/></text:p>
          </table:table-cell>
          <table:table-cell table:style-name="ce45" office:value-type="float" office:value="0.672" calcext:value-type="float">
            <text:p><text:s/>1 <text:s/></text:p>
          </table:table-cell>
          <table:table-cell table:style-name="ce45" office:value-type="float" office:value="38.404489751505" calcext:value-type="float">
            <text:p><text:s/>38 <text:s/></text:p>
          </table:table-cell>
          <table:table-cell table:style-name="ce45" office:value-type="float" office:value="21673.6436128841" calcext:value-type="float">
            <text:p><text:s/>21,67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300720.884893092" calcext:value-type="float">
            <text:p><text:s/>300,721 <text:s/></text:p>
          </table:table-cell>
          <table:table-cell table:style-name="ce43" office:value-type="float" office:value="54271.538228088" calcext:value-type="float">
            <text:p><text:s/>54,272 <text:s/></text:p>
          </table:table-cell>
          <table:table-cell table:style-name="ce43" office:value-type="float" office:value="246449.346665004" calcext:value-type="float">
            <text:p><text:s/>246,449 <text:s/></text:p>
          </table:table-cell>
          <table:table-cell table:style-name="ce43" office:value-type="float" office:value="30371.8520835907" calcext:value-type="float">
            <text:p><text:s/>30,372 <text:s/></text:p>
          </table:table-cell>
          <table:table-cell table:style-name="ce43" office:value-type="float" office:value="8698.20847070657" calcext:value-type="float">
            <text:p><text:s/>8,698 <text:s/></text:p>
          </table:table-cell>
          <table:table-cell table:style-name="ce43" office:value-type="float" office:value="8659.80398095507" calcext:value-type="float">
            <text:p><text:s/>8,660 <text:s/></text:p>
          </table:table-cell>
          <table:table-cell table:style-name="ce43"/>
          <table:table-cell table:style-name="ce43" office:value-type="float" office:value="38.404489751505" calcext:value-type="float">
            <text:p><text:s/>38 <text:s/></text:p>
          </table:table-cell>
          <table:table-cell table:style-name="ce43" office:value-type="float" office:value="21673.6436128841" calcext:value-type="float">
            <text:p><text:s/>21,67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0690.765628088" calcext:value-type="float">
            <text:p><text:s/>20,691 <text:s/></text:p>
          </table:table-cell>
          <table:table-cell table:style-name="ce43" office:value-type="float" office:value="4916.125428088" calcext:value-type="float">
            <text:p><text:s/>4,916 <text:s/></text:p>
          </table:table-cell>
          <table:table-cell table:style-name="ce43" office:value-type="float" office:value="15774.6402" calcext:value-type="float">
            <text:p><text:s/>15,77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5191.4847" calcext:value-type="float">
            <text:p><text:s/>15,191 <text:s/></text:p>
          </table:table-cell>
          <table:table-cell table:style-name="ce43" office:value-type="float" office:value="5541.5272" calcext:value-type="float">
            <text:p><text:s/>5,542 <text:s/></text:p>
          </table:table-cell>
          <table:table-cell table:style-name="ce43" office:value-type="float" office:value="9649.9575" calcext:value-type="float">
            <text:p><text:s/>9,65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957.4362" calcext:value-type="float">
            <text:p><text:s/>957 <text:s/></text:p>
          </table:table-cell>
          <table:table-cell table:style-name="ce43" office:value-type="float" office:value="130.068" calcext:value-type="float">
            <text:p><text:s/>130 <text:s/></text:p>
          </table:table-cell>
          <table:table-cell table:style-name="ce43" office:value-type="float" office:value="827.3682" calcext:value-type="float">
            <text:p><text:s/>82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443.7459" calcext:value-type="float">
            <text:p><text:s/>444 <text:s/></text:p>
          </table:table-cell>
          <table:table-cell table:style-name="ce43" office:value-type="float" office:value="156.7008" calcext:value-type="float">
            <text:p><text:s/>157 <text:s/></text:p>
          </table:table-cell>
          <table:table-cell table:style-name="ce43" office:value-type="float" office:value="287.0451" calcext:value-type="float">
            <text:p><text:s/>2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268.2551" calcext:value-type="float">
            <text:p><text:s/>4,268 <text:s/></text:p>
          </table:table-cell>
          <table:table-cell table:style-name="ce43" office:value-type="float" office:value="1217.4" calcext:value-type="float">
            <text:p><text:s/>1,217 <text:s/></text:p>
          </table:table-cell>
          <table:table-cell table:style-name="ce43" office:value-type="float" office:value="3050.8551" calcext:value-type="float">
            <text:p><text:s/>3,051 <text:s/></text:p>
          </table:table-cell>
          <table:table-cell table:style-name="ce43" office:value-type="float" office:value="10593.8442277604" calcext:value-type="float">
            <text:p><text:s/>10,594 <text:s/></text:p>
          </table:table-cell>
          <table:table-cell table:number-columns-repeated="2" table:style-name="ce43" office:value-type="float" office:value="8659.80398095507" calcext:value-type="float">
            <text:p><text:s/>8,660 <text:s/></text:p>
          </table:table-cell>
          <table:table-cell table:style-name="ce43" table:number-columns-repeated="2"/>
          <table:table-cell table:style-name="ce43" office:value-type="float" office:value="1934.04024680535" calcext:value-type="float">
            <text:p><text:s/>1,93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517.6603" calcext:value-type="float">
            <text:p><text:s/>518 <text:s/></text:p>
          </table:table-cell>
          <table:table-cell table:style-name="ce43" office:value-type="float" office:value="198.2728" calcext:value-type="float">
            <text:p><text:s/>198 <text:s/></text:p>
          </table:table-cell>
          <table:table-cell table:style-name="ce43" office:value-type="float" office:value="319.3875" calcext:value-type="float">
            <text:p><text:s/>3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79683.681392645" calcext:value-type="float">
            <text:p><text:s/>79,684 <text:s/></text:p>
          </table:table-cell>
          <table:table-cell table:style-name="ce43" office:value-type="float" office:value="6944.9504" calcext:value-type="float">
            <text:p><text:s/>6,945 <text:s/></text:p>
          </table:table-cell>
          <table:table-cell table:style-name="ce43" office:value-type="float" office:value="72738.730992645" calcext:value-type="float">
            <text:p><text:s/>72,739 <text:s/></text:p>
          </table:table-cell>
          <table:table-cell table:style-name="ce43" office:value-type="float" office:value="39.713745546282" calcext:value-type="float">
            <text:p><text:s/>40 <text:s/></text:p>
          </table:table-cell>
          <table:table-cell table:style-name="ce43" office:value-type="float" office:value="38.404489751505" calcext:value-type="float">
            <text:p><text:s/>38 <text:s/></text:p>
          </table:table-cell>
          <table:table-cell table:style-name="ce43" table:number-columns-repeated="2"/>
          <table:table-cell table:style-name="ce43" office:value-type="float" office:value="38.404489751505" calcext:value-type="float">
            <text:p><text:s/>38 <text:s/></text:p>
          </table:table-cell>
          <table:table-cell table:style-name="ce43" office:value-type="float" office:value="1.309255794777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2583.752957435" calcext:value-type="float">
            <text:p><text:s/>52,584 <text:s/></text:p>
          </table:table-cell>
          <table:table-cell table:style-name="ce43" office:value-type="float" office:value="1149.316" calcext:value-type="float">
            <text:p><text:s/>1,149 <text:s/></text:p>
          </table:table-cell>
          <table:table-cell table:style-name="ce43" office:value-type="float" office:value="51434.436957435" calcext:value-type="float">
            <text:p><text:s/>51,434 <text:s/></text:p>
          </table:table-cell>
          <table:table-cell table:number-columns-repeated="2" table:style-name="ce43" office:value-type="float" office:value="38.404489751505" calcext:value-type="float">
            <text:p><text:s/>38 <text:s/></text:p>
          </table:table-cell>
          <table:table-cell table:style-name="ce43" table:number-columns-repeated="2"/>
          <table:table-cell table:style-name="ce43" office:value-type="float" office:value="38.404489751505" calcext:value-type="float">
            <text:p><text:s/>3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10790.8014" calcext:value-type="float">
            <text:p>( 10,791 <text:s/>)</text:p>
          </table:table-cell>
          <table:table-cell table:style-name="ce46" office:value-type="float" office:value="740.028" calcext:value-type="float">
            <text:p>( 740 <text:s/>)</text:p>
          </table:table-cell>
          <table:table-cell table:style-name="ce46" office:value-type="float" office:value="10050.7734" calcext:value-type="float">
            <text:p>( 10,05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1407.050857435" calcext:value-type="float">
            <text:p>( 41,407 <text:s/>)</text:p>
          </table:table-cell>
          <table:table-cell table:style-name="ce46" office:value-type="float" office:value="210.8888" calcext:value-type="float">
            <text:p>( 211 <text:s/>)</text:p>
          </table:table-cell>
          <table:table-cell table:style-name="ce46" office:value-type="float" office:value="41196.162057435" calcext:value-type="float">
            <text:p>( 41,196 <text:s/>)</text:p>
          </table:table-cell>
          <table:table-cell table:number-columns-repeated="2" table:style-name="ce46" office:value-type="float" office:value="38.404489751505" calcext:value-type="float">
            <text:p>( 38 <text:s/>)</text:p>
          </table:table-cell>
          <table:table-cell table:style-name="ce46" table:number-columns-repeated="2"/>
          <table:table-cell table:style-name="ce46" office:value-type="float" office:value="38.404489751505" calcext:value-type="float">
            <text:p>( 38 <text:s/>)</text:p>
          </table:table-cell>
          <table:table-cell table:style-name="ce4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385.9007" calcext:value-type="float">
            <text:p>( 386 <text:s/>)</text:p>
          </table:table-cell>
          <table:table-cell table:style-name="ce46" office:value-type="float" office:value="198.3992" calcext:value-type="float">
            <text:p>( 198 <text:s/>)</text:p>
          </table:table-cell>
          <table:table-cell table:style-name="ce46" office:value-type="float" office:value="187.5015" calcext:value-type="float">
            <text:p>( 18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5639.3851" calcext:value-type="float">
            <text:p><text:s/>5,639 <text:s/></text:p>
          </table:table-cell>
          <table:table-cell table:style-name="ce43" office:value-type="float" office:value="2923.3192" calcext:value-type="float">
            <text:p><text:s/>2,923 <text:s/></text:p>
          </table:table-cell>
          <table:table-cell table:style-name="ce43" office:value-type="float" office:value="2716.0659" calcext:value-type="float">
            <text:p><text:s/>2,71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9954.68283521" calcext:value-type="float">
            <text:p><text:s/>19,955 <text:s/></text:p>
          </table:table-cell>
          <table:table-cell table:style-name="ce43" office:value-type="float" office:value="2495.6496" calcext:value-type="float">
            <text:p><text:s/>2,496 <text:s/></text:p>
          </table:table-cell>
          <table:table-cell table:style-name="ce43" office:value-type="float" office:value="17459.03323521" calcext:value-type="float">
            <text:p><text:s/>17,459 <text:s/></text:p>
          </table:table-cell>
          <table:table-cell table:style-name="ce43" office:value-type="float" office:value="1.309255794777" calcext:value-type="float">
            <text:p><text:s/>1 <text:s/></text:p>
          </table:table-cell>
          <table:table-cell table:style-name="ce43" table:number-columns-repeated="4"/>
          <table:table-cell table:style-name="ce43" office:value-type="float" office:value="1.309255794777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505.8605" calcext:value-type="float">
            <text:p><text:s/>1,506 <text:s/></text:p>
          </table:table-cell>
          <table:table-cell table:style-name="ce47" office:value-type="float" office:value="376.6656" calcext:value-type="float">
            <text:p><text:s/>377 <text:s/></text:p>
          </table:table-cell>
          <table:table-cell table:style-name="ce47" office:value-type="float" office:value="1129.1949" calcext:value-type="float">
            <text:p><text:s/>1,129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7302.1707" calcext:value-type="float">
            <text:p><text:s/>7,302 <text:s/></text:p>
          </table:table-cell>
          <table:table-cell table:style-name="ce43" office:value-type="float" office:value="2694.2832" calcext:value-type="float">
            <text:p><text:s/>2,694 <text:s/></text:p>
          </table:table-cell>
          <table:table-cell table:style-name="ce43" office:value-type="float" office:value="4607.8875" calcext:value-type="float">
            <text:p><text:s/>4,6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6291.892823" calcext:value-type="float">
            <text:p><text:s/>6,292 <text:s/></text:p>
          </table:table-cell>
          <table:table-cell table:style-name="ce43" office:value-type="float" office:value="653.4824" calcext:value-type="float">
            <text:p><text:s/>653 <text:s/></text:p>
          </table:table-cell>
          <table:table-cell table:style-name="ce43" office:value-type="float" office:value="5638.410423" calcext:value-type="float">
            <text:p><text:s/>5,6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6582.613" calcext:value-type="float">
            <text:p><text:s/>16,583 <text:s/></text:p>
          </table:table-cell>
          <table:table-cell table:style-name="ce47" office:value-type="float" office:value="2052.5288" calcext:value-type="float">
            <text:p><text:s/>2,053 <text:s/></text:p>
          </table:table-cell>
          <table:table-cell table:style-name="ce47" office:value-type="float" office:value="14530.0842" calcext:value-type="float">
            <text:p><text:s/>14,530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22850.8736" calcext:value-type="float">
            <text:p><text:s/>22,851 <text:s/></text:p>
          </table:table-cell>
          <table:table-cell table:style-name="ce43" office:value-type="float" office:value="11879.1104" calcext:value-type="float">
            <text:p><text:s/>11,879 <text:s/></text:p>
          </table:table-cell>
          <table:table-cell table:style-name="ce43" office:value-type="float" office:value="10971.7632" calcext:value-type="float">
            <text:p><text:s/>10,97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033.2468" calcext:value-type="float">
            <text:p><text:s/>1,033 <text:s/></text:p>
          </table:table-cell>
          <table:table-cell table:style-name="ce43" office:value-type="float" office:value="362.484" calcext:value-type="float">
            <text:p><text:s/>362 <text:s/></text:p>
          </table:table-cell>
          <table:table-cell table:style-name="ce43" office:value-type="float" office:value="670.7628" calcext:value-type="float">
            <text:p><text:s/>67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1817.6268" calcext:value-type="float">
            <text:p><text:s/>21,818 <text:s/></text:p>
          </table:table-cell>
          <table:table-cell table:style-name="ce43" office:value-type="float" office:value="11516.6264" calcext:value-type="float">
            <text:p><text:s/>11,517 <text:s/></text:p>
          </table:table-cell>
          <table:table-cell table:style-name="ce43" office:value-type="float" office:value="10301.0004" calcext:value-type="float">
            <text:p><text:s/>10,30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11017.2034" calcext:value-type="float">
            <text:p>( 11,017 <text:s/>)</text:p>
          </table:table-cell>
          <table:table-cell table:style-name="ce46" office:value-type="float" office:value="9124.6168" calcext:value-type="float">
            <text:p>( 9,125 <text:s/>)</text:p>
          </table:table-cell>
          <table:table-cell table:style-name="ce46" office:value-type="float" office:value="1892.5866" calcext:value-type="float">
            <text:p>( 1,893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8476.1506" calcext:value-type="float">
            <text:p>( 8,476 <text:s/>)</text:p>
          </table:table-cell>
          <table:table-cell table:style-name="ce48" office:value-type="float" office:value="2070.5896" calcext:value-type="float">
            <text:p>( 2,071 <text:s/>)</text:p>
          </table:table-cell>
          <table:table-cell table:style-name="ce48" office:value-type="float" office:value="6405.561" calcext:value-type="float">
            <text:p>( 6,406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6936.087249359" calcext:value-type="float">
            <text:p><text:s/>56,936 <text:s/></text:p>
          </table:table-cell>
          <table:table-cell table:style-name="ce43" office:value-type="float" office:value="3456.8032" calcext:value-type="float">
            <text:p><text:s/>3,457 <text:s/></text:p>
          </table:table-cell>
          <table:table-cell table:style-name="ce43" office:value-type="float" office:value="53479.284049359" calcext:value-type="float">
            <text:p><text:s/>53,47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8603.173749359" calcext:value-type="float">
            <text:p><text:s/>48,603 <text:s/></text:p>
          </table:table-cell>
          <table:table-cell table:style-name="ce43" office:value-type="float" office:value="2512.3848" calcext:value-type="float">
            <text:p><text:s/>2,512 <text:s/></text:p>
          </table:table-cell>
          <table:table-cell table:style-name="ce43" office:value-type="float" office:value="46090.788949359" calcext:value-type="float">
            <text:p><text:s/>46,0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8332.9135" calcext:value-type="float">
            <text:p><text:s/>8,333 <text:s/></text:p>
          </table:table-cell>
          <table:table-cell table:style-name="ce43" office:value-type="float" office:value="944.4184" calcext:value-type="float">
            <text:p><text:s/>944 <text:s/></text:p>
          </table:table-cell>
          <table:table-cell table:style-name="ce43" office:value-type="float" office:value="7388.4951" calcext:value-type="float">
            <text:p><text:s/>7,38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5955.4055" calcext:value-type="float">
            <text:p>( 5,955 <text:s/>)</text:p>
          </table:table-cell>
          <table:table-cell table:style-name="ce46" office:value-type="float" office:value="352.9568" calcext:value-type="float">
            <text:p>( 353 <text:s/>)</text:p>
          </table:table-cell>
          <table:table-cell table:style-name="ce46" office:value-type="float" office:value="5602.4487" calcext:value-type="float">
            <text:p>( 5,602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9480.7685" calcext:value-type="float">
            <text:p><text:s/>19,481 <text:s/></text:p>
          </table:table-cell>
          <table:table-cell table:style-name="ce43" office:value-type="float" office:value="1978.6368" calcext:value-type="float">
            <text:p><text:s/>1,979 <text:s/></text:p>
          </table:table-cell>
          <table:table-cell table:style-name="ce43" office:value-type="float" office:value="17502.1317" calcext:value-type="float">
            <text:p><text:s/>17,5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767.5469" calcext:value-type="float">
            <text:p><text:s/>768 <text:s/></text:p>
          </table:table-cell>
          <table:table-cell table:style-name="ce47" office:value-type="float" office:value="391.076" calcext:value-type="float">
            <text:p><text:s/>391 <text:s/></text:p>
          </table:table-cell>
          <table:table-cell table:style-name="ce47" office:value-type="float" office:value="376.4709" calcext:value-type="float">
            <text:p><text:s/>376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27247.5067" calcext:value-type="float">
            <text:p><text:s/>27,248 <text:s/></text:p>
          </table:table-cell>
          <table:table-cell table:style-name="ce43" office:value-type="float" office:value="9846.1192" calcext:value-type="float">
            <text:p><text:s/>9,846 <text:s/></text:p>
          </table:table-cell>
          <table:table-cell table:style-name="ce43" office:value-type="float" office:value="17401.3875" calcext:value-type="float">
            <text:p><text:s/>17,40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19526.3057" calcext:value-type="float">
            <text:p>( 19,526 <text:s/>)</text:p>
          </table:table-cell>
          <table:table-cell table:style-name="ce46" office:value-type="float" office:value="9240.9968" calcext:value-type="float">
            <text:p>( 9,241 <text:s/>)</text:p>
          </table:table-cell>
          <table:table-cell table:style-name="ce46" office:value-type="float" office:value="10285.3089" calcext:value-type="float">
            <text:p>( 10,28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594.6049" calcext:value-type="float">
            <text:p><text:s/>3,595 <text:s/></text:p>
          </table:table-cell>
          <table:table-cell table:style-name="ce43" office:value-type="float" office:value="1633.036" calcext:value-type="float">
            <text:p><text:s/>1,633 <text:s/></text:p>
          </table:table-cell>
          <table:table-cell table:style-name="ce43" office:value-type="float" office:value="1961.5689" calcext:value-type="float">
            <text:p><text:s/>1,96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7.7123" calcext:value-type="float">
            <text:p><text:s/>8 <text:s/></text:p>
          </table:table-cell>
          <table:table-cell table:style-name="ce43" office:value-type="float" office:value="3.1232" calcext:value-type="float">
            <text:p><text:s/>3 <text:s/></text:p>
          </table:table-cell>
          <table:table-cell table:style-name="ce43" office:value-type="float" office:value="4.5891" calcext:value-type="float">
            <text:p><text:s/>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6713.5117" calcext:value-type="float">
            <text:p><text:s/>16,714 <text:s/></text:p>
          </table:table-cell>
          <table:table-cell table:style-name="ce43" office:value-type="float" office:value="484.5056" calcext:value-type="float">
            <text:p><text:s/>485 <text:s/></text:p>
          </table:table-cell>
          <table:table-cell table:style-name="ce43" office:value-type="float" office:value="16229.0061" calcext:value-type="float">
            <text:p><text:s/>16,22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854.0982" calcext:value-type="float">
            <text:p><text:s/>854 <text:s/></text:p>
          </table:table-cell>
          <table:table-cell table:style-name="ce43"/>
          <table:table-cell table:style-name="ce43" office:value-type="float" office:value="854.0982" calcext:value-type="float">
            <text:p><text:s/>854 <text:s/></text:p>
          </table:table-cell>
          <table:table-cell table:style-name="ce43" office:value-type="float" office:value="19738.294110284" calcext:value-type="float">
            <text:p><text:s/>19,738 <text:s/></text:p>
          </table:table-cell>
          <table:table-cell table:style-name="ce43" table:number-columns-repeated="4"/>
          <table:table-cell table:style-name="ce43" office:value-type="float" office:value="19738.294110284" calcext:value-type="float">
            <text:p><text:s/>19,73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1.8749" calcext:value-type="float">
            <text:p><text:s/>12 <text:s/></text:p>
          </table:table-cell>
          <table:table-cell table:style-name="ce43" office:value-type="float" office:value="4.3176" calcext:value-type="float">
            <text:p><text:s/>4 <text:s/></text:p>
          </table:table-cell>
          <table:table-cell table:style-name="ce43" office:value-type="float" office:value="7.5573" calcext:value-type="float">
            <text:p><text:s/>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326.5942" calcext:value-type="float">
            <text:p><text:s/>327 <text:s/></text:p>
          </table:table-cell>
          <table:table-cell table:style-name="ce44" office:value-type="float" office:value="89.4712" calcext:value-type="float">
            <text:p><text:s/>89 <text:s/></text:p>
          </table:table-cell>
          <table:table-cell table:style-name="ce44" office:value-type="float" office:value="237.123" calcext:value-type="float">
            <text:p><text:s/>237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0.672" calcext:value-type="float">
            <text:p><text:s/>1 <text:s/></text:p>
          </table:table-cell>
          <table:table-cell table:style-name="ce43"/>
          <table:table-cell table:style-name="ce43" office:value-type="float" office:value="0.672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0.672" calcext:value-type="float">
            <text:p><text:s/>1 <text:s/></text:p>
          </table:table-cell>
          <table:table-cell table:style-name="ce43"/>
          <table:table-cell table:style-name="ce43" office:value-type="float" office:value="0.672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414.5445" calcext:value-type="float">
            <text:p><text:s/>415 <text:s/></text:p>
          </table:table-cell>
          <table:table-cell table:style-name="ce43"/>
          <table:table-cell table:style-name="ce43" office:value-type="float" office:value="414.5445" calcext:value-type="float">
            <text:p><text:s/>41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414.5445" calcext:value-type="float">
            <text:p><text:s/>415 <text:s/></text:p>
          </table:table-cell>
          <table:table-cell table:style-name="ce43"/>
          <table:table-cell table:style-name="ce43" office:value-type="float" office:value="414.5445" calcext:value-type="float">
            <text:p><text:s/>41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4683.9218" calcext:value-type="float">
            <text:p><text:s/>34,684 <text:s/></text:p>
          </table:table-cell>
          <table:table-cell table:style-name="ce43" office:value-type="float" office:value="23000.3144" calcext:value-type="float">
            <text:p><text:s/>23,000 <text:s/></text:p>
          </table:table-cell>
          <table:table-cell table:style-name="ce43" office:value-type="float" office:value="11683.6074" calcext:value-type="float">
            <text:p><text:s/>11,68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4144.1061" calcext:value-type="float">
            <text:p><text:s/>4,144 <text:s/></text:p>
          </table:table-cell>
          <table:table-cell table:style-name="ce43" office:value-type="float" office:value="2140.7808" calcext:value-type="float">
            <text:p><text:s/>2,141 <text:s/></text:p>
          </table:table-cell>
          <table:table-cell table:style-name="ce43" office:value-type="float" office:value="2003.3253" calcext:value-type="float">
            <text:p><text:s/>2,00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19529.2296" calcext:value-type="float">
            <text:p><text:s/>19,529 <text:s/></text:p>
          </table:table-cell>
          <table:table-cell table:style-name="ce43" office:value-type="float" office:value="13375.7064" calcext:value-type="float">
            <text:p><text:s/>13,376 <text:s/></text:p>
          </table:table-cell>
          <table:table-cell table:style-name="ce43" office:value-type="float" office:value="6153.5232" calcext:value-type="float">
            <text:p><text:s/>6,15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83.4077" calcext:value-type="float">
            <text:p><text:s/>83 <text:s/></text:p>
          </table:table-cell>
          <table:table-cell table:style-name="ce43" office:value-type="float" office:value="76.6064" calcext:value-type="float">
            <text:p><text:s/>77 <text:s/></text:p>
          </table:table-cell>
          <table:table-cell table:style-name="ce43" office:value-type="float" office:value="6.8013" calcext:value-type="float">
            <text:p><text:s/>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number-columns-repeated="2" table:style-name="ce43" office:value-type="float" office:value="7.044" calcext:value-type="float">
            <text:p><text:s/>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number-columns-repeated="2" table:style-name="ce43" office:value-type="float" office:value="8.0584" calcext:value-type="float">
            <text:p><text:s/>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109.8743" calcext:value-type="float">
            <text:p><text:s/>110 <text:s/></text:p>
          </table:table-cell>
          <table:table-cell table:style-name="ce43" office:value-type="float" office:value="108.6944" calcext:value-type="float">
            <text:p><text:s/>109 <text:s/></text:p>
          </table:table-cell>
          <table:table-cell table:style-name="ce43" office:value-type="float" office:value="1.1799" calcext:value-type="float">
            <text:p><text:s/>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825.6086" calcext:value-type="float">
            <text:p><text:s/>826 <text:s/></text:p>
          </table:table-cell>
          <table:table-cell table:style-name="ce43" office:value-type="float" office:value="669.4568" calcext:value-type="float">
            <text:p><text:s/>669 <text:s/></text:p>
          </table:table-cell>
          <table:table-cell table:style-name="ce43" office:value-type="float" office:value="156.1518" calcext:value-type="float">
            <text:p><text:s/>15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481.2466" calcext:value-type="float">
            <text:p><text:s/>4,481 <text:s/></text:p>
          </table:table-cell>
          <table:table-cell table:style-name="ce43" office:value-type="float" office:value="3053.0456" calcext:value-type="float">
            <text:p><text:s/>3,053 <text:s/></text:p>
          </table:table-cell>
          <table:table-cell table:style-name="ce43" office:value-type="float" office:value="1428.201" calcext:value-type="float">
            <text:p><text:s/>1,42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054.6907" calcext:value-type="float">
            <text:p><text:s/>1,055 <text:s/></text:p>
          </table:table-cell>
          <table:table-cell table:style-name="ce43" office:value-type="float" office:value="699.512" calcext:value-type="float">
            <text:p><text:s/>700 <text:s/></text:p>
          </table:table-cell>
          <table:table-cell table:style-name="ce43" office:value-type="float" office:value="355.1787" calcext:value-type="float">
            <text:p><text:s/>35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440.6558" calcext:value-type="float">
            <text:p><text:s/>4,441 <text:s/></text:p>
          </table:table-cell>
          <table:table-cell table:style-name="ce44" office:value-type="float" office:value="2861.4096" calcext:value-type="float">
            <text:p><text:s/>2,861 <text:s/></text:p>
          </table:table-cell>
          <table:table-cell table:style-name="ce44" office:value-type="float" office:value="1579.2462" calcext:value-type="float">
            <text:p><text:s/>1,579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51321.8431" calcext:value-type="float">
            <text:p><text:s/>51,322 <text:s/></text:p>
          </table:table-cell>
          <table:table-cell table:style-name="ce45" office:value-type="float" office:value="46579.6864" calcext:value-type="float">
            <text:p><text:s/>46,580 <text:s/></text:p>
          </table:table-cell>
          <table:table-cell table:style-name="ce45" office:value-type="float" office:value="4742.1567" calcext:value-type="float">
            <text:p><text:s/>4,742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712029.51329" calcext:value-type="float">
            <text:p><text:s/>9,712,030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9710537.51329" calcext:value-type="float">
            <text:p><text:s/>9,710,538 <text:s/></text:p>
          </table:table-cell>
          <table:table-cell table:style-name="ce43" office:value-type="float" office:value="293143.603477" calcext:value-type="float">
            <text:p><text:s/>293,144 <text:s/></text:p>
          </table:table-cell>
          <table:table-cell table:style-name="ce43" office:value-type="float" office:value="14377.915928" calcext:value-type="float">
            <text:p><text:s/>14,378 <text:s/></text:p>
          </table:table-cell>
          <table:table-cell table:style-name="ce43" office:value-type="float" office:value="11604.190443" calcext:value-type="float">
            <text:p><text:s/>11,604 <text:s/></text:p>
          </table:table-cell>
          <table:table-cell table:style-name="ce43"/>
          <table:table-cell table:style-name="ce43" office:value-type="float" office:value="2773.725485" calcext:value-type="float">
            <text:p><text:s/>2,774 <text:s/></text:p>
          </table:table-cell>
          <table:table-cell table:style-name="ce43" office:value-type="float" office:value="278765.687549" calcext:value-type="float">
            <text:p><text:s/>278,76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674007.661" calcext:value-type="float">
            <text:p><text:s/>9,674,008 <text:s/></text:p>
          </table:table-cell>
          <table:table-cell table:style-name="ce43"/>
          <table:table-cell table:style-name="ce43" office:value-type="float" office:value="9674007.661" calcext:value-type="float">
            <text:p><text:s/>9,674,0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049.22" calcext:value-type="float">
            <text:p><text:s/>5,049 <text:s/></text:p>
          </table:table-cell>
          <table:table-cell table:style-name="ce43" office:value-type="float" office:value="2698.22" calcext:value-type="float">
            <text:p><text:s/>2,698 <text:s/></text:p>
          </table:table-cell>
          <table:table-cell table:style-name="ce43" table:number-columns-repeated="2"/>
          <table:table-cell table:style-name="ce43" office:value-type="float" office:value="2698.22" calcext:value-type="float">
            <text:p><text:s/>2,698 <text:s/></text:p>
          </table:table-cell>
          <table:table-cell table:style-name="ce43" office:value-type="float" office:value="2351" calcext:value-type="float">
            <text:p><text:s/>2,35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1474.013171" calcext:value-type="float">
            <text:p><text:s/>11,474 <text:s/></text:p>
          </table:table-cell>
          <table:table-cell table:number-columns-repeated="2" table:style-name="ce43" office:value-type="float" office:value="53.237222" calcext:value-type="float">
            <text:p><text:s/>53 <text:s/></text:p>
          </table:table-cell>
          <table:table-cell table:style-name="ce43" table:number-columns-repeated="2"/>
          <table:table-cell table:style-name="ce43" office:value-type="float" office:value="11420.775949" calcext:value-type="float">
            <text:p><text:s/>11,42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021.85229" calcext:value-type="float">
            <text:p><text:s/>38,022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36529.85229" calcext:value-type="float">
            <text:p><text:s/>36,530 <text:s/></text:p>
          </table:table-cell>
          <table:table-cell table:style-name="ce43" office:value-type="float" office:value="276620.370306" calcext:value-type="float">
            <text:p><text:s/>276,620 <text:s/></text:p>
          </table:table-cell>
          <table:table-cell table:style-name="ce43" office:value-type="float" office:value="11626.458706" calcext:value-type="float">
            <text:p><text:s/>11,626 <text:s/></text:p>
          </table:table-cell>
          <table:table-cell table:style-name="ce43" office:value-type="float" office:value="11550.953221" calcext:value-type="float">
            <text:p><text:s/>11,551 <text:s/></text:p>
          </table:table-cell>
          <table:table-cell table:style-name="ce43"/>
          <table:table-cell table:style-name="ce43" office:value-type="float" office:value="75.505485" calcext:value-type="float">
            <text:p><text:s/>76 <text:s/></text:p>
          </table:table-cell>
          <table:table-cell table:style-name="ce43" office:value-type="float" office:value="264993.9116" calcext:value-type="float">
            <text:p><text:s/>264,99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004.896148" calcext:value-type="float">
            <text:p><text:s/>8,005 <text:s/></text:p>
          </table:table-cell>
          <table:table-cell table:style-name="ce43"/>
          <table:table-cell table:style-name="ce43" office:value-type="float" office:value="8004.896148" calcext:value-type="float">
            <text:p><text:s/>8,005 <text:s/></text:p>
          </table:table-cell>
          <table:table-cell table:style-name="ce43" office:value-type="float" office:value="83672.868561" calcext:value-type="float">
            <text:p><text:s/>83,673 <text:s/></text:p>
          </table:table-cell>
          <table:table-cell table:number-columns-repeated="2" table:style-name="ce43" office:value-type="float" office:value="120.991953" calcext:value-type="float">
            <text:p><text:s/>121 <text:s/></text:p>
          </table:table-cell>
          <table:table-cell table:style-name="ce43" table:number-columns-repeated="2"/>
          <table:table-cell table:style-name="ce43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004.896148" calcext:value-type="float">
            <text:p><text:s/>8,005 <text:s/></text:p>
          </table:table-cell>
          <table:table-cell table:style-name="ce44"/>
          <table:table-cell table:style-name="ce44" office:value-type="float" office:value="8004.896148" calcext:value-type="float">
            <text:p><text:s/>8,005 <text:s/></text:p>
          </table:table-cell>
          <table:table-cell table:style-name="ce44" office:value-type="float" office:value="83672.868561" calcext:value-type="float">
            <text:p><text:s/>83,673 <text:s/></text:p>
          </table:table-cell>
          <table:table-cell table:number-columns-repeated="2" table:style-name="ce44" office:value-type="float" office:value="120.991953" calcext:value-type="float">
            <text:p><text:s/>121 <text:s/></text:p>
          </table:table-cell>
          <table:table-cell table:style-name="ce44" table:number-columns-repeated="2"/>
          <table:table-cell table:style-name="ce44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2"/>
          <table:table-cell table:style-name="ce14" table:number-columns-repeated="1010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7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5" table:number-columns-repeated="6" table:default-cell-style-name="ce15"/>
        <table:table-column table:style-name="co6" table:default-cell-style-name="ce15"/>
        <table:table-column table:style-name="co16" table:default-cell-style-name="ce15"/>
        <table:table-column table:style-name="co9" table:number-columns-repeated="246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2 能源平衡表－OECD能源統計格式（公噸油當量單位）</text:p>
            </table:table-cell>
            <table:covered-table-cell table:number-columns-repeated="8" table:style-name="ce16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2"/>
            <table:table-cell table:style-name="ce56" table:number-columns-repeated="2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37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office:value-type="string" calcext:value-type="string">
              <text:p>核能</text:p>
            </table:table-cell>
            <table:table-cell table:style-name="ce60" office:value-type="string" calcext:value-type="string">
              <text:p>水力</text:p>
            </table:table-cell>
            <table:table-cell table:style-name="ce61" office:value-type="string" calcext:value-type="string">
              <text:p>地熱</text:p>
            </table:table-cell>
            <table:table-cell table:style-name="ce61" office:value-type="string" calcext:value-type="string">
              <text:p>太陽光電</text:p>
            </table:table-cell>
            <table:table-cell table:style-name="ce60" office:value-type="string" calcext:value-type="string">
              <text:p>風力</text:p>
            </table:table-cell>
            <table:table-cell table:style-name="ce60" office:value-type="string" calcext:value-type="string">
              <text:p>電力</text:p>
            </table:table-cell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table:number-columns-repeated="2"/>
            <table:table-cell table:style-name="ce61" table:number-columns-repeated="2"/>
            <table:table-cell table:style-name="ce60" table:number-columns-repeated="2"/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/>
            <table:table-cell table:style-name="ce55" table:number-columns-repeated="4"/>
            <table:table-cell table:style-name="ce52" table:number-columns-repeated="1015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52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26656.301484" calcext:value-type="float">
            <text:p><text:s/>26,656 <text:s/></text:p>
          </table:table-cell>
          <table:table-cell table:style-name="ce42" office:value-type="float" office:value="1598.77268" calcext:value-type="float">
            <text:p><text:s/>1,599 <text:s/></text:p>
          </table:table-cell>
          <table:table-cell table:style-name="ce42" office:value-type="float" office:value="57745.258484" calcext:value-type="float">
            <text:p><text:s/>57,745 <text:s/></text:p>
          </table:table-cell>
          <table:table-cell table:style-name="ce42" office:value-type="float" office:value="28367.795396" calcext:value-type="float">
            <text:p><text:s/>28,368 <text:s/></text:p>
          </table:table-cell>
          <table:table-cell table:style-name="ce42"/>
          <table:table-cell table:style-name="ce37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75039.847516" calcext:value-type="float">
            <text:p><text:s/>375,040 <text:s/></text:p>
          </table:table-cell>
          <table:table-cell table:style-name="ce43" table:number-columns-repeated="5"/>
          <table:table-cell table:style-name="ce13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375039.847516" calcext:value-type="float">
            <text:p><text:s/>375,040 <text:s/></text:p>
          </table:table-cell>
          <table:table-cell table:style-name="ce44" office:value-type="float" office:value="26656.301484" calcext:value-type="float">
            <text:p><text:s/>26,656 <text:s/></text:p>
          </table:table-cell>
          <table:table-cell table:style-name="ce44" office:value-type="float" office:value="1598.77268" calcext:value-type="float">
            <text:p><text:s/>1,599 <text:s/></text:p>
          </table:table-cell>
          <table:table-cell table:style-name="ce44" office:value-type="float" office:value="57745.258484" calcext:value-type="float">
            <text:p><text:s/>57,745 <text:s/></text:p>
          </table:table-cell>
          <table:table-cell table:style-name="ce44" office:value-type="float" office:value="28367.795396" calcext:value-type="float">
            <text:p><text:s/>28,368 <text:s/></text:p>
          </table:table-cell>
          <table:table-cell table:style-name="ce44"/>
          <table:table-cell table:style-name="ce13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5"/>
          <table:table-cell table:style-name="ce44" office:value-type="float" office:value="-1419.212076" calcext:value-type="float">
            <text:p><text:s/>-1,41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75039.847516" calcext:value-type="float">
            <text:p><text:s/>375,040 <text:s/></text:p>
          </table:table-cell>
          <table:table-cell table:style-name="ce43" office:value-type="float" office:value="48166.277484" calcext:value-type="float">
            <text:p><text:s/>48,166 <text:s/></text:p>
          </table:table-cell>
          <table:table-cell table:style-name="ce43" office:value-type="float" office:value="1598.77268" calcext:value-type="float">
            <text:p><text:s/>1,599 <text:s/></text:p>
          </table:table-cell>
          <table:table-cell table:style-name="ce43" office:value-type="float" office:value="57745.258484" calcext:value-type="float">
            <text:p><text:s/>57,745 <text:s/></text:p>
          </table:table-cell>
          <table:table-cell table:style-name="ce43" office:value-type="float" office:value="28367.795396" calcext:value-type="float">
            <text:p><text:s/>28,368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375039.847516" calcext:value-type="float">
            <text:p><text:s/>375,040 <text:s/></text:p>
          </table:table-cell>
          <table:table-cell table:style-name="ce43" office:value-type="float" office:value="48101.787116" calcext:value-type="float">
            <text:p><text:s/>48,102 <text:s/></text:p>
          </table:table-cell>
          <table:table-cell table:style-name="ce43"/>
          <table:table-cell table:style-name="ce43" office:value-type="float" office:value="8602.141744" calcext:value-type="float">
            <text:p><text:s/>8,602 <text:s/></text:p>
          </table:table-cell>
          <table:table-cell table:style-name="ce43" office:value-type="float" office:value="23136.410408" calcext:value-type="float">
            <text:p><text:s/>23,136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64.490368" calcext:value-type="float">
            <text:p><text:s/>64 <text:s/></text:p>
          </table:table-cell>
          <table:table-cell table:style-name="ce43" office:value-type="float" office:value="1598.77268" calcext:value-type="float">
            <text:p><text:s/>1,599 <text:s/></text:p>
          </table:table-cell>
          <table:table-cell table:style-name="ce43" office:value-type="float" office:value="49143.11674" calcext:value-type="float">
            <text:p><text:s/>49,143 <text:s/></text:p>
          </table:table-cell>
          <table:table-cell table:style-name="ce43" office:value-type="float" office:value="5231.384988" calcext:value-type="float">
            <text:p><text:s/>5,231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1509.976" calcext:value-type="float">
            <text:p><text:s/>21,510 <text:s/></text:p>
          </table:table-cell>
          <table:table-cell table:style-name="ce43" table:number-columns-repeated="3"/>
          <table:table-cell table:style-name="ce43" office:value-type="float" office:value="1968601.396432" calcext:value-type="float">
            <text:p><text:s/>1,968,601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1509.976" calcext:value-type="float">
            <text:p><text:s/>21,510 <text:s/></text:p>
          </table:table-cell>
          <table:table-cell table:style-name="ce43" table:number-columns-repeated="3"/>
          <table:table-cell table:style-name="ce43" office:value-type="float" office:value="1968601.396432" calcext:value-type="float">
            <text:p><text:s/>1,968,601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24298.17554532" calcext:value-type="float">
            <text:p><text:s/>124,298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349.992996" calcext:value-type="float">
            <text:p><text:s/>350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16373.73415532" calcext:value-type="float">
            <text:p><text:s/>16,374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64621.259226" calcext:value-type="float">
            <text:p><text:s/>64,621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25456.774" calcext:value-type="float">
            <text:p><text:s/>25,457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4200.403936" calcext:value-type="float">
            <text:p><text:s/>14,200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3296.011232" calcext:value-type="float">
            <text:p><text:s/>3,296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-106231.187476" calcext:value-type="float">
            <text:p><text:s/>-106,231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1951953.62043868" calcext:value-type="float">
            <text:p><text:s/>1,951,954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1951953.62043868" calcext:value-type="float">
            <text:p><text:s/>1,951,95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150434.780632" calcext:value-type="float">
            <text:p><text:s/>1,150,43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039.646176" calcext:value-type="float">
            <text:p><text:s/>2,04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32044.873488" calcext:value-type="float">
            <text:p><text:s/>32,04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36970.087812" calcext:value-type="float">
            <text:p><text:s/>36,97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121.607098" calcext:value-type="float">
            <text:p><text:s/>1,12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2978.46939" calcext:value-type="float">
            <text:p><text:s/>2,97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26817.317478" calcext:value-type="float">
            <text:p><text:s/>26,81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3993.062388" calcext:value-type="float">
            <text:p><text:s/>3,99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238918.473166" calcext:value-type="float">
            <text:p><text:s/>238,9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176828.823202" calcext:value-type="float">
            <text:p><text:s/>176,82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48987.938426" calcext:value-type="float">
            <text:p>( 48,988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26678.603806" calcext:value-type="float">
            <text:p>( 126,679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162.28097" calcext:value-type="float">
            <text:p>( 1,162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24630.784592" calcext:value-type="float">
            <text:p><text:s/>24,63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27074.283758" calcext:value-type="float">
            <text:p><text:s/>27,074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0384.581614" calcext:value-type="float">
            <text:p><text:s/>10,38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9330.02175" calcext:value-type="float">
            <text:p><text:s/>9,33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7177.473914" calcext:value-type="float">
            <text:p><text:s/>7,177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40176.837408" calcext:value-type="float">
            <text:p><text:s/>40,17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41409.887692" calcext:value-type="float">
            <text:p><text:s/>41,41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3838.783912" calcext:value-type="float">
            <text:p><text:s/>13,83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27571.10378" calcext:value-type="float">
            <text:p><text:s/>27,57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2935.93035" calcext:value-type="float">
            <text:p>( 2,936 <text:s/>)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0447.725242" calcext:value-type="float">
            <text:p>( 20,448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40914.489106" calcext:value-type="float">
            <text:p><text:s/>140,91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23238.469388" calcext:value-type="float">
            <text:p><text:s/>123,23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17676.019718" calcext:value-type="float">
            <text:p><text:s/>17,67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6721.473276" calcext:value-type="float">
            <text:p>( 6,721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54716.889228" calcext:value-type="float">
            <text:p><text:s/>54,717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1052.253212" calcext:value-type="float">
            <text:p><text:s/>21,05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431297.746794" calcext:value-type="float">
            <text:p><text:s/>431,29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397665.48436" calcext:value-type="float">
            <text:p>( 397,665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14879.344008" calcext:value-type="float">
            <text:p><text:s/>14,87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8179.938934" calcext:value-type="float">
            <text:p><text:s/>8,18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8948.704372" calcext:value-type="float">
            <text:p><text:s/>8,94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18383.481518" calcext:value-type="float">
            <text:p><text:s/>18,38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9084.1757" calcext:value-type="float">
            <text:p><text:s/>9,084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0218.06406068" calcext:value-type="float">
            <text:p><text:s/>10,2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0036.872262" calcext:value-type="float">
            <text:p><text:s/>10,03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181.19179868" calcext:value-type="float">
            <text:p><text:s/>18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23716.753114" calcext:value-type="float">
            <text:p><text:s/>23,71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16115.404808" calcext:value-type="float">
            <text:p><text:s/>16,115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7601.348306" calcext:value-type="float">
            <text:p><text:s/>7,60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343041.7949316" calcext:value-type="float">
            <text:p><text:s/>343,04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84707.718248" calcext:value-type="float">
            <text:p><text:s/>84,70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54723.235168" calcext:value-type="float">
            <text:p><text:s/>54,72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4038.081258" calcext:value-type="float">
            <text:p><text:s/>14,03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9163.534006" calcext:value-type="float">
            <text:p><text:s/>9,16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18336.336834" calcext:value-type="float">
            <text:p><text:s/>18,33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16807.302672" calcext:value-type="float">
            <text:p><text:s/>16,80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2849.96262" calcext:value-type="float">
            <text:p><text:s/>12,85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65706.430188" calcext:value-type="float">
            <text:p><text:s/>65,70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32077.2933896" calcext:value-type="float">
            <text:p><text:s/>32,077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34631.900548" calcext:value-type="float">
            <text:p><text:s/>34,632 <text:s/></text:p>
          </table:table-cell>
          <table:table-cell table:style-name="ce13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24542.2277004" calcext:value-type="float">
            <text:p><text:s/>424,54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60072.994" calcext:value-type="float">
            <text:p><text:s/>560,073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671456.494" calcext:value-type="float">
            <text:p><text:s/>671,456 <text:s/></text:p>
          </table:table-cell>
          <table:table-cell table:style-name="ce43" office:value-type="float" office:value="329858.086" calcext:value-type="float">
            <text:p><text:s/>329,85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59323.106" calcext:value-type="float">
            <text:p><text:s/>559,323 <text:s/></text:p>
          </table:table-cell>
          <table:table-cell table:style-name="ce43"/>
          <table:table-cell table:style-name="ce43" office:value-type="float" office:value="100024.904" calcext:value-type="float">
            <text:p><text:s/>100,025 <text:s/></text:p>
          </table:table-cell>
          <table:table-cell table:style-name="ce43" office:value-type="float" office:value="269028.028" calcext:value-type="float">
            <text:p><text:s/>269,02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749.888" calcext:value-type="float">
            <text:p><text:s/>750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571431.59" calcext:value-type="float">
            <text:p><text:s/>571,432 <text:s/></text:p>
          </table:table-cell>
          <table:table-cell table:style-name="ce43" office:value-type="float" office:value="60830.058" calcext:value-type="float">
            <text:p><text:s/>60,83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7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7" table:number-columns-repeated="4" table:default-cell-style-name="ce15"/>
        <table:table-column table:style-name="co18" table:default-cell-style-name="ce15"/>
        <table:table-column table:style-name="co6" table:default-cell-style-name="ce15"/>
        <table:table-column table:style-name="co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2 能源平衡表－OECD能源統計格式（公噸油當量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56" table:number-columns-repeated="4"/>
            <table:table-cell table:style-name="ce50" office:value-type="string" calcext:value-type="string">
              <text:p><text:span text:style-name="T3">(</text:span><text:span text:style-name="T4">單位：公噸油當量</text:span><text:span text:style-name="T5"> / 10</text:span><text:span text:style-name="T6">7</text:span><text:span text:style-name="T7">千卡)</text:span></text:p>
            </table:table-cell>
            <table:table-cell table:style-name="ce37" table:number-columns-repeated="1016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2" office:value-type="float" office:value="52" calcext:value-type="float">
              <text:p>52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4" office:value-type="float" office:value="54" calcext:value-type="float">
              <text:p>54</text:p>
            </table:table-cell>
            <table:table-cell table:style-name="ce64"/>
            <table:table-cell table:style-name="ce72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office:value-type="string" calcext:value-type="string">
              <text:p>太陽熱能</text:p>
            </table:table-cell>
            <table:table-cell table:style-name="ce60" office:value-type="string" calcext:value-type="string">
              <text:p>熱能</text:p>
            </table:table-cell>
            <table:table-cell table:style-name="ce65" office:value-type="string" calcext:value-type="string">
              <text:p>總計</text:p>
            </table:table-cell>
            <table:table-cell table:style-name="ce65" table:number-columns-repeated="2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3" table:number-columns-repeated="2"/>
            <table:table-cell table:style-name="ce66" table:number-columns-repeated="3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2"/>
            <table:table-cell table:style-name="ce67" office:value-type="string" calcext:value-type="string">
              <text:p>C1+C13+C37+C40</text:p>
            </table:table-cell>
            <table:table-cell table:style-name="ce67"/>
            <table:table-cell table:style-name="ce66"/>
            <table:table-cell table:style-name="ce52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2"/>
            <table:table-cell table:style-name="ce68" office:value-type="string" calcext:value-type="string">
              <text:p>+C46 ~ C53</text:p>
            </table:table-cell>
            <table:table-cell table:style-name="ce68"/>
            <table:table-cell table:style-name="ce73"/>
            <table:table-cell table:style-name="ce52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7349.4" calcext:value-type="float">
            <text:p><text:s/>7,349 <text:s/></text:p>
          </table:table-cell>
          <table:table-cell table:style-name="ce42"/>
          <table:table-cell table:style-name="ce42" office:value-type="float" office:value="254109.608959793" calcext:value-type="float">
            <text:p><text:s/>254,110 <text:s/></text:p>
          </table:table-cell>
          <table:table-cell table:style-name="ce42"/>
          <table:table-cell table:style-name="ce74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2"/>
          <table:table-cell table:style-name="ce43" office:value-type="float" office:value="10201427.4719183" calcext:value-type="float">
            <text:p><text:s/>10,201,42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2"/>
          <table:table-cell table:style-name="ce43" office:value-type="float" office:value="1130105.76487703" calcext:value-type="float">
            <text:p><text:s/>1,130,10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2"/>
          <table:table-cell table:style-name="ce43" office:value-type="float" office:value="139360.53588" calcext:value-type="float">
            <text:p><text:s/>139,36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2"/>
          <table:table-cell table:style-name="ce43" office:value-type="float" office:value="157971.9232" calcext:value-type="float">
            <text:p><text:s/>157,97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2"/>
          <table:table-cell table:style-name="ce43" office:value-type="float" office:value="132204.181737813" calcext:value-type="float">
            <text:p><text:s/>132,20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7349.4" calcext:value-type="float">
            <text:p><text:s/>7,349 <text:s/></text:p>
          </table:table-cell>
          <table:table-cell table:style-name="ce44"/>
          <table:table-cell table:style-name="ce44" office:value-type="float" office:value="8895894.67518321" calcext:value-type="float">
            <text:p><text:s/>8,895,895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2"/>
          <table:table-cell table:style-name="ce43" office:value-type="float" office:value="2310072.85204077" calcext:value-type="float">
            <text:p><text:s/>2,310,07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2"/>
          <table:table-cell table:style-name="ce44" office:value-type="float" office:value="303169.260698303" calcext:value-type="float">
            <text:p><text:s/>303,169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2"/>
          <table:table-cell table:style-name="ce43" office:value-type="float" office:value="8512171.12652625" calcext:value-type="float">
            <text:p><text:s/>8,512,17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459906.022727724" calcext:value-type="float">
            <text:p><text:s/>459,90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2"/>
          <table:table-cell table:style-name="ce43" office:value-type="float" office:value="418339.89092" calcext:value-type="float">
            <text:p><text:s/>418,34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2"/>
          <table:table-cell table:style-name="ce43" office:value-type="float" office:value="3157710.4517744" calcext:value-type="float">
            <text:p><text:s/>3,157,71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43" office:value-type="float" office:value="3558237.706884" calcext:value-type="float">
            <text:p><text:s/>3,558,23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2"/>
          <table:table-cell table:style-name="ce43" office:value-type="float" office:value="86292.3913515568" calcext:value-type="float">
            <text:p><text:s/>86,29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43" office:value-type="float" office:value="41735.856159" calcext:value-type="float">
            <text:p><text:s/>41,73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2"/>
          <table:table-cell table:style-name="ce44" office:value-type="float" office:value="789948.806709565" calcext:value-type="float">
            <text:p><text:s/>789,949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198540.953156" calcext:value-type="float">
            <text:p><text:s/>198,541 <text:s/></text:p>
          </table:table-cell>
          <table:table-cell table:style-name="ce43" office:value-type="float" office:value="8719120.5949607" calcext:value-type="float">
            <text:p><text:s/>8,719,12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198540.953156" calcext:value-type="float">
            <text:p><text:s/>198,541 <text:s/></text:p>
          </table:table-cell>
          <table:table-cell table:style-name="ce43" office:value-type="float" office:value="6425723.26055771" calcext:value-type="float">
            <text:p><text:s/>6,425,72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2"/>
          <table:table-cell table:style-name="ce44" office:value-type="float" office:value="2293397.33440299" calcext:value-type="float">
            <text:p><text:s/>2,293,397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45614.9705336" calcext:value-type="float">
            <text:p><text:s/>45,615 <text:s/></text:p>
          </table:table-cell>
          <table:table-cell table:style-name="ce43" office:value-type="float" office:value="506658.003725189" calcext:value-type="float">
            <text:p><text:s/>506,65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46517.0441946" calcext:value-type="float">
            <text:p><text:s/>46,51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2"/>
          <table:table-cell table:style-name="ce43" office:value-type="float" office:value="50486.2785546" calcext:value-type="float">
            <text:p><text:s/>50,48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2"/>
          <table:table-cell table:style-name="ce43" office:value-type="float" office:value="349.992996" calcext:value-type="float">
            <text:p><text:s/>35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38949.9875336" calcext:value-type="float">
            <text:p><text:s/>38,950 <text:s/></text:p>
          </table:table-cell>
          <table:table-cell table:style-name="ce43" office:value-type="float" office:value="294938.766165989" calcext:value-type="float">
            <text:p><text:s/>294,93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2"/>
          <table:table-cell table:style-name="ce43" office:value-type="float" office:value="64736.714986" calcext:value-type="float">
            <text:p><text:s/>64,73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2"/>
          <table:table-cell table:style-name="ce43" office:value-type="float" office:value="25456.774" calcext:value-type="float">
            <text:p><text:s/>25,45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6664.983" calcext:value-type="float">
            <text:p><text:s/>6,665 <text:s/></text:p>
          </table:table-cell>
          <table:table-cell table:style-name="ce43" office:value-type="float" office:value="20865.386936" calcext:value-type="float">
            <text:p><text:s/>20,86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2"/>
          <table:table-cell table:style-name="ce44" office:value-type="float" office:value="3307.045892" calcext:value-type="float">
            <text:p><text:s/>3,307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2"/>
          <table:table-cell table:style-name="ce45" office:value-type="float" office:value="-95924.5566856" calcext:value-type="float">
            <text:p><text:s/>-95,925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7349.4" calcext:value-type="float">
            <text:p><text:s/>7,349 <text:s/></text:p>
          </table:table-cell>
          <table:table-cell table:style-name="ce45" office:value-type="float" office:value="152925.9826224" calcext:value-type="float">
            <text:p><text:s/>152,926 <text:s/></text:p>
          </table:table-cell>
          <table:table-cell table:style-name="ce45" office:value-type="float" office:value="6078868.583839" calcext:value-type="float">
            <text:p><text:s/>6,078,869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7349.4" calcext:value-type="float">
            <text:p><text:s/>7,349 <text:s/></text:p>
          </table:table-cell>
          <table:table-cell table:style-name="ce45" office:value-type="float" office:value="152925.9826224" calcext:value-type="float">
            <text:p><text:s/>152,926 <text:s/></text:p>
          </table:table-cell>
          <table:table-cell table:style-name="ce45" office:value-type="float" office:value="4079235.59582767" calcext:value-type="float">
            <text:p><text:s/>4,079,236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152925.9826224" calcext:value-type="float">
            <text:p><text:s/>152,926 <text:s/></text:p>
          </table:table-cell>
          <table:table-cell table:style-name="ce43" office:value-type="float" office:value="2132760.47566712" calcext:value-type="float">
            <text:p><text:s/>2,132,76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2"/>
          <table:table-cell table:style-name="ce43" office:value-type="float" office:value="2626.558592603" calcext:value-type="float">
            <text:p><text:s/>2,62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2098.76654" calcext:value-type="float">
            <text:p><text:s/>2,099 <text:s/></text:p>
          </table:table-cell>
          <table:table-cell table:style-name="ce43" office:value-type="float" office:value="61629.5462610761" calcext:value-type="float">
            <text:p><text:s/>61,63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4534.316228" calcext:value-type="float">
            <text:p><text:s/>4,534 <text:s/></text:p>
          </table:table-cell>
          <table:table-cell table:style-name="ce43" office:value-type="float" office:value="81489.123146096" calcext:value-type="float">
            <text:p><text:s/>81,48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2"/>
          <table:table-cell table:style-name="ce43" office:value-type="float" office:value="2443.638154085" calcext:value-type="float">
            <text:p><text:s/>2,44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2"/>
          <table:table-cell table:style-name="ce43" office:value-type="float" office:value="3671.1298596" calcext:value-type="float">
            <text:p><text:s/>3,67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557.780548" calcext:value-type="float">
            <text:p><text:s/>558 <text:s/></text:p>
          </table:table-cell>
          <table:table-cell table:style-name="ce43" office:value-type="float" office:value="86397.8358368345" calcext:value-type="float">
            <text:p><text:s/>86,39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2"/>
          <table:table-cell table:style-name="ce43" office:value-type="float" office:value="4772.074157542" calcext:value-type="float">
            <text:p><text:s/>4,77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136603.2684744" calcext:value-type="float">
            <text:p><text:s/>136,603 <text:s/></text:p>
          </table:table-cell>
          <table:table-cell table:style-name="ce43" office:value-type="float" office:value="612749.332244153" calcext:value-type="float">
            <text:p><text:s/>612,74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27935.5687324" calcext:value-type="float">
            <text:p><text:s/>127,936 <text:s/></text:p>
          </table:table-cell>
          <table:table-cell table:style-name="ce43" office:value-type="float" office:value="478723.033197229" calcext:value-type="float">
            <text:p><text:s/>478,72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26377.484354" calcext:value-type="float">
            <text:p>( 26,377 <text:s/>)</text:p>
          </table:table-cell>
          <table:table-cell table:style-name="ce46" office:value-type="float" office:value="94217.1423002578" calcext:value-type="float">
            <text:p>( 94,217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01558.0843784" calcext:value-type="float">
            <text:p>( 101,558 <text:s/>)</text:p>
          </table:table-cell>
          <table:table-cell table:style-name="ce46" office:value-type="float" office:value="382957.709226972" calcext:value-type="float">
            <text:p>( 382,958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2"/>
          <table:table-cell table:style-name="ce46" office:value-type="float" office:value="1548.18167" calcext:value-type="float">
            <text:p>( 1,548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6977.516" calcext:value-type="float">
            <text:p><text:s/>6,978 <text:s/></text:p>
          </table:table-cell>
          <table:table-cell table:style-name="ce43" office:value-type="float" office:value="58068.3902332058" calcext:value-type="float">
            <text:p><text:s/>58,06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23.692942" calcext:value-type="float">
            <text:p><text:s/>24 <text:s/></text:p>
          </table:table-cell>
          <table:table-cell table:style-name="ce43" office:value-type="float" office:value="54787.0361907445" calcext:value-type="float">
            <text:p><text:s/>54,78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1666.4908" calcext:value-type="float">
            <text:p><text:s/>1,666 <text:s/></text:p>
          </table:table-cell>
          <table:table-cell table:style-name="ce47" office:value-type="float" office:value="21170.872622973" calcext:value-type="float">
            <text:p><text:s/>21,171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618.7324" calcext:value-type="float">
            <text:p><text:s/>619 <text:s/></text:p>
          </table:table-cell>
          <table:table-cell table:style-name="ce43" office:value-type="float" office:value="19896.046683324" calcext:value-type="float">
            <text:p><text:s/>19,89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2"/>
          <table:table-cell table:style-name="ce43" office:value-type="float" office:value="13743.299343085" calcext:value-type="float">
            <text:p><text:s/>13,74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4623.592844" calcext:value-type="float">
            <text:p><text:s/>4,624 <text:s/></text:p>
          </table:table-cell>
          <table:table-cell table:style-name="ce47" office:value-type="float" office:value="63979.33125187" calcext:value-type="float">
            <text:p><text:s/>63,979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2"/>
          <table:table-cell table:style-name="ce43" office:value-type="float" office:value="163613.766926057" calcext:value-type="float">
            <text:p><text:s/>163,61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2"/>
          <table:table-cell table:style-name="ce43" office:value-type="float" office:value="97989.96308515" calcext:value-type="float">
            <text:p><text:s/>97,99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2"/>
          <table:table-cell table:style-name="ce43" office:value-type="float" office:value="65623.803840907" calcext:value-type="float">
            <text:p><text:s/>65,62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2"/>
          <table:table-cell table:style-name="ce46" office:value-type="float" office:value="15439.368815455" calcext:value-type="float">
            <text:p>( 15,439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2"/>
          <table:table-cell table:style-name="ce48" office:value-type="float" office:value="39901.982837452" calcext:value-type="float">
            <text:p>( 39,902 <text:s/>)</text:p>
          </table:table-cell>
          <table:table-cell table:style-name="ce48"/>
          <table:table-cell table:style-name="ce78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781.521" calcext:value-type="float">
            <text:p><text:s/>782 <text:s/></text:p>
          </table:table-cell>
          <table:table-cell table:style-name="ce43" office:value-type="float" office:value="348009.088129731" calcext:value-type="float">
            <text:p><text:s/>348,00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359.5826" calcext:value-type="float">
            <text:p><text:s/>360 <text:s/></text:p>
          </table:table-cell>
          <table:table-cell table:style-name="ce43" office:value-type="float" office:value="317846.7248312" calcext:value-type="float">
            <text:p><text:s/>317,84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421.9384" calcext:value-type="float">
            <text:p><text:s/>422 <text:s/></text:p>
          </table:table-cell>
          <table:table-cell table:style-name="ce43" office:value-type="float" office:value="30162.363298531" calcext:value-type="float">
            <text:p><text:s/>30,16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421.9384" calcext:value-type="float">
            <text:p>( 422 <text:s/>)</text:p>
          </table:table-cell>
          <table:table-cell table:style-name="ce46" office:value-type="float" office:value="16418.629391811" calcext:value-type="float">
            <text:p>( 16,419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98.044128" calcext:value-type="float">
            <text:p><text:s/>98 <text:s/></text:p>
          </table:table-cell>
          <table:table-cell table:style-name="ce43" office:value-type="float" office:value="76852.576324965" calcext:value-type="float">
            <text:p><text:s/>76,8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2"/>
          <table:table-cell table:style-name="ce47" office:value-type="float" office:value="22410.358648527" calcext:value-type="float">
            <text:p><text:s/>22,410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2992.99546" calcext:value-type="float">
            <text:p><text:s/>2,993 <text:s/></text:p>
          </table:table-cell>
          <table:table-cell table:style-name="ce43" office:value-type="float" office:value="463625.635605415" calcext:value-type="float">
            <text:p><text:s/>463,62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2992.99546" calcext:value-type="float">
            <text:p>( 2,993 <text:s/>)</text:p>
          </table:table-cell>
          <table:table-cell table:style-name="ce46" office:value-type="float" office:value="420868.000419625" calcext:value-type="float">
            <text:p>( 420,868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2"/>
          <table:table-cell table:style-name="ce43" office:value-type="float" office:value="20288.104675726" calcext:value-type="float">
            <text:p><text:s/>20,28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2"/>
          <table:table-cell table:style-name="ce43" office:value-type="float" office:value="8190.6668415" calcext:value-type="float">
            <text:p><text:s/>8,19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16.965" calcext:value-type="float">
            <text:p><text:s/>17 <text:s/></text:p>
          </table:table-cell>
          <table:table-cell table:style-name="ce43" office:value-type="float" office:value="25765.209675" calcext:value-type="float">
            <text:p><text:s/>25,76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2"/>
          <table:table-cell table:style-name="ce43" office:value-type="float" office:value="39727.890392284" calcext:value-type="float">
            <text:p><text:s/>39,72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2"/>
          <table:table-cell table:style-name="ce43" office:value-type="float" office:value="10552.66871765" calcext:value-type="float">
            <text:p><text:s/>10,5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2"/>
          <table:table-cell table:style-name="ce44" office:value-type="float" office:value="326.5942" calcext:value-type="float">
            <text:p><text:s/>327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2"/>
          <table:table-cell table:style-name="ce43" office:value-type="float" office:value="894148.984019807" calcext:value-type="float">
            <text:p><text:s/>894,14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2"/>
          <table:table-cell table:style-name="ce43" office:value-type="float" office:value="4289.8768" calcext:value-type="float">
            <text:p><text:s/>4,29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2"/>
          <table:table-cell table:style-name="ce43" office:value-type="float" office:value="873365.968959127" calcext:value-type="float">
            <text:p><text:s/>873,36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2"/>
          <table:table-cell table:style-name="ce43" office:value-type="float" office:value="10036.872262" calcext:value-type="float">
            <text:p><text:s/>10,03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2"/>
          <table:table-cell table:style-name="ce43" office:value-type="float" office:value="181.19179868" calcext:value-type="float">
            <text:p><text:s/>18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2"/>
          <table:table-cell table:style-name="ce43" office:value-type="float" office:value="6275.0742" calcext:value-type="float">
            <text:p><text:s/>6,27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2"/>
          <table:table-cell table:style-name="ce43" office:value-type="float" office:value="43488.074434" calcext:value-type="float">
            <text:p><text:s/>43,48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2"/>
          <table:table-cell table:style-name="ce43" office:value-type="float" office:value="21794.336288" calcext:value-type="float">
            <text:p><text:s/>21,79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2"/>
          <table:table-cell table:style-name="ce44" office:value-type="float" office:value="21693.738146" calcext:value-type="float">
            <text:p><text:s/>21,694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20.482" calcext:value-type="float">
            <text:p><text:s/>220 <text:s/></text:p>
          </table:table-cell>
          <table:table-cell table:style-name="ce43"/>
          <table:table-cell table:style-name="ce43" office:value-type="float" office:value="437021.303757416" calcext:value-type="float">
            <text:p><text:s/>437,02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2"/>
          <table:table-cell table:style-name="ce43" office:value-type="float" office:value="105022.80990081" calcext:value-type="float">
            <text:p><text:s/>105,02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2"/>
          <table:table-cell table:style-name="ce43" office:value-type="float" office:value="82986.2564937868" calcext:value-type="float">
            <text:p><text:s/>82,98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2"/>
          <table:table-cell table:style-name="ce43" office:value-type="float" office:value="16054.161306" calcext:value-type="float">
            <text:p><text:s/>16,05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2"/>
          <table:table-cell table:style-name="ce43" office:value-type="float" office:value="9183.230926" calcext:value-type="float">
            <text:p><text:s/>9,18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2"/>
          <table:table-cell table:style-name="ce43" office:value-type="float" office:value="18953.431954" calcext:value-type="float">
            <text:p><text:s/>18,9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2"/>
          <table:table-cell table:style-name="ce43" office:value-type="float" office:value="16964.341592" calcext:value-type="float">
            <text:p><text:s/>16,96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2"/>
          <table:table-cell table:style-name="ce43" office:value-type="float" office:value="14612.88524316" calcext:value-type="float">
            <text:p><text:s/>14,61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2"/>
          <table:table-cell table:style-name="ce43" office:value-type="float" office:value="71119.404805757" calcext:value-type="float">
            <text:p><text:s/>71,11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20.482" calcext:value-type="float">
            <text:p><text:s/>220 <text:s/></text:p>
          </table:table-cell>
          <table:table-cell table:style-name="ce43"/>
          <table:table-cell table:style-name="ce43" office:value-type="float" office:value="54400.078721078" calcext:value-type="float">
            <text:p><text:s/>54,40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2"/>
          <table:table-cell table:style-name="ce44" office:value-type="float" office:value="47724.7028148244" calcext:value-type="float">
            <text:p><text:s/>47,725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7128.918" calcext:value-type="float">
            <text:p><text:s/>7,129 <text:s/></text:p>
          </table:table-cell>
          <table:table-cell table:style-name="ce45"/>
          <table:table-cell table:style-name="ce45" office:value-type="float" office:value="571816.757949328" calcext:value-type="float">
            <text:p><text:s/>571,817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1999632.98801133" calcext:value-type="float">
            <text:p><text:s/>1,999,63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1999632.98801133" calcext:value-type="float">
            <text:p><text:s/>1,999,63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604738.809728" calcext:value-type="float">
            <text:p>( 1,604,739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2"/>
          <table:table-cell table:style-name="ce69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2"/>
          <table:table-cell table:style-name="ce70" office:value-type="float" office:value="22890766.817996" calcext:value-type="float">
            <text:p><text:s/>22,890,767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70" office:value-type="float" office:value="19095442.024" calcext:value-type="float">
            <text:p><text:s/>19,095,442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2"/>
          <table:table-cell table:style-name="ce70" office:value-type="float" office:value="818383.794" calcext:value-type="float">
            <text:p><text:s/>818,384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70" office:value-type="float" office:value="134213.999999" calcext:value-type="float">
            <text:p><text:s/>134,214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2"/>
          <table:table-cell table:style-name="ce70" office:value-type="float" office:value="2842726.999997" calcext:value-type="float">
            <text:p><text:s/>2,842,727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2"/>
          <table:table-cell table:style-name="ce70" office:value-type="float" office:value="2633169.139991" calcext:value-type="float">
            <text:p><text:s/>2,633,169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2"/>
          <table:table-cell table:style-name="ce71" office:value-type="float" office:value="2633169.139991" calcext:value-type="float">
            <text:p><text:s/>2,633,169 <text:s/></text:p>
          </table:table-cell>
          <table:table-cell table:style-name="ce71" table:number-columns-repeated="2"/>
          <table:table-cell table:style-name="ce1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6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7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公噸油當量單位)(月)</dc:title>
    <dc:subject>能源平衡表-OECD能源統計格式(公噸油當量單位)(月)</dc:subject>
    <meta:keyword>能源統計月報</meta:keyword>
    <dc:description>能源平衡表-OECD能源統計格式(公噸油當量單位)(月)</dc:description>
    <meta:initial-creator>國際合作與能源統計科</meta:initial-creator>
    <meta:creation-date>2012-04-06T11:47:32</meta:creation-date>
    <dc:creator>方文秀</dc:creator>
    <dc:date>2021-12-29T20:20:44</dc:date>
    <meta:print-date>2018-05-11T10:21:50</meta:print-date>
    <meta:document-statistic meta:table-count="7" meta:cell-count="3028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